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48">
      <style:table-cell-properties fo:border="thin solid #008000" style:vertical-align="middle" fo:background-color="#FFFFC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48">
      <style:table-cell-properties fo:border="thin solid #008000" style:vertical-align="middle" fo:background-color="#CCFFC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49">
      <style:table-cell-properties fo:border="thin solid #008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50">
      <style:table-cell-properties fo:border="thin solid #008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="thin solid #008000" style:vertical-align="middle" fo:background-color="#FFFFC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48"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ext-properties fo:color="#000000"/>
    </style:style>
    <style:style style:name="ce10" style:family="table-cell" style:parent-style-name="Default" style:data-style-name="N49"/>
    <style:style style:name="ce11" style:family="table-cell" style:parent-style-name="Default" style:data-style-name="N50"/>
    <style:style style:name="ce12" style:family="table-cell" style:parent-style-name="Default" style:data-style-name="N50">
      <style:text-properties fo:color="#000000"/>
    </style:style>
    <style:style style:name="ce13" style:family="table-cell" style:parent-style-name="Default" style:data-style-name="N50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50">
      <style:table-cell-properties fo:border-top="none" fo:border-bottom="none" fo:border-left="thin solid #008000" fo:border-right="thin solid #008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Default" style:data-style-name="N49">
      <style:table-cell-properties fo:border-top="none" fo:border-bottom="none" fo:border-left="thin solid #008000" fo:border-right="thin solid #008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center"/>
      <style:text-properties fo:color="#800000"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1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85" table:style-name="ce5">
            <text:p>2,285<text:s/></text:p>
          </table:table-cell>
          <table:table-cell office:value-type="float" office:value="2442" table:style-name="ce5">
            <text:p>2,442<text:s/></text:p>
          </table:table-cell>
          <table:table-cell office:value-type="float" office:value="2903" table:style-name="ce5">
            <text:p>2,903<text:s/></text:p>
          </table:table-cell>
          <table:table-cell office:value-type="float" office:value="5345" table:formula="of:=SUM([.D3:.E3])" table:style-name="ce5">
            <text:p>5,345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5061" table:formula="of:=SUM([.J3:.K3])" table:style-name="ce6">
            <text:p>5,06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01" table:style-name="ce5">
            <text:p>2,001<text:s/></text:p>
          </table:table-cell>
          <table:table-cell office:value-type="float" office:value="2619" table:style-name="ce5">
            <text:p>2,619<text:s/></text:p>
          </table:table-cell>
          <table:table-cell office:value-type="float" office:value="2901" table:style-name="ce5">
            <text:p>2,901<text:s/></text:p>
          </table:table-cell>
          <table:table-cell office:value-type="float" office:value="5520" table:formula="of:=SUM([.D4:.E4])" table:style-name="ce5">
            <text:p>5,520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5950" table:formula="of:=SUM([.J4:.K4])" table:style-name="ce6">
            <text:p>5,95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56" table:style-name="ce5">
            <text:p>2,456<text:s/></text:p>
          </table:table-cell>
          <table:table-cell office:value-type="float" office:value="3276" table:style-name="ce5">
            <text:p>3,276<text:s/></text:p>
          </table:table-cell>
          <table:table-cell office:value-type="float" office:value="3548" table:style-name="ce5">
            <text:p>3,548<text:s/></text:p>
          </table:table-cell>
          <table:table-cell office:value-type="float" office:value="6824" table:formula="of:=SUM([.D5:.E5])" table:style-name="ce5">
            <text:p>6,824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5070" table:formula="of:=SUM([.J5:.K5])" table:style-name="ce6">
            <text:p>5,07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55" table:style-name="ce5">
            <text:p>3,255<text:s/></text:p>
          </table:table-cell>
          <table:table-cell office:value-type="float" office:value="3736" table:style-name="ce5">
            <text:p>3,736<text:s/></text:p>
          </table:table-cell>
          <table:table-cell office:value-type="float" office:value="4202" table:style-name="ce5">
            <text:p>4,202<text:s/></text:p>
          </table:table-cell>
          <table:table-cell office:value-type="float" office:value="7938" table:formula="of:=SUM([.D6:.E6])" table:style-name="ce5">
            <text:p>7,938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3927" table:formula="of:=SUM([.J6:.K6])" table:style-name="ce6">
            <text:p>3,92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081" table:style-name="ce5">
            <text:p>2,081<text:s/></text:p>
          </table:table-cell>
          <table:table-cell office:value-type="float" office:value="2189" table:style-name="ce5">
            <text:p>2,189<text:s/></text:p>
          </table:table-cell>
          <table:table-cell office:value-type="float" office:value="2664" table:style-name="ce5">
            <text:p>2,664<text:s/></text:p>
          </table:table-cell>
          <table:table-cell office:value-type="float" office:value="4853" table:formula="of:=SUM([.D7:.E7])" table:style-name="ce5">
            <text:p>4,853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4248" table:formula="of:=SUM([.J7:.K7])" table:style-name="ce6">
            <text:p>4,2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13" table:style-name="ce5">
            <text:p>2,313<text:s/></text:p>
          </table:table-cell>
          <table:table-cell office:value-type="float" office:value="2307" table:style-name="ce5">
            <text:p>2,307<text:s/></text:p>
          </table:table-cell>
          <table:table-cell office:value-type="float" office:value="2665" table:style-name="ce5">
            <text:p>2,665<text:s/></text:p>
          </table:table-cell>
          <table:table-cell office:value-type="float" office:value="4972" table:formula="of:=SUM([.D8:.E8])" table:style-name="ce5">
            <text:p>4,972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4044" table:formula="of:=SUM([.J8:.K8])" table:style-name="ce6">
            <text:p>4,04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65" table:style-name="ce5">
            <text:p>2,765<text:s/></text:p>
          </table:table-cell>
          <table:table-cell office:value-type="float" office:value="2960" table:style-name="ce5">
            <text:p>2,960<text:s/></text:p>
          </table:table-cell>
          <table:table-cell office:value-type="float" office:value="3333" table:style-name="ce5">
            <text:p>3,333<text:s/></text:p>
          </table:table-cell>
          <table:table-cell office:value-type="float" office:value="6293" table:formula="of:=SUM([.D9:.E9])" table:style-name="ce5">
            <text:p>6,293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5382" table:formula="of:=SUM([.J9:.K9])" table:style-name="ce6">
            <text:p>5,38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18" table:style-name="ce5">
            <text:p>1,218<text:s/></text:p>
          </table:table-cell>
          <table:table-cell office:value-type="float" office:value="1316" table:style-name="ce5">
            <text:p>1,316<text:s/></text:p>
          </table:table-cell>
          <table:table-cell office:value-type="float" office:value="1541" table:style-name="ce5">
            <text:p>1,541<text:s/></text:p>
          </table:table-cell>
          <table:table-cell office:value-type="float" office:value="2857" table:formula="of:=SUM([.D10:.E10])" table:style-name="ce5">
            <text:p>2,857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3526" table:style-name="ce14">
            <text:p>3,526<text:s/></text:p>
          </table:table-cell>
          <table:table-cell office:value-type="float" office:value="6508" table:formula="of:=SUM([.J10:.K10])" table:style-name="ce6">
            <text:p>6,50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18" table:style-name="ce5">
            <text:p>1,718<text:s/></text:p>
          </table:table-cell>
          <table:table-cell office:value-type="float" office:value="1641" table:style-name="ce5">
            <text:p>1,641<text:s/></text:p>
          </table:table-cell>
          <table:table-cell office:value-type="float" office:value="1995" table:style-name="ce5">
            <text:p>1,995<text:s/></text:p>
          </table:table-cell>
          <table:table-cell office:value-type="float" office:value="3636" table:formula="of:=SUM([.D11:.E11])" table:style-name="ce5">
            <text:p>3,636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3525" table:formula="of:=SUM([.J11:.K11])" table:style-name="ce6">
            <text:p>3,52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21" table:style-name="ce5">
            <text:p>3,221<text:s/></text:p>
          </table:table-cell>
          <table:table-cell office:value-type="float" office:value="3198" table:style-name="ce5">
            <text:p>3,198<text:s/></text:p>
          </table:table-cell>
          <table:table-cell office:value-type="float" office:value="3918" table:style-name="ce5">
            <text:p>3,918<text:s/></text:p>
          </table:table-cell>
          <table:table-cell office:value-type="float" office:value="7116" table:formula="of:=SUM([.D12:.E12])" table:style-name="ce5">
            <text:p>7,116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176" table:formula="of:=SUM([.J12:.K12])" table:style-name="ce6">
            <text:p>2,17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72" table:style-name="ce5">
            <text:p>2,272<text:s/></text:p>
          </table:table-cell>
          <table:table-cell office:value-type="float" office:value="2636" table:style-name="ce5">
            <text:p>2,636<text:s/></text:p>
          </table:table-cell>
          <table:table-cell office:value-type="float" office:value="3037" table:style-name="ce5">
            <text:p>3,037<text:s/></text:p>
          </table:table-cell>
          <table:table-cell office:value-type="float" office:value="5673" table:formula="of:=SUM([.D13:.E13])" table:style-name="ce5">
            <text:p>5,673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9656" table:formula="of:=SUM([.J13:.K13])" table:style-name="ce6">
            <text:p>9,65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10" table:style-name="ce5">
            <text:p>2,110<text:s/></text:p>
          </table:table-cell>
          <table:table-cell office:value-type="float" office:value="2384" table:style-name="ce5">
            <text:p>2,384<text:s/></text:p>
          </table:table-cell>
          <table:table-cell office:value-type="float" office:value="2720" table:style-name="ce5">
            <text:p>2,720<text:s/></text:p>
          </table:table-cell>
          <table:table-cell office:value-type="float" office:value="5104" table:formula="of:=SUM([.D14:.E14])" table:style-name="ce5">
            <text:p>5,104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4446" table:formula="of:=SUM([.J14:.K14])" table:style-name="ce6">
            <text:p>4,44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31" table:style-name="ce5">
            <text:p>1,731<text:s/></text:p>
          </table:table-cell>
          <table:table-cell office:value-type="float" office:value="1936" table:style-name="ce5">
            <text:p>1,936<text:s/></text:p>
          </table:table-cell>
          <table:table-cell office:value-type="float" office:value="2169" table:style-name="ce5">
            <text:p>2,169<text:s/></text:p>
          </table:table-cell>
          <table:table-cell office:value-type="float" office:value="4105" table:formula="of:=SUM([.D15:.E15])" table:style-name="ce5">
            <text:p>4,105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8307" table:formula="of:=SUM([.J15:.K15])" table:style-name="ce6">
            <text:p>8,30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69" table:style-name="ce5">
            <text:p>3,269<text:s/></text:p>
          </table:table-cell>
          <table:table-cell office:value-type="float" office:value="3388" table:style-name="ce5">
            <text:p>3,388<text:s/></text:p>
          </table:table-cell>
          <table:table-cell office:value-type="float" office:value="4007" table:style-name="ce5">
            <text:p>4,007<text:s/></text:p>
          </table:table-cell>
          <table:table-cell office:value-type="float" office:value="7395" table:formula="of:=SUM([.D16:.E16])" table:style-name="ce5">
            <text:p>7,395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5515" table:formula="of:=SUM([.J16:.K16])" table:style-name="ce6">
            <text:p>5,51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79" table:style-name="ce5">
            <text:p>3,679<text:s/></text:p>
          </table:table-cell>
          <table:table-cell office:value-type="float" office:value="3931" table:style-name="ce5">
            <text:p>3,931<text:s/></text:p>
          </table:table-cell>
          <table:table-cell office:value-type="float" office:value="4007" table:style-name="ce5">
            <text:p>4,007<text:s/></text:p>
          </table:table-cell>
          <table:table-cell office:value-type="float" office:value="7938" table:formula="of:=SUM([.D17:.E17])" table:style-name="ce5">
            <text:p>7,938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345" table:formula="of:=SUM([.J17:.K17])" table:style-name="ce6">
            <text:p>5,34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382" table:style-name="ce5">
            <text:p>2,382<text:s/></text:p>
          </table:table-cell>
          <table:table-cell office:value-type="float" office:value="2945" table:style-name="ce5">
            <text:p>2,945<text:s/></text:p>
          </table:table-cell>
          <table:table-cell office:value-type="float" office:value="3362" table:style-name="ce5">
            <text:p>3,362<text:s/></text:p>
          </table:table-cell>
          <table:table-cell office:value-type="float" office:value="6307" table:formula="of:=SUM([.D18:.E18])" table:style-name="ce5">
            <text:p>6,307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7348" table:formula="of:=SUM([.J18:.K18])" table:style-name="ce6">
            <text:p>7,3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53" table:style-name="ce5">
            <text:p>2,353<text:s/></text:p>
          </table:table-cell>
          <table:table-cell office:value-type="float" office:value="2945" table:style-name="ce5">
            <text:p>2,945<text:s/></text:p>
          </table:table-cell>
          <table:table-cell office:value-type="float" office:value="3487" table:style-name="ce5">
            <text:p>3,487<text:s/></text:p>
          </table:table-cell>
          <table:table-cell office:value-type="float" office:value="6432" table:formula="of:=SUM([.D19:.E19])" table:style-name="ce5">
            <text:p>6,432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4493" table:formula="of:=SUM([.J19:.K19])" table:style-name="ce6">
            <text:p>4,49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2" table:style-name="ce5">
            <text:p>1,472<text:s/></text:p>
          </table:table-cell>
          <table:table-cell office:value-type="float" office:value="1845" table:style-name="ce5">
            <text:p>1,845<text:s/></text:p>
          </table:table-cell>
          <table:table-cell office:value-type="float" office:value="2021" table:style-name="ce5">
            <text:p>2,021<text:s/></text:p>
          </table:table-cell>
          <table:table-cell office:value-type="float" office:value="3866" table:formula="of:=SUM([.D20:.E20])" table:style-name="ce5">
            <text:p>3,866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561" table:formula="of:=SUM([.J20:.K20])" table:style-name="ce6">
            <text:p>4,56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01" table:style-name="ce5">
            <text:p>1,501<text:s/></text:p>
          </table:table-cell>
          <table:table-cell office:value-type="float" office:value="1941" table:style-name="ce5">
            <text:p>1,941<text:s/></text:p>
          </table:table-cell>
          <table:table-cell office:value-type="float" office:value="2077" table:style-name="ce5">
            <text:p>2,077<text:s/></text:p>
          </table:table-cell>
          <table:table-cell office:value-type="float" office:value="4018" table:formula="of:=SUM([.D21:.E21])" table:style-name="ce5">
            <text:p>4,018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5881" table:formula="of:=SUM([.J21:.K21])" table:style-name="ce6">
            <text:p>5,88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00" table:style-name="ce5">
            <text:p>1,400<text:s/></text:p>
          </table:table-cell>
          <table:table-cell office:value-type="float" office:value="1892" table:style-name="ce5">
            <text:p>1,892<text:s/></text:p>
          </table:table-cell>
          <table:table-cell office:value-type="float" office:value="1988" table:style-name="ce5">
            <text:p>1,988<text:s/></text:p>
          </table:table-cell>
          <table:table-cell office:value-type="float" office:value="3880" table:formula="of:=SUM([.D22:.E22])" table:style-name="ce5">
            <text:p>3,880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6091" table:formula="of:=SUM([.J22:.K22])" table:style-name="ce6">
            <text:p>6,09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13" table:style-name="ce5">
            <text:p>2,213<text:s/></text:p>
          </table:table-cell>
          <table:table-cell office:value-type="float" office:value="2862" table:style-name="ce5">
            <text:p>2,862<text:s/></text:p>
          </table:table-cell>
          <table:table-cell office:value-type="float" office:value="3198" table:style-name="ce5">
            <text:p>3,198<text:s/></text:p>
          </table:table-cell>
          <table:table-cell office:value-type="float" office:value="6060" table:formula="of:=SUM([.D23:.E23])" table:style-name="ce5">
            <text:p>6,060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390" table:formula="of:=SUM([.J23:.K23])" table:style-name="ce6">
            <text:p>4,3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790" table:style-name="ce5">
            <text:p>2,790<text:s/></text:p>
          </table:table-cell>
          <table:table-cell office:value-type="float" office:value="2961" table:style-name="ce5">
            <text:p>2,961<text:s/></text:p>
          </table:table-cell>
          <table:table-cell office:value-type="float" office:value="3458" table:style-name="ce5">
            <text:p>3,458<text:s/></text:p>
          </table:table-cell>
          <table:table-cell office:value-type="float" office:value="6419" table:formula="of:=SUM([.D24:.E24])" table:style-name="ce5">
            <text:p>6,419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6114" table:formula="of:=SUM([.J24:.K24])" table:style-name="ce6">
            <text:p>6,11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19" table:style-name="ce5">
            <text:p>2,619<text:s/></text:p>
          </table:table-cell>
          <table:table-cell office:value-type="float" office:value="3227" table:style-name="ce5">
            <text:p>3,227<text:s/></text:p>
          </table:table-cell>
          <table:table-cell office:value-type="float" office:value="3621" table:style-name="ce5">
            <text:p>3,621<text:s/></text:p>
          </table:table-cell>
          <table:table-cell office:value-type="float" office:value="6848" table:formula="of:=SUM([.D25:.E25])" table:style-name="ce5">
            <text:p>6,848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106" table:style-name="ce14">
            <text:p>2,106<text:s/></text:p>
          </table:table-cell>
          <table:table-cell office:value-type="float" office:value="3944" table:formula="of:=SUM([.J25:.K25])" table:style-name="ce6">
            <text:p>3,94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29" table:style-name="ce5">
            <text:p>1,429<text:s/></text:p>
          </table:table-cell>
          <table:table-cell office:value-type="float" office:value="1517" table:style-name="ce5">
            <text:p>1,517<text:s/></text:p>
          </table:table-cell>
          <table:table-cell office:value-type="float" office:value="1771" table:style-name="ce5">
            <text:p>1,771<text:s/></text:p>
          </table:table-cell>
          <table:table-cell office:value-type="float" office:value="3288" table:formula="of:=SUM([.D26:.E26])" table:style-name="ce5">
            <text:p>3,288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5905" table:formula="of:=SUM([.J26:.K26])" table:style-name="ce6">
            <text:p>5,90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29" table:style-name="ce5">
            <text:p>1,829<text:s/></text:p>
          </table:table-cell>
          <table:table-cell office:value-type="float" office:value="2000" table:style-name="ce5">
            <text:p>2,000<text:s/></text:p>
          </table:table-cell>
          <table:table-cell office:value-type="float" office:value="2360" table:style-name="ce5">
            <text:p>2,360<text:s/></text:p>
          </table:table-cell>
          <table:table-cell office:value-type="float" office:value="4360" table:formula="of:=SUM([.D27:.E27])" table:style-name="ce5">
            <text:p>4,360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7083" table:formula="of:=SUM([.J27:.K27])" table:style-name="ce6">
            <text:p>7,08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44" table:style-name="ce5">
            <text:p>2,544<text:s/></text:p>
          </table:table-cell>
          <table:table-cell office:value-type="float" office:value="3168" table:style-name="ce5">
            <text:p>3,168<text:s/></text:p>
          </table:table-cell>
          <table:table-cell office:value-type="float" office:value="3605" table:style-name="ce5">
            <text:p>3,605<text:s/></text:p>
          </table:table-cell>
          <table:table-cell office:value-type="float" office:value="6773" table:formula="of:=SUM([.D28:.E28])" table:style-name="ce5">
            <text:p>6,773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390" table:formula="of:=SUM([.J28:.K28])" table:style-name="ce6">
            <text:p>2,3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51" table:style-name="ce5">
            <text:p>2,251<text:s/></text:p>
          </table:table-cell>
          <table:table-cell office:value-type="float" office:value="2137" table:style-name="ce5">
            <text:p>2,137<text:s/></text:p>
          </table:table-cell>
          <table:table-cell office:value-type="float" office:value="2616" table:style-name="ce15">
            <text:p>2,616<text:s/></text:p>
          </table:table-cell>
          <table:table-cell office:value-type="float" office:value="4753" table:formula="of:=SUM([.D29:.E29])" table:style-name="ce5">
            <text:p>4,753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8317" table:formula="of:=SUM([.C3:.C29])+SUM([.I3:.I28])" table:style-name="ce6">
            <text:p>118,317<text:s/></text:p>
          </table:table-cell>
          <table:table-cell office:value-type="float" office:value="132941" table:formula="of:=SUM([.D3:.D29])+SUM([.J3:.J28])" table:style-name="ce6">
            <text:p>132,941<text:s/></text:p>
          </table:table-cell>
          <table:table-cell office:value-type="float" office:value="152992" table:formula="of:=SUM([.E3:.E29])+SUM([.K3:.K28])" table:style-name="ce6">
            <text:p>152,992<text:s/></text:p>
          </table:table-cell>
          <table:table-cell office:value-type="float" office:value="285933" table:formula="of:=SUM([.F3:.F29])+SUM([.L3:.L28])" table:style-name="ce6">
            <text:p>285,933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2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2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96" table:style-name="ce5">
            <text:p>2,296<text:s/></text:p>
          </table:table-cell>
          <table:table-cell office:value-type="float" office:value="2467" table:style-name="ce5">
            <text:p>2,467<text:s/></text:p>
          </table:table-cell>
          <table:table-cell office:value-type="float" office:value="2920" table:style-name="ce5">
            <text:p>2,920<text:s/></text:p>
          </table:table-cell>
          <table:table-cell office:value-type="float" office:value="5387" table:formula="of:=SUM([.D3:.E3])" table:style-name="ce5">
            <text:p>5,387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5070" table:formula="of:=SUM([.J3:.K3])" table:style-name="ce6">
            <text:p>5,07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02" table:style-name="ce5">
            <text:p>2,002<text:s/></text:p>
          </table:table-cell>
          <table:table-cell office:value-type="float" office:value="2624" table:style-name="ce5">
            <text:p>2,624<text:s/></text:p>
          </table:table-cell>
          <table:table-cell office:value-type="float" office:value="2909" table:style-name="ce5">
            <text:p>2,909<text:s/></text:p>
          </table:table-cell>
          <table:table-cell office:value-type="float" office:value="5533" table:formula="of:=SUM([.D4:.E4])" table:style-name="ce5">
            <text:p>5,533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5938" table:formula="of:=SUM([.J4:.K4])" table:style-name="ce6">
            <text:p>5,93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75" table:style-name="ce5">
            <text:p>2,475<text:s/></text:p>
          </table:table-cell>
          <table:table-cell office:value-type="float" office:value="3292" table:style-name="ce5">
            <text:p>3,292<text:s/></text:p>
          </table:table-cell>
          <table:table-cell office:value-type="float" office:value="3571" table:style-name="ce5">
            <text:p>3,571<text:s/></text:p>
          </table:table-cell>
          <table:table-cell office:value-type="float" office:value="6863" table:formula="of:=SUM([.D5:.E5])" table:style-name="ce5">
            <text:p>6,863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5101" table:formula="of:=SUM([.J5:.K5])" table:style-name="ce6">
            <text:p>5,10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61" table:style-name="ce5">
            <text:p>3,261<text:s/></text:p>
          </table:table-cell>
          <table:table-cell office:value-type="float" office:value="3748" table:style-name="ce5">
            <text:p>3,748<text:s/></text:p>
          </table:table-cell>
          <table:table-cell office:value-type="float" office:value="4198" table:style-name="ce5">
            <text:p>4,198<text:s/></text:p>
          </table:table-cell>
          <table:table-cell office:value-type="float" office:value="7946" table:formula="of:=SUM([.D6:.E6])" table:style-name="ce5">
            <text:p>7,946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919" table:formula="of:=SUM([.J6:.K6])" table:style-name="ce6">
            <text:p>3,91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090" table:style-name="ce5">
            <text:p>2,090<text:s/></text:p>
          </table:table-cell>
          <table:table-cell office:value-type="float" office:value="2203" table:style-name="ce5">
            <text:p>2,203<text:s/></text:p>
          </table:table-cell>
          <table:table-cell office:value-type="float" office:value="2684" table:style-name="ce5">
            <text:p>2,684<text:s/></text:p>
          </table:table-cell>
          <table:table-cell office:value-type="float" office:value="4887" table:formula="of:=SUM([.D7:.E7])" table:style-name="ce5">
            <text:p>4,887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4245" table:formula="of:=SUM([.J7:.K7])" table:style-name="ce6">
            <text:p>4,24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23" table:style-name="ce5">
            <text:p>2,323<text:s/></text:p>
          </table:table-cell>
          <table:table-cell office:value-type="float" office:value="2309" table:style-name="ce5">
            <text:p>2,309<text:s/></text:p>
          </table:table-cell>
          <table:table-cell office:value-type="float" office:value="2686" table:style-name="ce5">
            <text:p>2,686<text:s/></text:p>
          </table:table-cell>
          <table:table-cell office:value-type="float" office:value="4995" table:formula="of:=SUM([.D8:.E8])" table:style-name="ce5">
            <text:p>4,995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4051" table:formula="of:=SUM([.J8:.K8])" table:style-name="ce6">
            <text:p>4,05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72" table:style-name="ce5">
            <text:p>2,772<text:s/></text:p>
          </table:table-cell>
          <table:table-cell office:value-type="float" office:value="2974" table:style-name="ce5">
            <text:p>2,974<text:s/></text:p>
          </table:table-cell>
          <table:table-cell office:value-type="float" office:value="3348" table:style-name="ce5">
            <text:p>3,348<text:s/></text:p>
          </table:table-cell>
          <table:table-cell office:value-type="float" office:value="6322" table:formula="of:=SUM([.D9:.E9])" table:style-name="ce5">
            <text:p>6,322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5390" table:formula="of:=SUM([.J9:.K9])" table:style-name="ce6">
            <text:p>5,3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17" table:style-name="ce5">
            <text:p>1,217<text:s/></text:p>
          </table:table-cell>
          <table:table-cell office:value-type="float" office:value="1317" table:style-name="ce5">
            <text:p>1,317<text:s/></text:p>
          </table:table-cell>
          <table:table-cell office:value-type="float" office:value="1536" table:style-name="ce5">
            <text:p>1,536<text:s/></text:p>
          </table:table-cell>
          <table:table-cell office:value-type="float" office:value="2853" table:formula="of:=SUM([.D10:.E10])" table:style-name="ce5">
            <text:p>2,853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544" table:style-name="ce14">
            <text:p>3,544<text:s/></text:p>
          </table:table-cell>
          <table:table-cell office:value-type="float" office:value="6531" table:formula="of:=SUM([.J10:.K10])" table:style-name="ce6">
            <text:p>6,53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28" table:style-name="ce5">
            <text:p>1,728<text:s/></text:p>
          </table:table-cell>
          <table:table-cell office:value-type="float" office:value="1647" table:style-name="ce5">
            <text:p>1,647<text:s/></text:p>
          </table:table-cell>
          <table:table-cell office:value-type="float" office:value="2003" table:style-name="ce5">
            <text:p>2,003<text:s/></text:p>
          </table:table-cell>
          <table:table-cell office:value-type="float" office:value="3650" table:formula="of:=SUM([.D11:.E11])" table:style-name="ce5">
            <text:p>3,650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537" table:formula="of:=SUM([.J11:.K11])" table:style-name="ce6">
            <text:p>3,53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42" table:style-name="ce5">
            <text:p>3,242<text:s/></text:p>
          </table:table-cell>
          <table:table-cell office:value-type="float" office:value="3214" table:style-name="ce5">
            <text:p>3,214<text:s/></text:p>
          </table:table-cell>
          <table:table-cell office:value-type="float" office:value="3936" table:style-name="ce5">
            <text:p>3,936<text:s/></text:p>
          </table:table-cell>
          <table:table-cell office:value-type="float" office:value="7150" table:formula="of:=SUM([.D12:.E12])" table:style-name="ce5">
            <text:p>7,150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180" table:formula="of:=SUM([.J12:.K12])" table:style-name="ce6">
            <text:p>2,18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0" table:style-name="ce5">
            <text:p>2,290<text:s/></text:p>
          </table:table-cell>
          <table:table-cell office:value-type="float" office:value="2663" table:style-name="ce5">
            <text:p>2,663<text:s/></text:p>
          </table:table-cell>
          <table:table-cell office:value-type="float" office:value="3067" table:style-name="ce5">
            <text:p>3,067<text:s/></text:p>
          </table:table-cell>
          <table:table-cell office:value-type="float" office:value="5730" table:formula="of:=SUM([.D13:.E13])" table:style-name="ce5">
            <text:p>5,730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9658" table:formula="of:=SUM([.J13:.K13])" table:style-name="ce6">
            <text:p>9,65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18" table:style-name="ce5">
            <text:p>2,118<text:s/></text:p>
          </table:table-cell>
          <table:table-cell office:value-type="float" office:value="2398" table:style-name="ce5">
            <text:p>2,398<text:s/></text:p>
          </table:table-cell>
          <table:table-cell office:value-type="float" office:value="2730" table:style-name="ce5">
            <text:p>2,730<text:s/></text:p>
          </table:table-cell>
          <table:table-cell office:value-type="float" office:value="5128" table:formula="of:=SUM([.D14:.E14])" table:style-name="ce5">
            <text:p>5,128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434" table:formula="of:=SUM([.J14:.K14])" table:style-name="ce6">
            <text:p>4,43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35" table:style-name="ce5">
            <text:p>1,735<text:s/></text:p>
          </table:table-cell>
          <table:table-cell office:value-type="float" office:value="1943" table:style-name="ce5">
            <text:p>1,943<text:s/></text:p>
          </table:table-cell>
          <table:table-cell office:value-type="float" office:value="2170" table:style-name="ce5">
            <text:p>2,170<text:s/></text:p>
          </table:table-cell>
          <table:table-cell office:value-type="float" office:value="4113" table:formula="of:=SUM([.D15:.E15])" table:style-name="ce5">
            <text:p>4,113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8310" table:formula="of:=SUM([.J15:.K15])" table:style-name="ce6">
            <text:p>8,31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69" table:style-name="ce5">
            <text:p>3,269<text:s/></text:p>
          </table:table-cell>
          <table:table-cell office:value-type="float" office:value="3400" table:style-name="ce5">
            <text:p>3,400<text:s/></text:p>
          </table:table-cell>
          <table:table-cell office:value-type="float" office:value="4018" table:style-name="ce5">
            <text:p>4,018<text:s/></text:p>
          </table:table-cell>
          <table:table-cell office:value-type="float" office:value="7418" table:formula="of:=SUM([.D16:.E16])" table:style-name="ce5">
            <text:p>7,418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5526" table:formula="of:=SUM([.J16:.K16])" table:style-name="ce6">
            <text:p>5,52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8" table:style-name="ce5">
            <text:p>3,668<text:s/></text:p>
          </table:table-cell>
          <table:table-cell office:value-type="float" office:value="3936" table:style-name="ce5">
            <text:p>3,936<text:s/></text:p>
          </table:table-cell>
          <table:table-cell office:value-type="float" office:value="4009" table:style-name="ce5">
            <text:p>4,009<text:s/></text:p>
          </table:table-cell>
          <table:table-cell office:value-type="float" office:value="7945" table:formula="of:=SUM([.D17:.E17])" table:style-name="ce5">
            <text:p>7,945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5345" table:formula="of:=SUM([.J17:.K17])" table:style-name="ce6">
            <text:p>5,34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379" table:style-name="ce5">
            <text:p>2,379<text:s/></text:p>
          </table:table-cell>
          <table:table-cell office:value-type="float" office:value="2954" table:style-name="ce5">
            <text:p>2,954<text:s/></text:p>
          </table:table-cell>
          <table:table-cell office:value-type="float" office:value="3357" table:style-name="ce5">
            <text:p>3,357<text:s/></text:p>
          </table:table-cell>
          <table:table-cell office:value-type="float" office:value="6311" table:formula="of:=SUM([.D18:.E18])" table:style-name="ce5">
            <text:p>6,311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7317" table:formula="of:=SUM([.J18:.K18])" table:style-name="ce6">
            <text:p>7,31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55" table:style-name="ce5">
            <text:p>2,355<text:s/></text:p>
          </table:table-cell>
          <table:table-cell office:value-type="float" office:value="2941" table:style-name="ce5">
            <text:p>2,941<text:s/></text:p>
          </table:table-cell>
          <table:table-cell office:value-type="float" office:value="3492" table:style-name="ce5">
            <text:p>3,492<text:s/></text:p>
          </table:table-cell>
          <table:table-cell office:value-type="float" office:value="6433" table:formula="of:=SUM([.D19:.E19])" table:style-name="ce5">
            <text:p>6,433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485" table:formula="of:=SUM([.J19:.K19])" table:style-name="ce6">
            <text:p>4,48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7" table:style-name="ce5">
            <text:p>1,477<text:s/></text:p>
          </table:table-cell>
          <table:table-cell office:value-type="float" office:value="1850" table:style-name="ce5">
            <text:p>1,850<text:s/></text:p>
          </table:table-cell>
          <table:table-cell office:value-type="float" office:value="2028" table:style-name="ce5">
            <text:p>2,028<text:s/></text:p>
          </table:table-cell>
          <table:table-cell office:value-type="float" office:value="3878" table:formula="of:=SUM([.D20:.E20])" table:style-name="ce5">
            <text:p>3,878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4604" table:formula="of:=SUM([.J20:.K20])" table:style-name="ce6">
            <text:p>4,60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498" table:style-name="ce5">
            <text:p>1,498<text:s/></text:p>
          </table:table-cell>
          <table:table-cell office:value-type="float" office:value="1950" table:style-name="ce5">
            <text:p>1,950<text:s/></text:p>
          </table:table-cell>
          <table:table-cell office:value-type="float" office:value="2080" table:style-name="ce5">
            <text:p>2,080<text:s/></text:p>
          </table:table-cell>
          <table:table-cell office:value-type="float" office:value="4030" table:formula="of:=SUM([.D21:.E21])" table:style-name="ce5">
            <text:p>4,030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5903" table:formula="of:=SUM([.J21:.K21])" table:style-name="ce6">
            <text:p>5,90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394" table:style-name="ce5">
            <text:p>1,394<text:s/></text:p>
          </table:table-cell>
          <table:table-cell office:value-type="float" office:value="1889" table:style-name="ce5">
            <text:p>1,889<text:s/></text:p>
          </table:table-cell>
          <table:table-cell office:value-type="float" office:value="1985" table:style-name="ce5">
            <text:p>1,985<text:s/></text:p>
          </table:table-cell>
          <table:table-cell office:value-type="float" office:value="3874" table:formula="of:=SUM([.D22:.E22])" table:style-name="ce5">
            <text:p>3,874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6100" table:formula="of:=SUM([.J22:.K22])" table:style-name="ce6">
            <text:p>6,10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15" table:style-name="ce5">
            <text:p>2,215<text:s/></text:p>
          </table:table-cell>
          <table:table-cell office:value-type="float" office:value="2864" table:style-name="ce5">
            <text:p>2,864<text:s/></text:p>
          </table:table-cell>
          <table:table-cell office:value-type="float" office:value="3203" table:style-name="ce5">
            <text:p>3,203<text:s/></text:p>
          </table:table-cell>
          <table:table-cell office:value-type="float" office:value="6067" table:formula="of:=SUM([.D23:.E23])" table:style-name="ce5">
            <text:p>6,067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422" table:formula="of:=SUM([.J23:.K23])" table:style-name="ce6">
            <text:p>4,42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789" table:style-name="ce5">
            <text:p>2,789<text:s/></text:p>
          </table:table-cell>
          <table:table-cell office:value-type="float" office:value="2963" table:style-name="ce5">
            <text:p>2,963<text:s/></text:p>
          </table:table-cell>
          <table:table-cell office:value-type="float" office:value="3469" table:style-name="ce5">
            <text:p>3,469<text:s/></text:p>
          </table:table-cell>
          <table:table-cell office:value-type="float" office:value="6432" table:formula="of:=SUM([.D24:.E24])" table:style-name="ce5">
            <text:p>6,432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6136" table:formula="of:=SUM([.J24:.K24])" table:style-name="ce6">
            <text:p>6,13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23" table:style-name="ce5">
            <text:p>2,623<text:s/></text:p>
          </table:table-cell>
          <table:table-cell office:value-type="float" office:value="3239" table:style-name="ce5">
            <text:p>3,239<text:s/></text:p>
          </table:table-cell>
          <table:table-cell office:value-type="float" office:value="3623" table:style-name="ce5">
            <text:p>3,623<text:s/></text:p>
          </table:table-cell>
          <table:table-cell office:value-type="float" office:value="6862" table:formula="of:=SUM([.D25:.E25])" table:style-name="ce5">
            <text:p>6,862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130" table:style-name="ce14">
            <text:p>2,130<text:s/></text:p>
          </table:table-cell>
          <table:table-cell office:value-type="float" office:value="3972" table:formula="of:=SUM([.J25:.K25])" table:style-name="ce6">
            <text:p>3,97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29" table:style-name="ce5">
            <text:p>1,429<text:s/></text:p>
          </table:table-cell>
          <table:table-cell office:value-type="float" office:value="1526" table:style-name="ce5">
            <text:p>1,526<text:s/></text:p>
          </table:table-cell>
          <table:table-cell office:value-type="float" office:value="1776" table:style-name="ce5">
            <text:p>1,776<text:s/></text:p>
          </table:table-cell>
          <table:table-cell office:value-type="float" office:value="3302" table:formula="of:=SUM([.D26:.E26])" table:style-name="ce5">
            <text:p>3,302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5913" table:formula="of:=SUM([.J26:.K26])" table:style-name="ce6">
            <text:p>5,91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30" table:style-name="ce5">
            <text:p>1,830<text:s/></text:p>
          </table:table-cell>
          <table:table-cell office:value-type="float" office:value="2005" table:style-name="ce5">
            <text:p>2,005<text:s/></text:p>
          </table:table-cell>
          <table:table-cell office:value-type="float" office:value="2374" table:style-name="ce5">
            <text:p>2,374<text:s/></text:p>
          </table:table-cell>
          <table:table-cell office:value-type="float" office:value="4379" table:formula="of:=SUM([.D27:.E27])" table:style-name="ce5">
            <text:p>4,379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7108" table:formula="of:=SUM([.J27:.K27])" table:style-name="ce6">
            <text:p>7,10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44" table:style-name="ce5">
            <text:p>2,544<text:s/></text:p>
          </table:table-cell>
          <table:table-cell office:value-type="float" office:value="3179" table:style-name="ce5">
            <text:p>3,179<text:s/></text:p>
          </table:table-cell>
          <table:table-cell office:value-type="float" office:value="3607" table:style-name="ce5">
            <text:p>3,607<text:s/></text:p>
          </table:table-cell>
          <table:table-cell office:value-type="float" office:value="6786" table:formula="of:=SUM([.D28:.E28])" table:style-name="ce5">
            <text:p>6,786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2409" table:formula="of:=SUM([.J28:.K28])" table:style-name="ce6">
            <text:p>2,40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50" table:style-name="ce5">
            <text:p>2,250<text:s/></text:p>
          </table:table-cell>
          <table:table-cell office:value-type="float" office:value="2135" table:style-name="ce5">
            <text:p>2,135<text:s/></text:p>
          </table:table-cell>
          <table:table-cell office:value-type="float" office:value="2612" table:style-name="ce15">
            <text:p>2,612<text:s/></text:p>
          </table:table-cell>
          <table:table-cell office:value-type="float" office:value="4747" table:formula="of:=SUM([.D29:.E29])" table:style-name="ce5">
            <text:p>4,747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8473" table:formula="of:=SUM([.C3:.C29])+SUM([.I3:.I28])" table:style-name="ce6">
            <text:p>118,473<text:s/></text:p>
          </table:table-cell>
          <table:table-cell office:value-type="float" office:value="133242" table:formula="of:=SUM([.D3:.D29])+SUM([.J3:.J28])" table:style-name="ce6">
            <text:p>133,242<text:s/></text:p>
          </table:table-cell>
          <table:table-cell office:value-type="float" office:value="153383" table:formula="of:=SUM([.E3:.E29])+SUM([.K3:.K28])" table:style-name="ce6">
            <text:p>153,383<text:s/></text:p>
          </table:table-cell>
          <table:table-cell office:value-type="float" office:value="286625" table:formula="of:=SUM([.F3:.F29])+SUM([.L3:.L28])" table:style-name="ce6">
            <text:p>286,625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3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3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07" table:style-name="ce5">
            <text:p>2,307<text:s/></text:p>
          </table:table-cell>
          <table:table-cell office:value-type="float" office:value="2477" table:style-name="ce5">
            <text:p>2,477<text:s/></text:p>
          </table:table-cell>
          <table:table-cell office:value-type="float" office:value="2946" table:style-name="ce5">
            <text:p>2,946<text:s/></text:p>
          </table:table-cell>
          <table:table-cell office:value-type="float" office:value="5423" table:formula="of:=SUM([.D3:.E3])" table:style-name="ce5">
            <text:p>5,423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5102" table:formula="of:=SUM([.J3:.K3])" table:style-name="ce6">
            <text:p>5,10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07" table:style-name="ce5">
            <text:p>2,007<text:s/></text:p>
          </table:table-cell>
          <table:table-cell office:value-type="float" office:value="2634" table:style-name="ce5">
            <text:p>2,634<text:s/></text:p>
          </table:table-cell>
          <table:table-cell office:value-type="float" office:value="2933" table:style-name="ce5">
            <text:p>2,933<text:s/></text:p>
          </table:table-cell>
          <table:table-cell office:value-type="float" office:value="5567" table:formula="of:=SUM([.D4:.E4])" table:style-name="ce5">
            <text:p>5,567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5948" table:formula="of:=SUM([.J4:.K4])" table:style-name="ce6">
            <text:p>5,9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77" table:style-name="ce5">
            <text:p>2,477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3607" table:style-name="ce5">
            <text:p>3,607<text:s/></text:p>
          </table:table-cell>
          <table:table-cell office:value-type="float" office:value="6901" table:formula="of:=SUM([.D5:.E5])" table:style-name="ce5">
            <text:p>6,901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112" table:formula="of:=SUM([.J5:.K5])" table:style-name="ce6">
            <text:p>5,11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68" table:style-name="ce5">
            <text:p>3,268<text:s/></text:p>
          </table:table-cell>
          <table:table-cell office:value-type="float" office:value="3764" table:style-name="ce5">
            <text:p>3,764<text:s/></text:p>
          </table:table-cell>
          <table:table-cell office:value-type="float" office:value="4216" table:style-name="ce5">
            <text:p>4,216<text:s/></text:p>
          </table:table-cell>
          <table:table-cell office:value-type="float" office:value="7980" table:formula="of:=SUM([.D6:.E6])" table:style-name="ce5">
            <text:p>7,980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23" table:formula="of:=SUM([.J6:.K6])" table:style-name="ce6">
            <text:p>3,92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094" table:style-name="ce5">
            <text:p>2,094<text:s/></text:p>
          </table:table-cell>
          <table:table-cell office:value-type="float" office:value="2208" table:style-name="ce5">
            <text:p>2,208<text:s/></text:p>
          </table:table-cell>
          <table:table-cell office:value-type="float" office:value="2696" table:style-name="ce5">
            <text:p>2,696<text:s/></text:p>
          </table:table-cell>
          <table:table-cell office:value-type="float" office:value="4904" table:formula="of:=SUM([.D7:.E7])" table:style-name="ce5">
            <text:p>4,904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260" table:formula="of:=SUM([.J7:.K7])" table:style-name="ce6">
            <text:p>4,26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36" table:style-name="ce5">
            <text:p>2,336<text:s/></text:p>
          </table:table-cell>
          <table:table-cell office:value-type="float" office:value="2316" table:style-name="ce5">
            <text:p>2,316<text:s/></text:p>
          </table:table-cell>
          <table:table-cell office:value-type="float" office:value="2707" table:style-name="ce5">
            <text:p>2,707<text:s/></text:p>
          </table:table-cell>
          <table:table-cell office:value-type="float" office:value="5023" table:formula="of:=SUM([.D8:.E8])" table:style-name="ce5">
            <text:p>5,023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4101" table:formula="of:=SUM([.J8:.K8])" table:style-name="ce6">
            <text:p>4,10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77" table:style-name="ce5">
            <text:p>2,777<text:s/></text:p>
          </table:table-cell>
          <table:table-cell office:value-type="float" office:value="2983" table:style-name="ce5">
            <text:p>2,983<text:s/></text:p>
          </table:table-cell>
          <table:table-cell office:value-type="float" office:value="3359" table:style-name="ce5">
            <text:p>3,359<text:s/></text:p>
          </table:table-cell>
          <table:table-cell office:value-type="float" office:value="6342" table:formula="of:=SUM([.D9:.E9])" table:style-name="ce5">
            <text:p>6,342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5398" table:formula="of:=SUM([.J9:.K9])" table:style-name="ce6">
            <text:p>5,39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24" table:style-name="ce5">
            <text:p>1,224<text:s/></text:p>
          </table:table-cell>
          <table:table-cell office:value-type="float" office:value="1322" table:style-name="ce5">
            <text:p>1,322<text:s/></text:p>
          </table:table-cell>
          <table:table-cell office:value-type="float" office:value="1543" table:style-name="ce5">
            <text:p>1,543<text:s/></text:p>
          </table:table-cell>
          <table:table-cell office:value-type="float" office:value="2865" table:formula="of:=SUM([.D10:.E10])" table:style-name="ce5">
            <text:p>2,865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576" table:style-name="ce14">
            <text:p>3,576<text:s/></text:p>
          </table:table-cell>
          <table:table-cell office:value-type="float" office:value="6587" table:formula="of:=SUM([.J10:.K10])" table:style-name="ce6">
            <text:p>6,58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29" table:style-name="ce5">
            <text:p>1,729<text:s/></text:p>
          </table:table-cell>
          <table:table-cell office:value-type="float" office:value="1645" table:style-name="ce5">
            <text:p>1,645<text:s/></text:p>
          </table:table-cell>
          <table:table-cell office:value-type="float" office:value="2010" table:style-name="ce5">
            <text:p>2,010<text:s/></text:p>
          </table:table-cell>
          <table:table-cell office:value-type="float" office:value="3655" table:formula="of:=SUM([.D11:.E11])" table:style-name="ce5">
            <text:p>3,655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3548" table:formula="of:=SUM([.J11:.K11])" table:style-name="ce6">
            <text:p>3,5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47" table:style-name="ce5">
            <text:p>3,247<text:s/></text:p>
          </table:table-cell>
          <table:table-cell office:value-type="float" office:value="3234" table:style-name="ce5">
            <text:p>3,234<text:s/></text:p>
          </table:table-cell>
          <table:table-cell office:value-type="float" office:value="3946" table:style-name="ce5">
            <text:p>3,946<text:s/></text:p>
          </table:table-cell>
          <table:table-cell office:value-type="float" office:value="7180" table:formula="of:=SUM([.D12:.E12])" table:style-name="ce5">
            <text:p>7,180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2177" table:formula="of:=SUM([.J12:.K12])" table:style-name="ce6">
            <text:p>2,17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8" table:style-name="ce5">
            <text:p>2,298<text:s/></text:p>
          </table:table-cell>
          <table:table-cell office:value-type="float" office:value="2668" table:style-name="ce5">
            <text:p>2,668<text:s/></text:p>
          </table:table-cell>
          <table:table-cell office:value-type="float" office:value="3077" table:style-name="ce5">
            <text:p>3,077<text:s/></text:p>
          </table:table-cell>
          <table:table-cell office:value-type="float" office:value="5745" table:formula="of:=SUM([.D13:.E13])" table:style-name="ce5">
            <text:p>5,745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9673" table:formula="of:=SUM([.J13:.K13])" table:style-name="ce6">
            <text:p>9,67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19" table:style-name="ce5">
            <text:p>2,119<text:s/></text:p>
          </table:table-cell>
          <table:table-cell office:value-type="float" office:value="2405" table:style-name="ce5">
            <text:p>2,405<text:s/></text:p>
          </table:table-cell>
          <table:table-cell office:value-type="float" office:value="2731" table:style-name="ce5">
            <text:p>2,731<text:s/></text:p>
          </table:table-cell>
          <table:table-cell office:value-type="float" office:value="5136" table:formula="of:=SUM([.D14:.E14])" table:style-name="ce5">
            <text:p>5,136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4466" table:formula="of:=SUM([.J14:.K14])" table:style-name="ce6">
            <text:p>4,46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46" table:style-name="ce5">
            <text:p>1,746<text:s/></text:p>
          </table:table-cell>
          <table:table-cell office:value-type="float" office:value="1960" table:style-name="ce5">
            <text:p>1,960<text:s/></text:p>
          </table:table-cell>
          <table:table-cell office:value-type="float" office:value="2189" table:style-name="ce5">
            <text:p>2,189<text:s/></text:p>
          </table:table-cell>
          <table:table-cell office:value-type="float" office:value="4149" table:formula="of:=SUM([.D15:.E15])" table:style-name="ce5">
            <text:p>4,149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8365" table:formula="of:=SUM([.J15:.K15])" table:style-name="ce6">
            <text:p>8,36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90" table:style-name="ce5">
            <text:p>3,290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4053" table:style-name="ce5">
            <text:p>4,053<text:s/></text:p>
          </table:table-cell>
          <table:table-cell office:value-type="float" office:value="7462" table:formula="of:=SUM([.D16:.E16])" table:style-name="ce5">
            <text:p>7,462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5540" table:formula="of:=SUM([.J16:.K16])" table:style-name="ce6">
            <text:p>5,54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2" table:style-name="ce5">
            <text:p>3,662<text:s/></text:p>
          </table:table-cell>
          <table:table-cell office:value-type="float" office:value="3941" table:style-name="ce5">
            <text:p>3,941<text:s/></text:p>
          </table:table-cell>
          <table:table-cell office:value-type="float" office:value="4008" table:style-name="ce5">
            <text:p>4,008<text:s/></text:p>
          </table:table-cell>
          <table:table-cell office:value-type="float" office:value="7949" table:formula="of:=SUM([.D17:.E17])" table:style-name="ce5">
            <text:p>7,949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5330" table:formula="of:=SUM([.J17:.K17])" table:style-name="ce6">
            <text:p>5,33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384" table:style-name="ce5">
            <text:p>2,384<text:s/></text:p>
          </table:table-cell>
          <table:table-cell office:value-type="float" office:value="2953" table:style-name="ce5">
            <text:p>2,953<text:s/></text:p>
          </table:table-cell>
          <table:table-cell office:value-type="float" office:value="3359" table:style-name="ce5">
            <text:p>3,359<text:s/></text:p>
          </table:table-cell>
          <table:table-cell office:value-type="float" office:value="6312" table:formula="of:=SUM([.D18:.E18])" table:style-name="ce5">
            <text:p>6,312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7343" table:formula="of:=SUM([.J18:.K18])" table:style-name="ce6">
            <text:p>7,34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57" table:style-name="ce5">
            <text:p>2,357<text:s/></text:p>
          </table:table-cell>
          <table:table-cell office:value-type="float" office:value="2942" table:style-name="ce5">
            <text:p>2,942<text:s/></text:p>
          </table:table-cell>
          <table:table-cell office:value-type="float" office:value="3503" table:style-name="ce5">
            <text:p>3,503<text:s/></text:p>
          </table:table-cell>
          <table:table-cell office:value-type="float" office:value="6445" table:formula="of:=SUM([.D19:.E19])" table:style-name="ce5">
            <text:p>6,445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4485" table:formula="of:=SUM([.J19:.K19])" table:style-name="ce6">
            <text:p>4,48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7" table:style-name="ce5">
            <text:p>1,477<text:s/></text:p>
          </table:table-cell>
          <table:table-cell office:value-type="float" office:value="1849" table:style-name="ce5">
            <text:p>1,849<text:s/></text:p>
          </table:table-cell>
          <table:table-cell office:value-type="float" office:value="2036" table:style-name="ce5">
            <text:p>2,036<text:s/></text:p>
          </table:table-cell>
          <table:table-cell office:value-type="float" office:value="3885" table:formula="of:=SUM([.D20:.E20])" table:style-name="ce5">
            <text:p>3,885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4624" table:formula="of:=SUM([.J20:.K20])" table:style-name="ce6">
            <text:p>4,62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03" table:style-name="ce5">
            <text:p>1,503<text:s/></text:p>
          </table:table-cell>
          <table:table-cell office:value-type="float" office:value="1954" table:style-name="ce5">
            <text:p>1,954<text:s/></text:p>
          </table:table-cell>
          <table:table-cell office:value-type="float" office:value="2084" table:style-name="ce5">
            <text:p>2,084<text:s/></text:p>
          </table:table-cell>
          <table:table-cell office:value-type="float" office:value="4038" table:formula="of:=SUM([.D21:.E21])" table:style-name="ce5">
            <text:p>4,038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5927" table:formula="of:=SUM([.J21:.K21])" table:style-name="ce6">
            <text:p>5,92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05" table:style-name="ce5">
            <text:p>1,405<text:s/></text:p>
          </table:table-cell>
          <table:table-cell office:value-type="float" office:value="1899" table:style-name="ce5">
            <text:p>1,899<text:s/></text:p>
          </table:table-cell>
          <table:table-cell office:value-type="float" office:value="1999" table:style-name="ce5">
            <text:p>1,999<text:s/></text:p>
          </table:table-cell>
          <table:table-cell office:value-type="float" office:value="3898" table:formula="of:=SUM([.D22:.E22])" table:style-name="ce5">
            <text:p>3,898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6129" table:formula="of:=SUM([.J22:.K22])" table:style-name="ce6">
            <text:p>6,12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19" table:style-name="ce5">
            <text:p>2,219<text:s/></text:p>
          </table:table-cell>
          <table:table-cell office:value-type="float" office:value="2881" table:style-name="ce5">
            <text:p>2,881<text:s/></text:p>
          </table:table-cell>
          <table:table-cell office:value-type="float" office:value="3222" table:style-name="ce5">
            <text:p>3,222<text:s/></text:p>
          </table:table-cell>
          <table:table-cell office:value-type="float" office:value="6103" table:formula="of:=SUM([.D23:.E23])" table:style-name="ce5">
            <text:p>6,103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431" table:formula="of:=SUM([.J23:.K23])" table:style-name="ce6">
            <text:p>4,43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11" table:style-name="ce5">
            <text:p>2,811<text:s/></text:p>
          </table:table-cell>
          <table:table-cell office:value-type="float" office:value="2968" table:style-name="ce5">
            <text:p>2,968<text:s/></text:p>
          </table:table-cell>
          <table:table-cell office:value-type="float" office:value="3499" table:style-name="ce5">
            <text:p>3,499<text:s/></text:p>
          </table:table-cell>
          <table:table-cell office:value-type="float" office:value="6467" table:formula="of:=SUM([.D24:.E24])" table:style-name="ce5">
            <text:p>6,467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6148" table:formula="of:=SUM([.J24:.K24])" table:style-name="ce6">
            <text:p>6,1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29" table:style-name="ce5">
            <text:p>2,629<text:s/></text:p>
          </table:table-cell>
          <table:table-cell office:value-type="float" office:value="3247" table:style-name="ce5">
            <text:p>3,247<text:s/></text:p>
          </table:table-cell>
          <table:table-cell office:value-type="float" office:value="3632" table:style-name="ce5">
            <text:p>3,632<text:s/></text:p>
          </table:table-cell>
          <table:table-cell office:value-type="float" office:value="6879" table:formula="of:=SUM([.D25:.E25])" table:style-name="ce5">
            <text:p>6,879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2145" table:style-name="ce14">
            <text:p>2,145<text:s/></text:p>
          </table:table-cell>
          <table:table-cell office:value-type="float" office:value="3990" table:formula="of:=SUM([.J25:.K25])" table:style-name="ce6">
            <text:p>3,9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27" table:style-name="ce5">
            <text:p>1,427<text:s/></text:p>
          </table:table-cell>
          <table:table-cell office:value-type="float" office:value="1527" table:style-name="ce5">
            <text:p>1,527<text:s/></text:p>
          </table:table-cell>
          <table:table-cell office:value-type="float" office:value="1776" table:style-name="ce5">
            <text:p>1,776<text:s/></text:p>
          </table:table-cell>
          <table:table-cell office:value-type="float" office:value="3303" table:formula="of:=SUM([.D26:.E26])" table:style-name="ce5">
            <text:p>3,303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5941" table:formula="of:=SUM([.J26:.K26])" table:style-name="ce6">
            <text:p>5,94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38" table:style-name="ce5">
            <text:p>1,838<text:s/></text:p>
          </table:table-cell>
          <table:table-cell office:value-type="float" office:value="2018" table:style-name="ce5">
            <text:p>2,018<text:s/></text:p>
          </table:table-cell>
          <table:table-cell office:value-type="float" office:value="2403" table:style-name="ce5">
            <text:p>2,403<text:s/></text:p>
          </table:table-cell>
          <table:table-cell office:value-type="float" office:value="4421" table:formula="of:=SUM([.D27:.E27])" table:style-name="ce5">
            <text:p>4,421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7127" table:formula="of:=SUM([.J27:.K27])" table:style-name="ce6">
            <text:p>7,12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59" table:style-name="ce5">
            <text:p>2,559<text:s/></text:p>
          </table:table-cell>
          <table:table-cell office:value-type="float" office:value="3196" table:style-name="ce5">
            <text:p>3,196<text:s/></text:p>
          </table:table-cell>
          <table:table-cell office:value-type="float" office:value="3630" table:style-name="ce5">
            <text:p>3,630<text:s/></text:p>
          </table:table-cell>
          <table:table-cell office:value-type="float" office:value="6826" table:formula="of:=SUM([.D28:.E28])" table:style-name="ce5">
            <text:p>6,826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415" table:formula="of:=SUM([.J28:.K28])" table:style-name="ce6">
            <text:p>2,41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54" table:style-name="ce5">
            <text:p>2,254<text:s/></text:p>
          </table:table-cell>
          <table:table-cell office:value-type="float" office:value="2137" table:style-name="ce5">
            <text:p>2,137<text:s/></text:p>
          </table:table-cell>
          <table:table-cell office:value-type="float" office:value="2621" table:style-name="ce15">
            <text:p>2,621<text:s/></text:p>
          </table:table-cell>
          <table:table-cell office:value-type="float" office:value="4758" table:formula="of:=SUM([.D29:.E29])" table:style-name="ce5">
            <text:p>4,758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8792" table:formula="of:=SUM([.C3:.C29])+SUM([.I3:.I28])" table:style-name="ce6">
            <text:p>118,792<text:s/></text:p>
          </table:table-cell>
          <table:table-cell office:value-type="float" office:value="133632" table:formula="of:=SUM([.D3:.D29])+SUM([.J3:.J28])" table:style-name="ce6">
            <text:p>133,632<text:s/></text:p>
          </table:table-cell>
          <table:table-cell office:value-type="float" office:value="154074" table:formula="of:=SUM([.E3:.E29])+SUM([.K3:.K28])" table:style-name="ce6">
            <text:p>154,074<text:s/></text:p>
          </table:table-cell>
          <table:table-cell office:value-type="float" office:value="287706" table:formula="of:=SUM([.F3:.F29])+SUM([.L3:.L28])" table:style-name="ce6">
            <text:p>287,706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4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4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07" table:style-name="ce5">
            <text:p>2,307<text:s/></text:p>
          </table:table-cell>
          <table:table-cell office:value-type="float" office:value="2484" table:style-name="ce5">
            <text:p>2,484<text:s/></text:p>
          </table:table-cell>
          <table:table-cell office:value-type="float" office:value="2957" table:style-name="ce5">
            <text:p>2,957<text:s/></text:p>
          </table:table-cell>
          <table:table-cell office:value-type="float" office:value="5441" table:formula="of:=SUM([.D3:.E3])" table:style-name="ce5">
            <text:p>5,441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5137" table:formula="of:=SUM([.J3:.K3])" table:style-name="ce6">
            <text:p>5,13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24" table:style-name="ce5">
            <text:p>2,024<text:s/></text:p>
          </table:table-cell>
          <table:table-cell office:value-type="float" office:value="2647" table:style-name="ce5">
            <text:p>2,647<text:s/></text:p>
          </table:table-cell>
          <table:table-cell office:value-type="float" office:value="2960" table:style-name="ce5">
            <text:p>2,960<text:s/></text:p>
          </table:table-cell>
          <table:table-cell office:value-type="float" office:value="5607" table:formula="of:=SUM([.D4:.E4])" table:style-name="ce5">
            <text:p>5,607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5943" table:formula="of:=SUM([.J4:.K4])" table:style-name="ce6">
            <text:p>5,94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88" table:style-name="ce5">
            <text:p>2,488<text:s/></text:p>
          </table:table-cell>
          <table:table-cell office:value-type="float" office:value="3311" table:style-name="ce5">
            <text:p>3,311<text:s/></text:p>
          </table:table-cell>
          <table:table-cell office:value-type="float" office:value="3617" table:style-name="ce5">
            <text:p>3,617<text:s/></text:p>
          </table:table-cell>
          <table:table-cell office:value-type="float" office:value="6928" table:formula="of:=SUM([.D5:.E5])" table:style-name="ce5">
            <text:p>6,928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5133" table:formula="of:=SUM([.J5:.K5])" table:style-name="ce6">
            <text:p>5,13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71" table:style-name="ce5">
            <text:p>3,271<text:s/></text:p>
          </table:table-cell>
          <table:table-cell office:value-type="float" office:value="3771" table:style-name="ce5">
            <text:p>3,771<text:s/></text:p>
          </table:table-cell>
          <table:table-cell office:value-type="float" office:value="4233" table:style-name="ce5">
            <text:p>4,233<text:s/></text:p>
          </table:table-cell>
          <table:table-cell office:value-type="float" office:value="8004" table:formula="of:=SUM([.D6:.E6])" table:style-name="ce5">
            <text:p>8,004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937" table:formula="of:=SUM([.J6:.K6])" table:style-name="ce6">
            <text:p>3,93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097" table:style-name="ce5">
            <text:p>2,097<text:s/></text:p>
          </table:table-cell>
          <table:table-cell office:value-type="float" office:value="2217" table:style-name="ce5">
            <text:p>2,217<text:s/></text:p>
          </table:table-cell>
          <table:table-cell office:value-type="float" office:value="2715" table:style-name="ce5">
            <text:p>2,715<text:s/></text:p>
          </table:table-cell>
          <table:table-cell office:value-type="float" office:value="4932" table:formula="of:=SUM([.D7:.E7])" table:style-name="ce5">
            <text:p>4,932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4272" table:formula="of:=SUM([.J7:.K7])" table:style-name="ce6">
            <text:p>4,27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38" table:style-name="ce5">
            <text:p>2,338<text:s/></text:p>
          </table:table-cell>
          <table:table-cell office:value-type="float" office:value="2322" table:style-name="ce5">
            <text:p>2,322<text:s/></text:p>
          </table:table-cell>
          <table:table-cell office:value-type="float" office:value="2715" table:style-name="ce5">
            <text:p>2,715<text:s/></text:p>
          </table:table-cell>
          <table:table-cell office:value-type="float" office:value="5037" table:formula="of:=SUM([.D8:.E8])" table:style-name="ce5">
            <text:p>5,037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4105" table:formula="of:=SUM([.J8:.K8])" table:style-name="ce6">
            <text:p>4,10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79" table:style-name="ce5">
            <text:p>2,779<text:s/></text:p>
          </table:table-cell>
          <table:table-cell office:value-type="float" office:value="2990" table:style-name="ce5">
            <text:p>2,990<text:s/></text:p>
          </table:table-cell>
          <table:table-cell office:value-type="float" office:value="3378" table:style-name="ce5">
            <text:p>3,378<text:s/></text:p>
          </table:table-cell>
          <table:table-cell office:value-type="float" office:value="6368" table:formula="of:=SUM([.D9:.E9])" table:style-name="ce5">
            <text:p>6,368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5409" table:formula="of:=SUM([.J9:.K9])" table:style-name="ce6">
            <text:p>5,40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22" table:style-name="ce5">
            <text:p>1,222<text:s/></text:p>
          </table:table-cell>
          <table:table-cell office:value-type="float" office:value="1328" table:style-name="ce5">
            <text:p>1,328<text:s/></text:p>
          </table:table-cell>
          <table:table-cell office:value-type="float" office:value="1537" table:style-name="ce5">
            <text:p>1,537<text:s/></text:p>
          </table:table-cell>
          <table:table-cell office:value-type="float" office:value="2865" table:formula="of:=SUM([.D10:.E10])" table:style-name="ce5">
            <text:p>2,865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3595" table:style-name="ce14">
            <text:p>3,595<text:s/></text:p>
          </table:table-cell>
          <table:table-cell office:value-type="float" office:value="6617" table:formula="of:=SUM([.J10:.K10])" table:style-name="ce6">
            <text:p>6,61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33" table:style-name="ce5">
            <text:p>1,733<text:s/></text:p>
          </table:table-cell>
          <table:table-cell office:value-type="float" office:value="1650" table:style-name="ce5">
            <text:p>1,650<text:s/></text:p>
          </table:table-cell>
          <table:table-cell office:value-type="float" office:value="2024" table:style-name="ce5">
            <text:p>2,024<text:s/></text:p>
          </table:table-cell>
          <table:table-cell office:value-type="float" office:value="3674" table:formula="of:=SUM([.D11:.E11])" table:style-name="ce5">
            <text:p>3,674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553" table:formula="of:=SUM([.J11:.K11])" table:style-name="ce6">
            <text:p>3,55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60" table:style-name="ce5">
            <text:p>3,260<text:s/></text:p>
          </table:table-cell>
          <table:table-cell office:value-type="float" office:value="3247" table:style-name="ce5">
            <text:p>3,247<text:s/></text:p>
          </table:table-cell>
          <table:table-cell office:value-type="float" office:value="3976" table:style-name="ce5">
            <text:p>3,976<text:s/></text:p>
          </table:table-cell>
          <table:table-cell office:value-type="float" office:value="7223" table:formula="of:=SUM([.D12:.E12])" table:style-name="ce5">
            <text:p>7,223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2174" table:formula="of:=SUM([.J12:.K12])" table:style-name="ce6">
            <text:p>2,17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7" table:style-name="ce5">
            <text:p>2,297<text:s/></text:p>
          </table:table-cell>
          <table:table-cell office:value-type="float" office:value="2682" table:style-name="ce5">
            <text:p>2,682<text:s/></text:p>
          </table:table-cell>
          <table:table-cell office:value-type="float" office:value="3073" table:style-name="ce5">
            <text:p>3,073<text:s/></text:p>
          </table:table-cell>
          <table:table-cell office:value-type="float" office:value="5755" table:formula="of:=SUM([.D13:.E13])" table:style-name="ce5">
            <text:p>5,755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9705" table:formula="of:=SUM([.J13:.K13])" table:style-name="ce6">
            <text:p>9,70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27" table:style-name="ce5">
            <text:p>2,127<text:s/></text:p>
          </table:table-cell>
          <table:table-cell office:value-type="float" office:value="2416" table:style-name="ce5">
            <text:p>2,416<text:s/></text:p>
          </table:table-cell>
          <table:table-cell office:value-type="float" office:value="2748" table:style-name="ce5">
            <text:p>2,748<text:s/></text:p>
          </table:table-cell>
          <table:table-cell office:value-type="float" office:value="5164" table:formula="of:=SUM([.D14:.E14])" table:style-name="ce5">
            <text:p>5,164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479" table:formula="of:=SUM([.J14:.K14])" table:style-name="ce6">
            <text:p>4,47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53" table:style-name="ce5">
            <text:p>1,753<text:s/></text:p>
          </table:table-cell>
          <table:table-cell office:value-type="float" office:value="1976" table:style-name="ce5">
            <text:p>1,976<text:s/></text:p>
          </table:table-cell>
          <table:table-cell office:value-type="float" office:value="2202" table:style-name="ce5">
            <text:p>2,202<text:s/></text:p>
          </table:table-cell>
          <table:table-cell office:value-type="float" office:value="4178" table:formula="of:=SUM([.D15:.E15])" table:style-name="ce5">
            <text:p>4,178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8397" table:formula="of:=SUM([.J15:.K15])" table:style-name="ce6">
            <text:p>8,39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98" table:style-name="ce5">
            <text:p>3,298<text:s/></text:p>
          </table:table-cell>
          <table:table-cell office:value-type="float" office:value="3417" table:style-name="ce5">
            <text:p>3,417<text:s/></text:p>
          </table:table-cell>
          <table:table-cell office:value-type="float" office:value="4065" table:style-name="ce5">
            <text:p>4,065<text:s/></text:p>
          </table:table-cell>
          <table:table-cell office:value-type="float" office:value="7482" table:formula="of:=SUM([.D16:.E16])" table:style-name="ce5">
            <text:p>7,482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5544" table:formula="of:=SUM([.J16:.K16])" table:style-name="ce6">
            <text:p>5,54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8" table:style-name="ce5">
            <text:p>3,668<text:s/></text:p>
          </table:table-cell>
          <table:table-cell office:value-type="float" office:value="3940" table:style-name="ce5">
            <text:p>3,940<text:s/></text:p>
          </table:table-cell>
          <table:table-cell office:value-type="float" office:value="4023" table:style-name="ce5">
            <text:p>4,023<text:s/></text:p>
          </table:table-cell>
          <table:table-cell office:value-type="float" office:value="7963" table:formula="of:=SUM([.D17:.E17])" table:style-name="ce5">
            <text:p>7,963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339" table:formula="of:=SUM([.J17:.K17])" table:style-name="ce6">
            <text:p>5,33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392" table:style-name="ce5">
            <text:p>2,392<text:s/></text:p>
          </table:table-cell>
          <table:table-cell office:value-type="float" office:value="2966" table:style-name="ce5">
            <text:p>2,966<text:s/></text:p>
          </table:table-cell>
          <table:table-cell office:value-type="float" office:value="3372" table:style-name="ce5">
            <text:p>3,372<text:s/></text:p>
          </table:table-cell>
          <table:table-cell office:value-type="float" office:value="6338" table:formula="of:=SUM([.D18:.E18])" table:style-name="ce5">
            <text:p>6,338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7373" table:formula="of:=SUM([.J18:.K18])" table:style-name="ce6">
            <text:p>7,37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2" table:style-name="ce5">
            <text:p>2,362<text:s/></text:p>
          </table:table-cell>
          <table:table-cell office:value-type="float" office:value="2947" table:style-name="ce5">
            <text:p>2,947<text:s/></text:p>
          </table:table-cell>
          <table:table-cell office:value-type="float" office:value="3516" table:style-name="ce5">
            <text:p>3,516<text:s/></text:p>
          </table:table-cell>
          <table:table-cell office:value-type="float" office:value="6463" table:formula="of:=SUM([.D19:.E19])" table:style-name="ce5">
            <text:p>6,463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4501" table:formula="of:=SUM([.J19:.K19])" table:style-name="ce6">
            <text:p>4,50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82" table:style-name="ce5">
            <text:p>1,482<text:s/></text:p>
          </table:table-cell>
          <table:table-cell office:value-type="float" office:value="1859" table:style-name="ce5">
            <text:p>1,859<text:s/></text:p>
          </table:table-cell>
          <table:table-cell office:value-type="float" office:value="2044" table:style-name="ce5">
            <text:p>2,044<text:s/></text:p>
          </table:table-cell>
          <table:table-cell office:value-type="float" office:value="3903" table:formula="of:=SUM([.D20:.E20])" table:style-name="ce5">
            <text:p>3,903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618" table:formula="of:=SUM([.J20:.K20])" table:style-name="ce6">
            <text:p>4,61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01" table:style-name="ce5">
            <text:p>1,501<text:s/></text:p>
          </table:table-cell>
          <table:table-cell office:value-type="float" office:value="1956" table:style-name="ce5">
            <text:p>1,956<text:s/></text:p>
          </table:table-cell>
          <table:table-cell office:value-type="float" office:value="2082" table:style-name="ce5">
            <text:p>2,082<text:s/></text:p>
          </table:table-cell>
          <table:table-cell office:value-type="float" office:value="4038" table:formula="of:=SUM([.D21:.E21])" table:style-name="ce5">
            <text:p>4,038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5956" table:formula="of:=SUM([.J21:.K21])" table:style-name="ce6">
            <text:p>5,95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11" table:style-name="ce5">
            <text:p>1,411<text:s/></text:p>
          </table:table-cell>
          <table:table-cell office:value-type="float" office:value="1911" table:style-name="ce5">
            <text:p>1,911<text:s/></text:p>
          </table:table-cell>
          <table:table-cell office:value-type="float" office:value="2007" table:style-name="ce5">
            <text:p>2,007<text:s/></text:p>
          </table:table-cell>
          <table:table-cell office:value-type="float" office:value="3918" table:formula="of:=SUM([.D22:.E22])" table:style-name="ce5">
            <text:p>3,918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6150" table:formula="of:=SUM([.J22:.K22])" table:style-name="ce6">
            <text:p>6,15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27" table:style-name="ce5">
            <text:p>2,227<text:s/></text:p>
          </table:table-cell>
          <table:table-cell office:value-type="float" office:value="2883" table:style-name="ce5">
            <text:p>2,883<text:s/></text:p>
          </table:table-cell>
          <table:table-cell office:value-type="float" office:value="3231" table:style-name="ce5">
            <text:p>3,231<text:s/></text:p>
          </table:table-cell>
          <table:table-cell office:value-type="float" office:value="6114" table:formula="of:=SUM([.D23:.E23])" table:style-name="ce5">
            <text:p>6,114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441" table:formula="of:=SUM([.J23:.K23])" table:style-name="ce6">
            <text:p>4,44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22" table:style-name="ce5">
            <text:p>2,822<text:s/></text:p>
          </table:table-cell>
          <table:table-cell office:value-type="float" office:value="2977" table:style-name="ce5">
            <text:p>2,977<text:s/></text:p>
          </table:table-cell>
          <table:table-cell office:value-type="float" office:value="3528" table:style-name="ce5">
            <text:p>3,528<text:s/></text:p>
          </table:table-cell>
          <table:table-cell office:value-type="float" office:value="6505" table:formula="of:=SUM([.D24:.E24])" table:style-name="ce5">
            <text:p>6,505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6159" table:formula="of:=SUM([.J24:.K24])" table:style-name="ce6">
            <text:p>6,15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2" table:style-name="ce5">
            <text:p>2,632<text:s/></text:p>
          </table:table-cell>
          <table:table-cell office:value-type="float" office:value="3258" table:style-name="ce5">
            <text:p>3,258<text:s/></text:p>
          </table:table-cell>
          <table:table-cell office:value-type="float" office:value="3642" table:style-name="ce5">
            <text:p>3,642<text:s/></text:p>
          </table:table-cell>
          <table:table-cell office:value-type="float" office:value="6900" table:formula="of:=SUM([.D25:.E25])" table:style-name="ce5">
            <text:p>6,900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152" table:style-name="ce14">
            <text:p>2,152<text:s/></text:p>
          </table:table-cell>
          <table:table-cell office:value-type="float" office:value="4003" table:formula="of:=SUM([.J25:.K25])" table:style-name="ce6">
            <text:p>4,00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22" table:style-name="ce5">
            <text:p>1,422<text:s/></text:p>
          </table:table-cell>
          <table:table-cell office:value-type="float" office:value="1523" table:style-name="ce5">
            <text:p>1,523<text:s/></text:p>
          </table:table-cell>
          <table:table-cell office:value-type="float" office:value="1768" table:style-name="ce5">
            <text:p>1,768<text:s/></text:p>
          </table:table-cell>
          <table:table-cell office:value-type="float" office:value="3291" table:formula="of:=SUM([.D26:.E26])" table:style-name="ce5">
            <text:p>3,291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5978" table:formula="of:=SUM([.J26:.K26])" table:style-name="ce6">
            <text:p>5,97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44" table:style-name="ce5">
            <text:p>1,844<text:s/></text:p>
          </table:table-cell>
          <table:table-cell office:value-type="float" office:value="2030" table:style-name="ce5">
            <text:p>2,030<text:s/></text:p>
          </table:table-cell>
          <table:table-cell office:value-type="float" office:value="2419" table:style-name="ce5">
            <text:p>2,419<text:s/></text:p>
          </table:table-cell>
          <table:table-cell office:value-type="float" office:value="4449" table:formula="of:=SUM([.D27:.E27])" table:style-name="ce5">
            <text:p>4,449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7148" table:formula="of:=SUM([.J27:.K27])" table:style-name="ce6">
            <text:p>7,14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61" table:style-name="ce5">
            <text:p>2,561<text:s/></text:p>
          </table:table-cell>
          <table:table-cell office:value-type="float" office:value="3203" table:style-name="ce5">
            <text:p>3,203<text:s/></text:p>
          </table:table-cell>
          <table:table-cell office:value-type="float" office:value="3639" table:style-name="ce5">
            <text:p>3,639<text:s/></text:p>
          </table:table-cell>
          <table:table-cell office:value-type="float" office:value="6842" table:formula="of:=SUM([.D28:.E28])" table:style-name="ce5">
            <text:p>6,842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415" table:formula="of:=SUM([.J28:.K28])" table:style-name="ce6">
            <text:p>2,41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66" table:style-name="ce5">
            <text:p>2,266<text:s/></text:p>
          </table:table-cell>
          <table:table-cell office:value-type="float" office:value="2146" table:style-name="ce5">
            <text:p>2,146<text:s/></text:p>
          </table:table-cell>
          <table:table-cell office:value-type="float" office:value="2632" table:style-name="ce15">
            <text:p>2,632<text:s/></text:p>
          </table:table-cell>
          <table:table-cell office:value-type="float" office:value="4778" table:formula="of:=SUM([.D29:.E29])" table:style-name="ce5">
            <text:p>4,778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032" table:formula="of:=SUM([.C3:.C29])+SUM([.I3:.I28])" table:style-name="ce6">
            <text:p>119,032<text:s/></text:p>
          </table:table-cell>
          <table:table-cell office:value-type="float" office:value="134024" table:formula="of:=SUM([.D3:.D29])+SUM([.J3:.J28])" table:style-name="ce6">
            <text:p>134,024<text:s/></text:p>
          </table:table-cell>
          <table:table-cell office:value-type="float" office:value="154622" table:formula="of:=SUM([.E3:.E29])+SUM([.K3:.K28])" table:style-name="ce6">
            <text:p>154,622<text:s/></text:p>
          </table:table-cell>
          <table:table-cell office:value-type="float" office:value="288646" table:formula="of:=SUM([.F3:.F29])+SUM([.L3:.L28])" table:style-name="ce6">
            <text:p>288,646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5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5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16" table:style-name="ce5">
            <text:p>2,316<text:s/></text:p>
          </table:table-cell>
          <table:table-cell office:value-type="float" office:value="2494" table:style-name="ce5">
            <text:p>2,494<text:s/></text:p>
          </table:table-cell>
          <table:table-cell office:value-type="float" office:value="2970" table:style-name="ce5">
            <text:p>2,970<text:s/></text:p>
          </table:table-cell>
          <table:table-cell office:value-type="float" office:value="5464" table:formula="of:=SUM([.D3:.E3])" table:style-name="ce5">
            <text:p>5,464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5172" table:formula="of:=SUM([.J3:.K3])" table:style-name="ce6">
            <text:p>5,17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23" table:style-name="ce5">
            <text:p>2,023<text:s/></text:p>
          </table:table-cell>
          <table:table-cell office:value-type="float" office:value="2656" table:style-name="ce5">
            <text:p>2,656<text:s/></text:p>
          </table:table-cell>
          <table:table-cell office:value-type="float" office:value="2963" table:style-name="ce5">
            <text:p>2,963<text:s/></text:p>
          </table:table-cell>
          <table:table-cell office:value-type="float" office:value="5619" table:formula="of:=SUM([.D4:.E4])" table:style-name="ce5">
            <text:p>5,619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5943" table:formula="of:=SUM([.J4:.K4])" table:style-name="ce6">
            <text:p>5,94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92" table:style-name="ce5">
            <text:p>2,492<text:s/></text:p>
          </table:table-cell>
          <table:table-cell office:value-type="float" office:value="3314" table:style-name="ce5">
            <text:p>3,314<text:s/></text:p>
          </table:table-cell>
          <table:table-cell office:value-type="float" office:value="3626" table:style-name="ce5">
            <text:p>3,626<text:s/></text:p>
          </table:table-cell>
          <table:table-cell office:value-type="float" office:value="6940" table:formula="of:=SUM([.D5:.E5])" table:style-name="ce5">
            <text:p>6,940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5136" table:formula="of:=SUM([.J5:.K5])" table:style-name="ce6">
            <text:p>5,13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76" table:style-name="ce5">
            <text:p>3,276<text:s/></text:p>
          </table:table-cell>
          <table:table-cell office:value-type="float" office:value="3791" table:style-name="ce5">
            <text:p>3,791<text:s/></text:p>
          </table:table-cell>
          <table:table-cell office:value-type="float" office:value="4248" table:style-name="ce5">
            <text:p>4,248<text:s/></text:p>
          </table:table-cell>
          <table:table-cell office:value-type="float" office:value="8039" table:formula="of:=SUM([.D6:.E6])" table:style-name="ce5">
            <text:p>8,039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946" table:formula="of:=SUM([.J6:.K6])" table:style-name="ce6">
            <text:p>3,94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10" table:style-name="ce5">
            <text:p>2,110<text:s/></text:p>
          </table:table-cell>
          <table:table-cell office:value-type="float" office:value="2224" table:style-name="ce5">
            <text:p>2,224<text:s/></text:p>
          </table:table-cell>
          <table:table-cell office:value-type="float" office:value="2717" table:style-name="ce5">
            <text:p>2,717<text:s/></text:p>
          </table:table-cell>
          <table:table-cell office:value-type="float" office:value="4941" table:formula="of:=SUM([.D7:.E7])" table:style-name="ce5">
            <text:p>4,941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4295" table:formula="of:=SUM([.J7:.K7])" table:style-name="ce6">
            <text:p>4,29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50" table:style-name="ce5">
            <text:p>2,350<text:s/></text:p>
          </table:table-cell>
          <table:table-cell office:value-type="float" office:value="2335" table:style-name="ce5">
            <text:p>2,335<text:s/></text:p>
          </table:table-cell>
          <table:table-cell office:value-type="float" office:value="2726" table:style-name="ce5">
            <text:p>2,726<text:s/></text:p>
          </table:table-cell>
          <table:table-cell office:value-type="float" office:value="5061" table:formula="of:=SUM([.D8:.E8])" table:style-name="ce5">
            <text:p>5,061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120" table:formula="of:=SUM([.J8:.K8])" table:style-name="ce6">
            <text:p>4,12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86" table:style-name="ce5">
            <text:p>2,786<text:s/></text:p>
          </table:table-cell>
          <table:table-cell office:value-type="float" office:value="2994" table:style-name="ce5">
            <text:p>2,994<text:s/></text:p>
          </table:table-cell>
          <table:table-cell office:value-type="float" office:value="3399" table:style-name="ce5">
            <text:p>3,399<text:s/></text:p>
          </table:table-cell>
          <table:table-cell office:value-type="float" office:value="6393" table:formula="of:=SUM([.D9:.E9])" table:style-name="ce5">
            <text:p>6,393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5467" table:formula="of:=SUM([.J9:.K9])" table:style-name="ce6">
            <text:p>5,46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11" table:style-name="ce5">
            <text:p>1,211<text:s/></text:p>
          </table:table-cell>
          <table:table-cell office:value-type="float" office:value="1326" table:style-name="ce5">
            <text:p>1,326<text:s/></text:p>
          </table:table-cell>
          <table:table-cell office:value-type="float" office:value="1531" table:style-name="ce5">
            <text:p>1,531<text:s/></text:p>
          </table:table-cell>
          <table:table-cell office:value-type="float" office:value="2857" table:formula="of:=SUM([.D10:.E10])" table:style-name="ce5">
            <text:p>2,857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3623" table:style-name="ce14">
            <text:p>3,623<text:s/></text:p>
          </table:table-cell>
          <table:table-cell office:value-type="float" office:value="6660" table:formula="of:=SUM([.J10:.K10])" table:style-name="ce6">
            <text:p>6,66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37" table:style-name="ce5">
            <text:p>1,737<text:s/></text:p>
          </table:table-cell>
          <table:table-cell office:value-type="float" office:value="1654" table:style-name="ce5">
            <text:p>1,654<text:s/></text:p>
          </table:table-cell>
          <table:table-cell office:value-type="float" office:value="2031" table:style-name="ce5">
            <text:p>2,031<text:s/></text:p>
          </table:table-cell>
          <table:table-cell office:value-type="float" office:value="3685" table:formula="of:=SUM([.D11:.E11])" table:style-name="ce5">
            <text:p>3,685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3573" table:formula="of:=SUM([.J11:.K11])" table:style-name="ce6">
            <text:p>3,57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74" table:style-name="ce5">
            <text:p>3,274<text:s/></text:p>
          </table:table-cell>
          <table:table-cell office:value-type="float" office:value="3272" table:style-name="ce5">
            <text:p>3,272<text:s/></text:p>
          </table:table-cell>
          <table:table-cell office:value-type="float" office:value="4000" table:style-name="ce5">
            <text:p>4,000<text:s/></text:p>
          </table:table-cell>
          <table:table-cell office:value-type="float" office:value="7272" table:formula="of:=SUM([.D12:.E12])" table:style-name="ce5">
            <text:p>7,272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179" table:formula="of:=SUM([.J12:.K12])" table:style-name="ce6">
            <text:p>2,17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8" table:style-name="ce5">
            <text:p>2,298<text:s/></text:p>
          </table:table-cell>
          <table:table-cell office:value-type="float" office:value="2691" table:style-name="ce5">
            <text:p>2,691<text:s/></text:p>
          </table:table-cell>
          <table:table-cell office:value-type="float" office:value="3088" table:style-name="ce5">
            <text:p>3,088<text:s/></text:p>
          </table:table-cell>
          <table:table-cell office:value-type="float" office:value="5779" table:formula="of:=SUM([.D13:.E13])" table:style-name="ce5">
            <text:p>5,779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9737" table:formula="of:=SUM([.J13:.K13])" table:style-name="ce6">
            <text:p>9,73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32" table:style-name="ce5">
            <text:p>2,132<text:s/></text:p>
          </table:table-cell>
          <table:table-cell office:value-type="float" office:value="2419" table:style-name="ce5">
            <text:p>2,419<text:s/></text:p>
          </table:table-cell>
          <table:table-cell office:value-type="float" office:value="2753" table:style-name="ce5">
            <text:p>2,753<text:s/></text:p>
          </table:table-cell>
          <table:table-cell office:value-type="float" office:value="5172" table:formula="of:=SUM([.D14:.E14])" table:style-name="ce5">
            <text:p>5,172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4470" table:formula="of:=SUM([.J14:.K14])" table:style-name="ce6">
            <text:p>4,47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53" table:style-name="ce5">
            <text:p>1,753<text:s/></text:p>
          </table:table-cell>
          <table:table-cell office:value-type="float" office:value="1989" table:style-name="ce5">
            <text:p>1,989<text:s/></text:p>
          </table:table-cell>
          <table:table-cell office:value-type="float" office:value="2202" table:style-name="ce5">
            <text:p>2,202<text:s/></text:p>
          </table:table-cell>
          <table:table-cell office:value-type="float" office:value="4191" table:formula="of:=SUM([.D15:.E15])" table:style-name="ce5">
            <text:p>4,191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8435" table:formula="of:=SUM([.J15:.K15])" table:style-name="ce6">
            <text:p>8,43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94" table:style-name="ce5">
            <text:p>3,294<text:s/></text:p>
          </table:table-cell>
          <table:table-cell office:value-type="float" office:value="3429" table:style-name="ce5">
            <text:p>3,429<text:s/></text:p>
          </table:table-cell>
          <table:table-cell office:value-type="float" office:value="4054" table:style-name="ce5">
            <text:p>4,054<text:s/></text:p>
          </table:table-cell>
          <table:table-cell office:value-type="float" office:value="7483" table:formula="of:=SUM([.D16:.E16])" table:style-name="ce5">
            <text:p>7,483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5539" table:formula="of:=SUM([.J16:.K16])" table:style-name="ce6">
            <text:p>5,53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9" table:style-name="ce5">
            <text:p>3,669<text:s/></text:p>
          </table:table-cell>
          <table:table-cell office:value-type="float" office:value="3957" table:style-name="ce5">
            <text:p>3,957<text:s/></text:p>
          </table:table-cell>
          <table:table-cell office:value-type="float" office:value="4021" table:style-name="ce5">
            <text:p>4,021<text:s/></text:p>
          </table:table-cell>
          <table:table-cell office:value-type="float" office:value="7978" table:formula="of:=SUM([.D17:.E17])" table:style-name="ce5">
            <text:p>7,978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5340" table:formula="of:=SUM([.J17:.K17])" table:style-name="ce6">
            <text:p>5,34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1" table:style-name="ce5">
            <text:p>2,401<text:s/></text:p>
          </table:table-cell>
          <table:table-cell office:value-type="float" office:value="2982" table:style-name="ce5">
            <text:p>2,982<text:s/></text:p>
          </table:table-cell>
          <table:table-cell office:value-type="float" office:value="3388" table:style-name="ce5">
            <text:p>3,388<text:s/></text:p>
          </table:table-cell>
          <table:table-cell office:value-type="float" office:value="6370" table:formula="of:=SUM([.D18:.E18])" table:style-name="ce5">
            <text:p>6,370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7380" table:formula="of:=SUM([.J18:.K18])" table:style-name="ce6">
            <text:p>7,38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70" table:style-name="ce5">
            <text:p>2,370<text:s/></text:p>
          </table:table-cell>
          <table:table-cell office:value-type="float" office:value="2963" table:style-name="ce5">
            <text:p>2,963<text:s/></text:p>
          </table:table-cell>
          <table:table-cell office:value-type="float" office:value="3535" table:style-name="ce5">
            <text:p>3,535<text:s/></text:p>
          </table:table-cell>
          <table:table-cell office:value-type="float" office:value="6498" table:formula="of:=SUM([.D19:.E19])" table:style-name="ce5">
            <text:p>6,498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511" table:formula="of:=SUM([.J19:.K19])" table:style-name="ce6">
            <text:p>4,51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9" table:style-name="ce5">
            <text:p>1,479<text:s/></text:p>
          </table:table-cell>
          <table:table-cell office:value-type="float" office:value="1871" table:style-name="ce5">
            <text:p>1,871<text:s/></text:p>
          </table:table-cell>
          <table:table-cell office:value-type="float" office:value="2042" table:style-name="ce5">
            <text:p>2,042<text:s/></text:p>
          </table:table-cell>
          <table:table-cell office:value-type="float" office:value="3913" table:formula="of:=SUM([.D20:.E20])" table:style-name="ce5">
            <text:p>3,913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650" table:formula="of:=SUM([.J20:.K20])" table:style-name="ce6">
            <text:p>4,65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05" table:style-name="ce5">
            <text:p>1,505<text:s/></text:p>
          </table:table-cell>
          <table:table-cell office:value-type="float" office:value="1960" table:style-name="ce5">
            <text:p>1,960<text:s/></text:p>
          </table:table-cell>
          <table:table-cell office:value-type="float" office:value="2082" table:style-name="ce5">
            <text:p>2,082<text:s/></text:p>
          </table:table-cell>
          <table:table-cell office:value-type="float" office:value="4042" table:formula="of:=SUM([.D21:.E21])" table:style-name="ce5">
            <text:p>4,042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5978" table:formula="of:=SUM([.J21:.K21])" table:style-name="ce6">
            <text:p>5,97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14" table:style-name="ce5">
            <text:p>1,414<text:s/></text:p>
          </table:table-cell>
          <table:table-cell office:value-type="float" office:value="1924" table:style-name="ce5">
            <text:p>1,924<text:s/></text:p>
          </table:table-cell>
          <table:table-cell office:value-type="float" office:value="2022" table:style-name="ce5">
            <text:p>2,022<text:s/></text:p>
          </table:table-cell>
          <table:table-cell office:value-type="float" office:value="3946" table:formula="of:=SUM([.D22:.E22])" table:style-name="ce5">
            <text:p>3,946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6188" table:formula="of:=SUM([.J22:.K22])" table:style-name="ce6">
            <text:p>6,18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31" table:style-name="ce5">
            <text:p>2,231<text:s/></text:p>
          </table:table-cell>
          <table:table-cell office:value-type="float" office:value="2883" table:style-name="ce5">
            <text:p>2,883<text:s/></text:p>
          </table:table-cell>
          <table:table-cell office:value-type="float" office:value="3229" table:style-name="ce5">
            <text:p>3,229<text:s/></text:p>
          </table:table-cell>
          <table:table-cell office:value-type="float" office:value="6112" table:formula="of:=SUM([.D23:.E23])" table:style-name="ce5">
            <text:p>6,112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4467" table:formula="of:=SUM([.J23:.K23])" table:style-name="ce6">
            <text:p>4,46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33" table:style-name="ce5">
            <text:p>2,833<text:s/></text:p>
          </table:table-cell>
          <table:table-cell office:value-type="float" office:value="2992" table:style-name="ce5">
            <text:p>2,992<text:s/></text:p>
          </table:table-cell>
          <table:table-cell office:value-type="float" office:value="3546" table:style-name="ce5">
            <text:p>3,546<text:s/></text:p>
          </table:table-cell>
          <table:table-cell office:value-type="float" office:value="6538" table:formula="of:=SUM([.D24:.E24])" table:style-name="ce5">
            <text:p>6,538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6159" table:formula="of:=SUM([.J24:.K24])" table:style-name="ce6">
            <text:p>6,15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8" table:style-name="ce5">
            <text:p>2,638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3663" table:style-name="ce5">
            <text:p>3,663<text:s/></text:p>
          </table:table-cell>
          <table:table-cell office:value-type="float" office:value="6929" table:formula="of:=SUM([.D25:.E25])" table:style-name="ce5">
            <text:p>6,929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163" table:style-name="ce14">
            <text:p>2,163<text:s/></text:p>
          </table:table-cell>
          <table:table-cell office:value-type="float" office:value="4011" table:formula="of:=SUM([.J25:.K25])" table:style-name="ce6">
            <text:p>4,01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0" table:style-name="ce5">
            <text:p>1,430<text:s/></text:p>
          </table:table-cell>
          <table:table-cell office:value-type="float" office:value="1527" table:style-name="ce5">
            <text:p>1,527<text:s/></text:p>
          </table:table-cell>
          <table:table-cell office:value-type="float" office:value="1776" table:style-name="ce5">
            <text:p>1,776<text:s/></text:p>
          </table:table-cell>
          <table:table-cell office:value-type="float" office:value="3303" table:formula="of:=SUM([.D26:.E26])" table:style-name="ce5">
            <text:p>3,303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5986" table:formula="of:=SUM([.J26:.K26])" table:style-name="ce6">
            <text:p>5,98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49" table:style-name="ce5">
            <text:p>1,849<text:s/></text:p>
          </table:table-cell>
          <table:table-cell office:value-type="float" office:value="2029" table:style-name="ce5">
            <text:p>2,029<text:s/></text:p>
          </table:table-cell>
          <table:table-cell office:value-type="float" office:value="2421" table:style-name="ce5">
            <text:p>2,421<text:s/></text:p>
          </table:table-cell>
          <table:table-cell office:value-type="float" office:value="4450" table:formula="of:=SUM([.D27:.E27])" table:style-name="ce5">
            <text:p>4,450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7169" table:formula="of:=SUM([.J27:.K27])" table:style-name="ce6">
            <text:p>7,16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61" table:style-name="ce5">
            <text:p>2,561<text:s/></text:p>
          </table:table-cell>
          <table:table-cell office:value-type="float" office:value="3200" table:style-name="ce5">
            <text:p>3,200<text:s/></text:p>
          </table:table-cell>
          <table:table-cell office:value-type="float" office:value="3639" table:style-name="ce5">
            <text:p>3,639<text:s/></text:p>
          </table:table-cell>
          <table:table-cell office:value-type="float" office:value="6839" table:formula="of:=SUM([.D28:.E28])" table:style-name="ce5">
            <text:p>6,839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412" table:formula="of:=SUM([.J28:.K28])" table:style-name="ce6">
            <text:p>2,41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73" table:style-name="ce5">
            <text:p>2,273<text:s/></text:p>
          </table:table-cell>
          <table:table-cell office:value-type="float" office:value="2151" table:style-name="ce5">
            <text:p>2,151<text:s/></text:p>
          </table:table-cell>
          <table:table-cell office:value-type="float" office:value="2637" table:style-name="ce15">
            <text:p>2,637<text:s/></text:p>
          </table:table-cell>
          <table:table-cell office:value-type="float" office:value="4788" table:formula="of:=SUM([.D29:.E29])" table:style-name="ce5">
            <text:p>4,788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304" table:formula="of:=SUM([.C3:.C29])+SUM([.I3:.I28])" table:style-name="ce6">
            <text:p>119,304<text:s/></text:p>
          </table:table-cell>
          <table:table-cell office:value-type="float" office:value="134395" table:formula="of:=SUM([.D3:.D29])+SUM([.J3:.J28])" table:style-name="ce6">
            <text:p>134,395<text:s/></text:p>
          </table:table-cell>
          <table:table-cell office:value-type="float" office:value="155130" table:formula="of:=SUM([.E3:.E29])+SUM([.K3:.K28])" table:style-name="ce6">
            <text:p>155,130<text:s/></text:p>
          </table:table-cell>
          <table:table-cell office:value-type="float" office:value="289525" table:formula="of:=SUM([.F3:.F29])+SUM([.L3:.L28])" table:style-name="ce6">
            <text:p>289,525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6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6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27" table:style-name="ce5">
            <text:p>2,327<text:s/></text:p>
          </table:table-cell>
          <table:table-cell office:value-type="float" office:value="2511" table:style-name="ce5">
            <text:p>2,511<text:s/></text:p>
          </table:table-cell>
          <table:table-cell office:value-type="float" office:value="2983" table:style-name="ce5">
            <text:p>2,983<text:s/></text:p>
          </table:table-cell>
          <table:table-cell office:value-type="float" office:value="5494" table:formula="of:=SUM([.D3:.E3])" table:style-name="ce5">
            <text:p>5,494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5192" table:formula="of:=SUM([.J3:.K3])" table:style-name="ce6">
            <text:p>5,19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32" table:style-name="ce5">
            <text:p>2,032<text:s/></text:p>
          </table:table-cell>
          <table:table-cell office:value-type="float" office:value="2661" table:style-name="ce5">
            <text:p>2,661<text:s/></text:p>
          </table:table-cell>
          <table:table-cell office:value-type="float" office:value="2973" table:style-name="ce5">
            <text:p>2,973<text:s/></text:p>
          </table:table-cell>
          <table:table-cell office:value-type="float" office:value="5634" table:formula="of:=SUM([.D4:.E4])" table:style-name="ce5">
            <text:p>5,634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5934" table:formula="of:=SUM([.J4:.K4])" table:style-name="ce6">
            <text:p>5,93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95" table:style-name="ce5">
            <text:p>2,495<text:s/></text:p>
          </table:table-cell>
          <table:table-cell office:value-type="float" office:value="3309" table:style-name="ce5">
            <text:p>3,309<text:s/></text:p>
          </table:table-cell>
          <table:table-cell office:value-type="float" office:value="3630" table:style-name="ce5">
            <text:p>3,630<text:s/></text:p>
          </table:table-cell>
          <table:table-cell office:value-type="float" office:value="6939" table:formula="of:=SUM([.D5:.E5])" table:style-name="ce5">
            <text:p>6,939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5143" table:formula="of:=SUM([.J5:.K5])" table:style-name="ce6">
            <text:p>5,14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84" table:style-name="ce5">
            <text:p>3,284<text:s/></text:p>
          </table:table-cell>
          <table:table-cell office:value-type="float" office:value="3804" table:style-name="ce5">
            <text:p>3,804<text:s/></text:p>
          </table:table-cell>
          <table:table-cell office:value-type="float" office:value="4270" table:style-name="ce5">
            <text:p>4,270<text:s/></text:p>
          </table:table-cell>
          <table:table-cell office:value-type="float" office:value="8074" table:formula="of:=SUM([.D6:.E6])" table:style-name="ce5">
            <text:p>8,074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956" table:formula="of:=SUM([.J6:.K6])" table:style-name="ce6">
            <text:p>3,95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13" table:style-name="ce5">
            <text:p>2,113<text:s/></text:p>
          </table:table-cell>
          <table:table-cell office:value-type="float" office:value="2228" table:style-name="ce5">
            <text:p>2,228<text:s/></text:p>
          </table:table-cell>
          <table:table-cell office:value-type="float" office:value="2718" table:style-name="ce5">
            <text:p>2,718<text:s/></text:p>
          </table:table-cell>
          <table:table-cell office:value-type="float" office:value="4946" table:formula="of:=SUM([.D7:.E7])" table:style-name="ce5">
            <text:p>4,946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4324" table:formula="of:=SUM([.J7:.K7])" table:style-name="ce6">
            <text:p>4,32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58" table:style-name="ce5">
            <text:p>2,358<text:s/></text:p>
          </table:table-cell>
          <table:table-cell office:value-type="float" office:value="2353" table:style-name="ce5">
            <text:p>2,353<text:s/></text:p>
          </table:table-cell>
          <table:table-cell office:value-type="float" office:value="2737" table:style-name="ce5">
            <text:p>2,737<text:s/></text:p>
          </table:table-cell>
          <table:table-cell office:value-type="float" office:value="5090" table:formula="of:=SUM([.D8:.E8])" table:style-name="ce5">
            <text:p>5,090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4127" table:formula="of:=SUM([.J8:.K8])" table:style-name="ce6">
            <text:p>4,12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88" table:style-name="ce5">
            <text:p>2,788<text:s/></text:p>
          </table:table-cell>
          <table:table-cell office:value-type="float" office:value="2996" table:style-name="ce5">
            <text:p>2,996<text:s/></text:p>
          </table:table-cell>
          <table:table-cell office:value-type="float" office:value="3406" table:style-name="ce5">
            <text:p>3,406<text:s/></text:p>
          </table:table-cell>
          <table:table-cell office:value-type="float" office:value="6402" table:formula="of:=SUM([.D9:.E9])" table:style-name="ce5">
            <text:p>6,402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5452" table:formula="of:=SUM([.J9:.K9])" table:style-name="ce6">
            <text:p>5,45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13" table:style-name="ce5">
            <text:p>1,213<text:s/></text:p>
          </table:table-cell>
          <table:table-cell office:value-type="float" office:value="1333" table:style-name="ce5">
            <text:p>1,333<text:s/></text:p>
          </table:table-cell>
          <table:table-cell office:value-type="float" office:value="1537" table:style-name="ce5">
            <text:p>1,537<text:s/></text:p>
          </table:table-cell>
          <table:table-cell office:value-type="float" office:value="2870" table:formula="of:=SUM([.D10:.E10])" table:style-name="ce5">
            <text:p>2,870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641" table:style-name="ce14">
            <text:p>3,641<text:s/></text:p>
          </table:table-cell>
          <table:table-cell office:value-type="float" office:value="6690" table:formula="of:=SUM([.J10:.K10])" table:style-name="ce6">
            <text:p>6,6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37" table:style-name="ce5">
            <text:p>1,737<text:s/></text:p>
          </table:table-cell>
          <table:table-cell office:value-type="float" office:value="1657" table:style-name="ce5">
            <text:p>1,657<text:s/></text:p>
          </table:table-cell>
          <table:table-cell office:value-type="float" office:value="2030" table:style-name="ce5">
            <text:p>2,030<text:s/></text:p>
          </table:table-cell>
          <table:table-cell office:value-type="float" office:value="3687" table:formula="of:=SUM([.D11:.E11])" table:style-name="ce5">
            <text:p>3,687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593" table:formula="of:=SUM([.J11:.K11])" table:style-name="ce6">
            <text:p>3,59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75" table:style-name="ce5">
            <text:p>3,275<text:s/></text:p>
          </table:table-cell>
          <table:table-cell office:value-type="float" office:value="3279" table:style-name="ce5">
            <text:p>3,279<text:s/></text:p>
          </table:table-cell>
          <table:table-cell office:value-type="float" office:value="4012" table:style-name="ce5">
            <text:p>4,012<text:s/></text:p>
          </table:table-cell>
          <table:table-cell office:value-type="float" office:value="7291" table:formula="of:=SUM([.D12:.E12])" table:style-name="ce5">
            <text:p>7,291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2164" table:formula="of:=SUM([.J12:.K12])" table:style-name="ce6">
            <text:p>2,16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300" table:style-name="ce5">
            <text:p>2,300<text:s/></text:p>
          </table:table-cell>
          <table:table-cell office:value-type="float" office:value="2692" table:style-name="ce5">
            <text:p>2,692<text:s/></text:p>
          </table:table-cell>
          <table:table-cell office:value-type="float" office:value="3097" table:style-name="ce5">
            <text:p>3,097<text:s/></text:p>
          </table:table-cell>
          <table:table-cell office:value-type="float" office:value="5789" table:formula="of:=SUM([.D13:.E13])" table:style-name="ce5">
            <text:p>5,789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9765" table:formula="of:=SUM([.J13:.K13])" table:style-name="ce6">
            <text:p>9,76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36" table:style-name="ce5">
            <text:p>2,136<text:s/></text:p>
          </table:table-cell>
          <table:table-cell office:value-type="float" office:value="2426" table:style-name="ce5">
            <text:p>2,426<text:s/></text:p>
          </table:table-cell>
          <table:table-cell office:value-type="float" office:value="2766" table:style-name="ce5">
            <text:p>2,766<text:s/></text:p>
          </table:table-cell>
          <table:table-cell office:value-type="float" office:value="5192" table:formula="of:=SUM([.D14:.E14])" table:style-name="ce5">
            <text:p>5,192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492" table:formula="of:=SUM([.J14:.K14])" table:style-name="ce6">
            <text:p>4,49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54" table:style-name="ce5">
            <text:p>1,754<text:s/></text:p>
          </table:table-cell>
          <table:table-cell office:value-type="float" office:value="1990" table:style-name="ce5">
            <text:p>1,990<text:s/></text:p>
          </table:table-cell>
          <table:table-cell office:value-type="float" office:value="2198" table:style-name="ce5">
            <text:p>2,198<text:s/></text:p>
          </table:table-cell>
          <table:table-cell office:value-type="float" office:value="4188" table:formula="of:=SUM([.D15:.E15])" table:style-name="ce5">
            <text:p>4,188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8472" table:formula="of:=SUM([.J15:.K15])" table:style-name="ce6">
            <text:p>8,47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96" table:style-name="ce5">
            <text:p>3,296<text:s/></text:p>
          </table:table-cell>
          <table:table-cell office:value-type="float" office:value="3421" table:style-name="ce5">
            <text:p>3,421<text:s/></text:p>
          </table:table-cell>
          <table:table-cell office:value-type="float" office:value="4067" table:style-name="ce5">
            <text:p>4,067<text:s/></text:p>
          </table:table-cell>
          <table:table-cell office:value-type="float" office:value="7488" table:formula="of:=SUM([.D16:.E16])" table:style-name="ce5">
            <text:p>7,488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5530" table:formula="of:=SUM([.J16:.K16])" table:style-name="ce6">
            <text:p>5,53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59" table:style-name="ce5">
            <text:p>3,659<text:s/></text:p>
          </table:table-cell>
          <table:table-cell office:value-type="float" office:value="3944" table:style-name="ce5">
            <text:p>3,944<text:s/></text:p>
          </table:table-cell>
          <table:table-cell office:value-type="float" office:value="4009" table:style-name="ce5">
            <text:p>4,009<text:s/></text:p>
          </table:table-cell>
          <table:table-cell office:value-type="float" office:value="7953" table:formula="of:=SUM([.D17:.E17])" table:style-name="ce5">
            <text:p>7,953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5331" table:formula="of:=SUM([.J17:.K17])" table:style-name="ce6">
            <text:p>5,33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7" table:style-name="ce5">
            <text:p>2,407<text:s/></text:p>
          </table:table-cell>
          <table:table-cell office:value-type="float" office:value="2982" table:style-name="ce5">
            <text:p>2,982<text:s/></text:p>
          </table:table-cell>
          <table:table-cell office:value-type="float" office:value="3404" table:style-name="ce5">
            <text:p>3,404<text:s/></text:p>
          </table:table-cell>
          <table:table-cell office:value-type="float" office:value="6386" table:formula="of:=SUM([.D18:.E18])" table:style-name="ce5">
            <text:p>6,386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7409" table:formula="of:=SUM([.J18:.K18])" table:style-name="ce6">
            <text:p>7,40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6" table:style-name="ce5">
            <text:p>2,366<text:s/></text:p>
          </table:table-cell>
          <table:table-cell office:value-type="float" office:value="2951" table:style-name="ce5">
            <text:p>2,951<text:s/></text:p>
          </table:table-cell>
          <table:table-cell office:value-type="float" office:value="3539" table:style-name="ce5">
            <text:p>3,539<text:s/></text:p>
          </table:table-cell>
          <table:table-cell office:value-type="float" office:value="6490" table:formula="of:=SUM([.D19:.E19])" table:style-name="ce5">
            <text:p>6,490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4510" table:formula="of:=SUM([.J19:.K19])" table:style-name="ce6">
            <text:p>4,51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6" table:style-name="ce5">
            <text:p>1,476<text:s/></text:p>
          </table:table-cell>
          <table:table-cell office:value-type="float" office:value="1865" table:style-name="ce5">
            <text:p>1,865<text:s/></text:p>
          </table:table-cell>
          <table:table-cell office:value-type="float" office:value="2044" table:style-name="ce5">
            <text:p>2,044<text:s/></text:p>
          </table:table-cell>
          <table:table-cell office:value-type="float" office:value="3909" table:formula="of:=SUM([.D20:.E20])" table:style-name="ce5">
            <text:p>3,909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4655" table:formula="of:=SUM([.J20:.K20])" table:style-name="ce6">
            <text:p>4,65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15" table:style-name="ce5">
            <text:p>1,515<text:s/></text:p>
          </table:table-cell>
          <table:table-cell office:value-type="float" office:value="1965" table:style-name="ce5">
            <text:p>1,965<text:s/></text:p>
          </table:table-cell>
          <table:table-cell office:value-type="float" office:value="2090" table:style-name="ce5">
            <text:p>2,090<text:s/></text:p>
          </table:table-cell>
          <table:table-cell office:value-type="float" office:value="4055" table:formula="of:=SUM([.D21:.E21])" table:style-name="ce5">
            <text:p>4,055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6036" table:formula="of:=SUM([.J21:.K21])" table:style-name="ce6">
            <text:p>6,03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21" table:style-name="ce5">
            <text:p>1,421<text:s/></text:p>
          </table:table-cell>
          <table:table-cell office:value-type="float" office:value="1923" table:style-name="ce5">
            <text:p>1,923<text:s/></text:p>
          </table:table-cell>
          <table:table-cell office:value-type="float" office:value="2049" table:style-name="ce5">
            <text:p>2,049<text:s/></text:p>
          </table:table-cell>
          <table:table-cell office:value-type="float" office:value="3972" table:formula="of:=SUM([.D22:.E22])" table:style-name="ce5">
            <text:p>3,972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6206" table:formula="of:=SUM([.J22:.K22])" table:style-name="ce6">
            <text:p>6,20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41" table:style-name="ce5">
            <text:p>2,241<text:s/></text:p>
          </table:table-cell>
          <table:table-cell office:value-type="float" office:value="2899" table:style-name="ce5">
            <text:p>2,899<text:s/></text:p>
          </table:table-cell>
          <table:table-cell office:value-type="float" office:value="3248" table:style-name="ce5">
            <text:p>3,248<text:s/></text:p>
          </table:table-cell>
          <table:table-cell office:value-type="float" office:value="6147" table:formula="of:=SUM([.D23:.E23])" table:style-name="ce5">
            <text:p>6,147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4483" table:formula="of:=SUM([.J23:.K23])" table:style-name="ce6">
            <text:p>4,48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39" table:style-name="ce5">
            <text:p>2,839<text:s/></text:p>
          </table:table-cell>
          <table:table-cell office:value-type="float" office:value="2990" table:style-name="ce5">
            <text:p>2,990<text:s/></text:p>
          </table:table-cell>
          <table:table-cell office:value-type="float" office:value="3566" table:style-name="ce5">
            <text:p>3,566<text:s/></text:p>
          </table:table-cell>
          <table:table-cell office:value-type="float" office:value="6556" table:formula="of:=SUM([.D24:.E24])" table:style-name="ce5">
            <text:p>6,556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6192" table:formula="of:=SUM([.J24:.K24])" table:style-name="ce6">
            <text:p>6,19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5" table:style-name="ce5">
            <text:p>2,635<text:s/></text:p>
          </table:table-cell>
          <table:table-cell office:value-type="float" office:value="3265" table:style-name="ce5">
            <text:p>3,265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6917" table:formula="of:=SUM([.D25:.E25])" table:style-name="ce5">
            <text:p>6,917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170" table:style-name="ce14">
            <text:p>2,170<text:s/></text:p>
          </table:table-cell>
          <table:table-cell office:value-type="float" office:value="4030" table:formula="of:=SUM([.J25:.K25])" table:style-name="ce6">
            <text:p>4,03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5" table:style-name="ce5">
            <text:p>1,435<text:s/></text:p>
          </table:table-cell>
          <table:table-cell office:value-type="float" office:value="1528" table:style-name="ce5">
            <text:p>1,528<text:s/></text:p>
          </table:table-cell>
          <table:table-cell office:value-type="float" office:value="1788" table:style-name="ce5">
            <text:p>1,788<text:s/></text:p>
          </table:table-cell>
          <table:table-cell office:value-type="float" office:value="3316" table:formula="of:=SUM([.D26:.E26])" table:style-name="ce5">
            <text:p>3,316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6026" table:formula="of:=SUM([.J26:.K26])" table:style-name="ce6">
            <text:p>6,02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53" table:style-name="ce5">
            <text:p>1,853<text:s/></text:p>
          </table:table-cell>
          <table:table-cell office:value-type="float" office:value="2033" table:style-name="ce5">
            <text:p>2,033<text:s/></text:p>
          </table:table-cell>
          <table:table-cell office:value-type="float" office:value="2425" table:style-name="ce5">
            <text:p>2,425<text:s/></text:p>
          </table:table-cell>
          <table:table-cell office:value-type="float" office:value="4458" table:formula="of:=SUM([.D27:.E27])" table:style-name="ce5">
            <text:p>4,458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7194" table:formula="of:=SUM([.J27:.K27])" table:style-name="ce6">
            <text:p>7,19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71" table:style-name="ce5">
            <text:p>2,571<text:s/></text:p>
          </table:table-cell>
          <table:table-cell office:value-type="float" office:value="3215" table:style-name="ce5">
            <text:p>3,215<text:s/></text:p>
          </table:table-cell>
          <table:table-cell office:value-type="float" office:value="3640" table:style-name="ce5">
            <text:p>3,640<text:s/></text:p>
          </table:table-cell>
          <table:table-cell office:value-type="float" office:value="6855" table:formula="of:=SUM([.D28:.E28])" table:style-name="ce5">
            <text:p>6,855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2390" table:formula="of:=SUM([.J28:.K28])" table:style-name="ce6">
            <text:p>2,3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78" table:style-name="ce5">
            <text:p>2,278<text:s/></text:p>
          </table:table-cell>
          <table:table-cell office:value-type="float" office:value="2161" table:style-name="ce5">
            <text:p>2,161<text:s/></text:p>
          </table:table-cell>
          <table:table-cell office:value-type="float" office:value="2633" table:style-name="ce15">
            <text:p>2,633<text:s/></text:p>
          </table:table-cell>
          <table:table-cell office:value-type="float" office:value="4794" table:formula="of:=SUM([.D29:.E29])" table:style-name="ce5">
            <text:p>4,794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477" table:formula="of:=SUM([.C3:.C29])+SUM([.I3:.I28])" table:style-name="ce6">
            <text:p>119,477<text:s/></text:p>
          </table:table-cell>
          <table:table-cell office:value-type="float" office:value="134614" table:formula="of:=SUM([.D3:.D29])+SUM([.J3:.J28])" table:style-name="ce6">
            <text:p>134,614<text:s/></text:p>
          </table:table-cell>
          <table:table-cell office:value-type="float" office:value="155574" table:formula="of:=SUM([.E3:.E29])+SUM([.K3:.K28])" table:style-name="ce6">
            <text:p>155,574<text:s/></text:p>
          </table:table-cell>
          <table:table-cell office:value-type="float" office:value="290188" table:formula="of:=SUM([.F3:.F29])+SUM([.L3:.L28])" table:style-name="ce6">
            <text:p>290,188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7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7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42" table:style-name="ce5">
            <text:p>2,342<text:s/></text:p>
          </table:table-cell>
          <table:table-cell office:value-type="float" office:value="2523" table:style-name="ce5">
            <text:p>2,523<text:s/></text:p>
          </table:table-cell>
          <table:table-cell office:value-type="float" office:value="3003" table:style-name="ce5">
            <text:p>3,003<text:s/></text:p>
          </table:table-cell>
          <table:table-cell office:value-type="float" office:value="5526" table:formula="of:=SUM([.D3:.E3])" table:style-name="ce5">
            <text:p>5,526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5201" table:formula="of:=SUM([.J3:.K3])" table:style-name="ce6">
            <text:p>5,20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37" table:style-name="ce5">
            <text:p>2,037<text:s/></text:p>
          </table:table-cell>
          <table:table-cell office:value-type="float" office:value="2675" table:style-name="ce5">
            <text:p>2,675<text:s/></text:p>
          </table:table-cell>
          <table:table-cell office:value-type="float" office:value="2981" table:style-name="ce5">
            <text:p>2,981<text:s/></text:p>
          </table:table-cell>
          <table:table-cell office:value-type="float" office:value="5656" table:formula="of:=SUM([.D4:.E4])" table:style-name="ce5">
            <text:p>5,656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900" table:formula="of:=SUM([.J4:.K4])" table:style-name="ce6">
            <text:p>5,90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96" table:style-name="ce5">
            <text:p>2,496<text:s/></text:p>
          </table:table-cell>
          <table:table-cell office:value-type="float" office:value="3315" table:style-name="ce5">
            <text:p>3,315<text:s/></text:p>
          </table:table-cell>
          <table:table-cell office:value-type="float" office:value="3642" table:style-name="ce5">
            <text:p>3,642<text:s/></text:p>
          </table:table-cell>
          <table:table-cell office:value-type="float" office:value="6957" table:formula="of:=SUM([.D5:.E5])" table:style-name="ce5">
            <text:p>6,957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187" table:formula="of:=SUM([.J5:.K5])" table:style-name="ce6">
            <text:p>5,18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298" table:style-name="ce5">
            <text:p>3,298<text:s/></text:p>
          </table:table-cell>
          <table:table-cell office:value-type="float" office:value="3810" table:style-name="ce5">
            <text:p>3,810<text:s/></text:p>
          </table:table-cell>
          <table:table-cell office:value-type="float" office:value="4278" table:style-name="ce5">
            <text:p>4,278<text:s/></text:p>
          </table:table-cell>
          <table:table-cell office:value-type="float" office:value="8088" table:formula="of:=SUM([.D6:.E6])" table:style-name="ce5">
            <text:p>8,088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962" table:formula="of:=SUM([.J6:.K6])" table:style-name="ce6">
            <text:p>3,96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12" table:style-name="ce5">
            <text:p>2,112<text:s/></text:p>
          </table:table-cell>
          <table:table-cell office:value-type="float" office:value="2227" table:style-name="ce5">
            <text:p>2,227<text:s/></text:p>
          </table:table-cell>
          <table:table-cell office:value-type="float" office:value="2713" table:style-name="ce5">
            <text:p>2,713<text:s/></text:p>
          </table:table-cell>
          <table:table-cell office:value-type="float" office:value="4940" table:formula="of:=SUM([.D7:.E7])" table:style-name="ce5">
            <text:p>4,940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4317" table:formula="of:=SUM([.J7:.K7])" table:style-name="ce6">
            <text:p>4,31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53" table:style-name="ce5">
            <text:p>2,353<text:s/></text:p>
          </table:table-cell>
          <table:table-cell office:value-type="float" office:value="2366" table:style-name="ce5">
            <text:p>2,366<text:s/></text:p>
          </table:table-cell>
          <table:table-cell office:value-type="float" office:value="2744" table:style-name="ce5">
            <text:p>2,744<text:s/></text:p>
          </table:table-cell>
          <table:table-cell office:value-type="float" office:value="5110" table:formula="of:=SUM([.D8:.E8])" table:style-name="ce5">
            <text:p>5,110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158" table:formula="of:=SUM([.J8:.K8])" table:style-name="ce6">
            <text:p>4,15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84" table:style-name="ce5">
            <text:p>2,784<text:s/></text:p>
          </table:table-cell>
          <table:table-cell office:value-type="float" office:value="2989" table:style-name="ce5">
            <text:p>2,989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6398" table:formula="of:=SUM([.D9:.E9])" table:style-name="ce5">
            <text:p>6,398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5449" table:formula="of:=SUM([.J9:.K9])" table:style-name="ce6">
            <text:p>5,44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13" table:style-name="ce5">
            <text:p>1,213<text:s/></text:p>
          </table:table-cell>
          <table:table-cell office:value-type="float" office:value="1332" table:style-name="ce5">
            <text:p>1,332<text:s/></text:p>
          </table:table-cell>
          <table:table-cell office:value-type="float" office:value="1542" table:style-name="ce5">
            <text:p>1,542<text:s/></text:p>
          </table:table-cell>
          <table:table-cell office:value-type="float" office:value="2874" table:formula="of:=SUM([.D10:.E10])" table:style-name="ce5">
            <text:p>2,874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638" table:style-name="ce14">
            <text:p>3,638<text:s/></text:p>
          </table:table-cell>
          <table:table-cell office:value-type="float" office:value="6695" table:formula="of:=SUM([.J10:.K10])" table:style-name="ce6">
            <text:p>6,69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40" table:style-name="ce5">
            <text:p>1,740<text:s/></text:p>
          </table:table-cell>
          <table:table-cell office:value-type="float" office:value="1671" table:style-name="ce5">
            <text:p>1,671<text:s/></text:p>
          </table:table-cell>
          <table:table-cell office:value-type="float" office:value="2034" table:style-name="ce5">
            <text:p>2,034<text:s/></text:p>
          </table:table-cell>
          <table:table-cell office:value-type="float" office:value="3705" table:formula="of:=SUM([.D11:.E11])" table:style-name="ce5">
            <text:p>3,705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603" table:formula="of:=SUM([.J11:.K11])" table:style-name="ce6">
            <text:p>3,60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80" table:style-name="ce5">
            <text:p>3,280<text:s/></text:p>
          </table:table-cell>
          <table:table-cell office:value-type="float" office:value="3280" table:style-name="ce5">
            <text:p>3,280<text:s/></text:p>
          </table:table-cell>
          <table:table-cell office:value-type="float" office:value="4016" table:style-name="ce5">
            <text:p>4,016<text:s/></text:p>
          </table:table-cell>
          <table:table-cell office:value-type="float" office:value="7296" table:formula="of:=SUM([.D12:.E12])" table:style-name="ce5">
            <text:p>7,296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169" table:formula="of:=SUM([.J12:.K12])" table:style-name="ce6">
            <text:p>2,16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9" table:style-name="ce5">
            <text:p>2,299<text:s/></text:p>
          </table:table-cell>
          <table:table-cell office:value-type="float" office:value="2687" table:style-name="ce5">
            <text:p>2,687<text:s/></text:p>
          </table:table-cell>
          <table:table-cell office:value-type="float" office:value="3111" table:style-name="ce5">
            <text:p>3,111<text:s/></text:p>
          </table:table-cell>
          <table:table-cell office:value-type="float" office:value="5798" table:formula="of:=SUM([.D13:.E13])" table:style-name="ce5">
            <text:p>5,798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9739" table:formula="of:=SUM([.J13:.K13])" table:style-name="ce6">
            <text:p>9,73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30" table:style-name="ce5">
            <text:p>2,130<text:s/></text:p>
          </table:table-cell>
          <table:table-cell office:value-type="float" office:value="2416" table:style-name="ce5">
            <text:p>2,416<text:s/></text:p>
          </table:table-cell>
          <table:table-cell office:value-type="float" office:value="2769" table:style-name="ce5">
            <text:p>2,769<text:s/></text:p>
          </table:table-cell>
          <table:table-cell office:value-type="float" office:value="5185" table:formula="of:=SUM([.D14:.E14])" table:style-name="ce5">
            <text:p>5,185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4496" table:formula="of:=SUM([.J14:.K14])" table:style-name="ce6">
            <text:p>4,49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55" table:style-name="ce5">
            <text:p>1,755<text:s/></text:p>
          </table:table-cell>
          <table:table-cell office:value-type="float" office:value="1983" table:style-name="ce5">
            <text:p>1,983<text:s/></text:p>
          </table:table-cell>
          <table:table-cell office:value-type="float" office:value="2203" table:style-name="ce5">
            <text:p>2,203<text:s/></text:p>
          </table:table-cell>
          <table:table-cell office:value-type="float" office:value="4186" table:formula="of:=SUM([.D15:.E15])" table:style-name="ce5">
            <text:p>4,186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8481" table:formula="of:=SUM([.J15:.K15])" table:style-name="ce6">
            <text:p>8,48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299" table:style-name="ce5">
            <text:p>3,299<text:s/></text:p>
          </table:table-cell>
          <table:table-cell office:value-type="float" office:value="3424" table:style-name="ce5">
            <text:p>3,424<text:s/></text:p>
          </table:table-cell>
          <table:table-cell office:value-type="float" office:value="4071" table:style-name="ce5">
            <text:p>4,071<text:s/></text:p>
          </table:table-cell>
          <table:table-cell office:value-type="float" office:value="7495" table:formula="of:=SUM([.D16:.E16])" table:style-name="ce5">
            <text:p>7,495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5550" table:formula="of:=SUM([.J16:.K16])" table:style-name="ce6">
            <text:p>5,55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0" table:style-name="ce5">
            <text:p>3,660<text:s/></text:p>
          </table:table-cell>
          <table:table-cell office:value-type="float" office:value="3941" table:style-name="ce5">
            <text:p>3,941<text:s/></text:p>
          </table:table-cell>
          <table:table-cell office:value-type="float" office:value="4010" table:style-name="ce5">
            <text:p>4,010<text:s/></text:p>
          </table:table-cell>
          <table:table-cell office:value-type="float" office:value="7951" table:formula="of:=SUM([.D17:.E17])" table:style-name="ce5">
            <text:p>7,951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5316" table:formula="of:=SUM([.J17:.K17])" table:style-name="ce6">
            <text:p>5,31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9" table:style-name="ce5">
            <text:p>2,409<text:s/></text:p>
          </table:table-cell>
          <table:table-cell office:value-type="float" office:value="2983" table:style-name="ce5">
            <text:p>2,983<text:s/></text:p>
          </table:table-cell>
          <table:table-cell office:value-type="float" office:value="3404" table:style-name="ce5">
            <text:p>3,404<text:s/></text:p>
          </table:table-cell>
          <table:table-cell office:value-type="float" office:value="6387" table:formula="of:=SUM([.D18:.E18])" table:style-name="ce5">
            <text:p>6,387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7416" table:formula="of:=SUM([.J18:.K18])" table:style-name="ce6">
            <text:p>7,41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2" table:style-name="ce5">
            <text:p>2,362<text:s/></text:p>
          </table:table-cell>
          <table:table-cell office:value-type="float" office:value="2956" table:style-name="ce5">
            <text:p>2,956<text:s/></text:p>
          </table:table-cell>
          <table:table-cell office:value-type="float" office:value="3548" table:style-name="ce5">
            <text:p>3,548<text:s/></text:p>
          </table:table-cell>
          <table:table-cell office:value-type="float" office:value="6504" table:formula="of:=SUM([.D19:.E19])" table:style-name="ce5">
            <text:p>6,504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519" table:formula="of:=SUM([.J19:.K19])" table:style-name="ce6">
            <text:p>4,51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3" table:style-name="ce5">
            <text:p>1,473<text:s/></text:p>
          </table:table-cell>
          <table:table-cell office:value-type="float" office:value="1859" table:style-name="ce5">
            <text:p>1,859<text:s/></text:p>
          </table:table-cell>
          <table:table-cell office:value-type="float" office:value="2032" table:style-name="ce5">
            <text:p>2,032<text:s/></text:p>
          </table:table-cell>
          <table:table-cell office:value-type="float" office:value="3891" table:formula="of:=SUM([.D20:.E20])" table:style-name="ce5">
            <text:p>3,891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638" table:formula="of:=SUM([.J20:.K20])" table:style-name="ce6">
            <text:p>4,63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16" table:style-name="ce5">
            <text:p>1,516<text:s/></text:p>
          </table:table-cell>
          <table:table-cell office:value-type="float" office:value="1957" table:style-name="ce5">
            <text:p>1,957<text:s/></text:p>
          </table:table-cell>
          <table:table-cell office:value-type="float" office:value="2090" table:style-name="ce5">
            <text:p>2,090<text:s/></text:p>
          </table:table-cell>
          <table:table-cell office:value-type="float" office:value="4047" table:formula="of:=SUM([.D21:.E21])" table:style-name="ce5">
            <text:p>4,047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6070" table:formula="of:=SUM([.J21:.K21])" table:style-name="ce6">
            <text:p>6,07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21" table:style-name="ce5">
            <text:p>1,421<text:s/></text:p>
          </table:table-cell>
          <table:table-cell office:value-type="float" office:value="1915" table:style-name="ce5">
            <text:p>1,915<text:s/></text:p>
          </table:table-cell>
          <table:table-cell office:value-type="float" office:value="2050" table:style-name="ce5">
            <text:p>2,050<text:s/></text:p>
          </table:table-cell>
          <table:table-cell office:value-type="float" office:value="3965" table:formula="of:=SUM([.D22:.E22])" table:style-name="ce5">
            <text:p>3,965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6223" table:formula="of:=SUM([.J22:.K22])" table:style-name="ce6">
            <text:p>6,22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43" table:style-name="ce5">
            <text:p>2,243<text:s/></text:p>
          </table:table-cell>
          <table:table-cell office:value-type="float" office:value="2899" table:style-name="ce5">
            <text:p>2,899<text:s/></text:p>
          </table:table-cell>
          <table:table-cell office:value-type="float" office:value="3251" table:style-name="ce5">
            <text:p>3,251<text:s/></text:p>
          </table:table-cell>
          <table:table-cell office:value-type="float" office:value="6150" table:formula="of:=SUM([.D23:.E23])" table:style-name="ce5">
            <text:p>6,150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4491" table:formula="of:=SUM([.J23:.K23])" table:style-name="ce6">
            <text:p>4,49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29" table:style-name="ce5">
            <text:p>2,829<text:s/></text:p>
          </table:table-cell>
          <table:table-cell office:value-type="float" office:value="2988" table:style-name="ce5">
            <text:p>2,988<text:s/></text:p>
          </table:table-cell>
          <table:table-cell office:value-type="float" office:value="3575" table:style-name="ce5">
            <text:p>3,575<text:s/></text:p>
          </table:table-cell>
          <table:table-cell office:value-type="float" office:value="6563" table:formula="of:=SUM([.D24:.E24])" table:style-name="ce5">
            <text:p>6,563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6202" table:formula="of:=SUM([.J24:.K24])" table:style-name="ce6">
            <text:p>6,20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6" table:style-name="ce5">
            <text:p>2,636<text:s/></text:p>
          </table:table-cell>
          <table:table-cell office:value-type="float" office:value="3266" table:style-name="ce5">
            <text:p>3,266<text:s/></text:p>
          </table:table-cell>
          <table:table-cell office:value-type="float" office:value="3649" table:style-name="ce5">
            <text:p>3,649<text:s/></text:p>
          </table:table-cell>
          <table:table-cell office:value-type="float" office:value="6915" table:formula="of:=SUM([.D25:.E25])" table:style-name="ce5">
            <text:p>6,915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2187" table:style-name="ce14">
            <text:p>2,187<text:s/></text:p>
          </table:table-cell>
          <table:table-cell office:value-type="float" office:value="4060" table:formula="of:=SUM([.J25:.K25])" table:style-name="ce6">
            <text:p>4,06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6" table:style-name="ce5">
            <text:p>1,436<text:s/></text:p>
          </table:table-cell>
          <table:table-cell office:value-type="float" office:value="1541" table:style-name="ce5">
            <text:p>1,541<text:s/></text:p>
          </table:table-cell>
          <table:table-cell office:value-type="float" office:value="1784" table:style-name="ce5">
            <text:p>1,784<text:s/></text:p>
          </table:table-cell>
          <table:table-cell office:value-type="float" office:value="3325" table:formula="of:=SUM([.D26:.E26])" table:style-name="ce5">
            <text:p>3,325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6051" table:formula="of:=SUM([.J26:.K26])" table:style-name="ce6">
            <text:p>6,05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46" table:style-name="ce5">
            <text:p>1,846<text:s/></text:p>
          </table:table-cell>
          <table:table-cell office:value-type="float" office:value="2031" table:style-name="ce5">
            <text:p>2,031<text:s/></text:p>
          </table:table-cell>
          <table:table-cell office:value-type="float" office:value="2421" table:style-name="ce5">
            <text:p>2,421<text:s/></text:p>
          </table:table-cell>
          <table:table-cell office:value-type="float" office:value="4452" table:formula="of:=SUM([.D27:.E27])" table:style-name="ce5">
            <text:p>4,452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7190" table:formula="of:=SUM([.J27:.K27])" table:style-name="ce6">
            <text:p>7,1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70" table:style-name="ce5">
            <text:p>2,570<text:s/></text:p>
          </table:table-cell>
          <table:table-cell office:value-type="float" office:value="3214" table:style-name="ce5">
            <text:p>3,214<text:s/></text:p>
          </table:table-cell>
          <table:table-cell office:value-type="float" office:value="3648" table:style-name="ce5">
            <text:p>3,648<text:s/></text:p>
          </table:table-cell>
          <table:table-cell office:value-type="float" office:value="6862" table:formula="of:=SUM([.D28:.E28])" table:style-name="ce5">
            <text:p>6,862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2379" table:formula="of:=SUM([.J28:.K28])" table:style-name="ce6">
            <text:p>2,37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80" table:style-name="ce5">
            <text:p>2,280<text:s/></text:p>
          </table:table-cell>
          <table:table-cell office:value-type="float" office:value="2155" table:style-name="ce5">
            <text:p>2,155<text:s/></text:p>
          </table:table-cell>
          <table:table-cell office:value-type="float" office:value="2629" table:style-name="ce15">
            <text:p>2,629<text:s/></text:p>
          </table:table-cell>
          <table:table-cell office:value-type="float" office:value="4784" table:formula="of:=SUM([.D29:.E29])" table:style-name="ce5">
            <text:p>4,784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542" table:formula="of:=SUM([.C3:.C29])+SUM([.I3:.I28])" table:style-name="ce6">
            <text:p>119,542<text:s/></text:p>
          </table:table-cell>
          <table:table-cell office:value-type="float" office:value="134705" table:formula="of:=SUM([.D3:.D29])+SUM([.J3:.J28])" table:style-name="ce6">
            <text:p>134,705<text:s/></text:p>
          </table:table-cell>
          <table:table-cell office:value-type="float" office:value="155767" table:formula="of:=SUM([.E3:.E29])+SUM([.K3:.K28])" table:style-name="ce6">
            <text:p>155,767<text:s/></text:p>
          </table:table-cell>
          <table:table-cell office:value-type="float" office:value="290472" table:formula="of:=SUM([.F3:.F29])+SUM([.L3:.L28])" table:style-name="ce6">
            <text:p>290,472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8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8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50" table:style-name="ce5">
            <text:p>2,350<text:s/></text:p>
          </table:table-cell>
          <table:table-cell office:value-type="float" office:value="2515" table:style-name="ce5">
            <text:p>2,515<text:s/></text:p>
          </table:table-cell>
          <table:table-cell office:value-type="float" office:value="3011" table:style-name="ce5">
            <text:p>3,011<text:s/></text:p>
          </table:table-cell>
          <table:table-cell office:value-type="float" office:value="5526" table:formula="of:=SUM([.D3:.E3])" table:style-name="ce5">
            <text:p>5,526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5196" table:formula="of:=SUM([.J3:.K3])" table:style-name="ce6">
            <text:p>5,19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50" table:style-name="ce5">
            <text:p>2,050<text:s/></text:p>
          </table:table-cell>
          <table:table-cell office:value-type="float" office:value="2680" table:style-name="ce5">
            <text:p>2,680<text:s/></text:p>
          </table:table-cell>
          <table:table-cell office:value-type="float" office:value="2994" table:style-name="ce5">
            <text:p>2,994<text:s/></text:p>
          </table:table-cell>
          <table:table-cell office:value-type="float" office:value="5674" table:formula="of:=SUM([.D4:.E4])" table:style-name="ce5">
            <text:p>5,674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5891" table:formula="of:=SUM([.J4:.K4])" table:style-name="ce6">
            <text:p>5,89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505" table:style-name="ce5">
            <text:p>2,505<text:s/></text:p>
          </table:table-cell>
          <table:table-cell office:value-type="float" office:value="3315" table:style-name="ce5">
            <text:p>3,315<text:s/></text:p>
          </table:table-cell>
          <table:table-cell office:value-type="float" office:value="3637" table:style-name="ce5">
            <text:p>3,637<text:s/></text:p>
          </table:table-cell>
          <table:table-cell office:value-type="float" office:value="6952" table:formula="of:=SUM([.D5:.E5])" table:style-name="ce5">
            <text:p>6,952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192" table:formula="of:=SUM([.J5:.K5])" table:style-name="ce6">
            <text:p>5,19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311" table:style-name="ce5">
            <text:p>3,311<text:s/></text:p>
          </table:table-cell>
          <table:table-cell office:value-type="float" office:value="3825" table:style-name="ce5">
            <text:p>3,825<text:s/></text:p>
          </table:table-cell>
          <table:table-cell office:value-type="float" office:value="4292" table:style-name="ce5">
            <text:p>4,292<text:s/></text:p>
          </table:table-cell>
          <table:table-cell office:value-type="float" office:value="8117" table:formula="of:=SUM([.D6:.E6])" table:style-name="ce5">
            <text:p>8,117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959" table:formula="of:=SUM([.J6:.K6])" table:style-name="ce6">
            <text:p>3,95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11" table:style-name="ce5">
            <text:p>2,111<text:s/></text:p>
          </table:table-cell>
          <table:table-cell office:value-type="float" office:value="2230" table:style-name="ce5">
            <text:p>2,230<text:s/></text:p>
          </table:table-cell>
          <table:table-cell office:value-type="float" office:value="2712" table:style-name="ce5">
            <text:p>2,712<text:s/></text:p>
          </table:table-cell>
          <table:table-cell office:value-type="float" office:value="4942" table:formula="of:=SUM([.D7:.E7])" table:style-name="ce5">
            <text:p>4,942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4334" table:formula="of:=SUM([.J7:.K7])" table:style-name="ce6">
            <text:p>4,33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49" table:style-name="ce5">
            <text:p>2,349<text:s/></text:p>
          </table:table-cell>
          <table:table-cell office:value-type="float" office:value="2357" table:style-name="ce5">
            <text:p>2,357<text:s/></text:p>
          </table:table-cell>
          <table:table-cell office:value-type="float" office:value="2742" table:style-name="ce5">
            <text:p>2,742<text:s/></text:p>
          </table:table-cell>
          <table:table-cell office:value-type="float" office:value="5099" table:formula="of:=SUM([.D8:.E8])" table:style-name="ce5">
            <text:p>5,099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4174" table:formula="of:=SUM([.J8:.K8])" table:style-name="ce6">
            <text:p>4,17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89" table:style-name="ce5">
            <text:p>2,789<text:s/></text:p>
          </table:table-cell>
          <table:table-cell office:value-type="float" office:value="2981" table:style-name="ce5">
            <text:p>2,981<text:s/></text:p>
          </table:table-cell>
          <table:table-cell office:value-type="float" office:value="3403" table:style-name="ce5">
            <text:p>3,403<text:s/></text:p>
          </table:table-cell>
          <table:table-cell office:value-type="float" office:value="6384" table:formula="of:=SUM([.D9:.E9])" table:style-name="ce5">
            <text:p>6,384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5440" table:formula="of:=SUM([.J9:.K9])" table:style-name="ce6">
            <text:p>5,44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23" table:style-name="ce5">
            <text:p>1,223<text:s/></text:p>
          </table:table-cell>
          <table:table-cell office:value-type="float" office:value="1337" table:style-name="ce5">
            <text:p>1,337<text:s/></text:p>
          </table:table-cell>
          <table:table-cell office:value-type="float" office:value="1556" table:style-name="ce5">
            <text:p>1,556<text:s/></text:p>
          </table:table-cell>
          <table:table-cell office:value-type="float" office:value="2893" table:formula="of:=SUM([.D10:.E10])" table:style-name="ce5">
            <text:p>2,893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638" table:style-name="ce14">
            <text:p>3,638<text:s/></text:p>
          </table:table-cell>
          <table:table-cell office:value-type="float" office:value="6686" table:formula="of:=SUM([.J10:.K10])" table:style-name="ce6">
            <text:p>6,68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38" table:style-name="ce5">
            <text:p>1,738<text:s/></text:p>
          </table:table-cell>
          <table:table-cell office:value-type="float" office:value="1664" table:style-name="ce5">
            <text:p>1,664<text:s/></text:p>
          </table:table-cell>
          <table:table-cell office:value-type="float" office:value="2040" table:style-name="ce5">
            <text:p>2,040<text:s/></text:p>
          </table:table-cell>
          <table:table-cell office:value-type="float" office:value="3704" table:formula="of:=SUM([.D11:.E11])" table:style-name="ce5">
            <text:p>3,704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3602" table:formula="of:=SUM([.J11:.K11])" table:style-name="ce6">
            <text:p>3,60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84" table:style-name="ce5">
            <text:p>3,284<text:s/></text:p>
          </table:table-cell>
          <table:table-cell office:value-type="float" office:value="3280" table:style-name="ce5">
            <text:p>3,280<text:s/></text:p>
          </table:table-cell>
          <table:table-cell office:value-type="float" office:value="4005" table:style-name="ce5">
            <text:p>4,005<text:s/></text:p>
          </table:table-cell>
          <table:table-cell office:value-type="float" office:value="7285" table:formula="of:=SUM([.D12:.E12])" table:style-name="ce5">
            <text:p>7,285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169" table:formula="of:=SUM([.J12:.K12])" table:style-name="ce6">
            <text:p>2,16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297" table:style-name="ce5">
            <text:p>2,297<text:s/></text:p>
          </table:table-cell>
          <table:table-cell office:value-type="float" office:value="2674" table:style-name="ce5">
            <text:p>2,674<text:s/></text:p>
          </table:table-cell>
          <table:table-cell office:value-type="float" office:value="3109" table:style-name="ce5">
            <text:p>3,109<text:s/></text:p>
          </table:table-cell>
          <table:table-cell office:value-type="float" office:value="5783" table:formula="of:=SUM([.D13:.E13])" table:style-name="ce5">
            <text:p>5,783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9726" table:formula="of:=SUM([.J13:.K13])" table:style-name="ce6">
            <text:p>9,72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24" table:style-name="ce5">
            <text:p>2,124<text:s/></text:p>
          </table:table-cell>
          <table:table-cell office:value-type="float" office:value="2411" table:style-name="ce5">
            <text:p>2,411<text:s/></text:p>
          </table:table-cell>
          <table:table-cell office:value-type="float" office:value="2761" table:style-name="ce5">
            <text:p>2,761<text:s/></text:p>
          </table:table-cell>
          <table:table-cell office:value-type="float" office:value="5172" table:formula="of:=SUM([.D14:.E14])" table:style-name="ce5">
            <text:p>5,172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489" table:formula="of:=SUM([.J14:.K14])" table:style-name="ce6">
            <text:p>4,48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59" table:style-name="ce5">
            <text:p>1,759<text:s/></text:p>
          </table:table-cell>
          <table:table-cell office:value-type="float" office:value="1981" table:style-name="ce5">
            <text:p>1,981<text:s/></text:p>
          </table:table-cell>
          <table:table-cell office:value-type="float" office:value="2203" table:style-name="ce5">
            <text:p>2,203<text:s/></text:p>
          </table:table-cell>
          <table:table-cell office:value-type="float" office:value="4184" table:formula="of:=SUM([.D15:.E15])" table:style-name="ce5">
            <text:p>4,184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8526" table:formula="of:=SUM([.J15:.K15])" table:style-name="ce6">
            <text:p>8,52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307" table:style-name="ce5">
            <text:p>3,307<text:s/></text:p>
          </table:table-cell>
          <table:table-cell office:value-type="float" office:value="3429" table:style-name="ce5">
            <text:p>3,429<text:s/></text:p>
          </table:table-cell>
          <table:table-cell office:value-type="float" office:value="4080" table:style-name="ce5">
            <text:p>4,080<text:s/></text:p>
          </table:table-cell>
          <table:table-cell office:value-type="float" office:value="7509" table:formula="of:=SUM([.D16:.E16])" table:style-name="ce5">
            <text:p>7,509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5544" table:formula="of:=SUM([.J16:.K16])" table:style-name="ce6">
            <text:p>5,54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58" table:style-name="ce5">
            <text:p>3,658<text:s/></text:p>
          </table:table-cell>
          <table:table-cell office:value-type="float" office:value="3942" table:style-name="ce5">
            <text:p>3,942<text:s/></text:p>
          </table:table-cell>
          <table:table-cell office:value-type="float" office:value="3996" table:style-name="ce5">
            <text:p>3,996<text:s/></text:p>
          </table:table-cell>
          <table:table-cell office:value-type="float" office:value="7938" table:formula="of:=SUM([.D17:.E17])" table:style-name="ce5">
            <text:p>7,938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5334" table:formula="of:=SUM([.J17:.K17])" table:style-name="ce6">
            <text:p>5,33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4" table:style-name="ce5">
            <text:p>2,404<text:s/></text:p>
          </table:table-cell>
          <table:table-cell office:value-type="float" office:value="2966" table:style-name="ce5">
            <text:p>2,966<text:s/></text:p>
          </table:table-cell>
          <table:table-cell office:value-type="float" office:value="3399" table:style-name="ce5">
            <text:p>3,399<text:s/></text:p>
          </table:table-cell>
          <table:table-cell office:value-type="float" office:value="6365" table:formula="of:=SUM([.D18:.E18])" table:style-name="ce5">
            <text:p>6,365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7426" table:formula="of:=SUM([.J18:.K18])" table:style-name="ce6">
            <text:p>7,42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4" table:style-name="ce5">
            <text:p>2,364<text:s/></text:p>
          </table:table-cell>
          <table:table-cell office:value-type="float" office:value="2948" table:style-name="ce5">
            <text:p>2,948<text:s/></text:p>
          </table:table-cell>
          <table:table-cell office:value-type="float" office:value="3538" table:style-name="ce5">
            <text:p>3,538<text:s/></text:p>
          </table:table-cell>
          <table:table-cell office:value-type="float" office:value="6486" table:formula="of:=SUM([.D19:.E19])" table:style-name="ce5">
            <text:p>6,486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520" table:formula="of:=SUM([.J19:.K19])" table:style-name="ce6">
            <text:p>4,52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5" table:style-name="ce5">
            <text:p>1,475<text:s/></text:p>
          </table:table-cell>
          <table:table-cell office:value-type="float" office:value="1851" table:style-name="ce5">
            <text:p>1,851<text:s/></text:p>
          </table:table-cell>
          <table:table-cell office:value-type="float" office:value="2034" table:style-name="ce5">
            <text:p>2,034<text:s/></text:p>
          </table:table-cell>
          <table:table-cell office:value-type="float" office:value="3885" table:formula="of:=SUM([.D20:.E20])" table:style-name="ce5">
            <text:p>3,885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640" table:formula="of:=SUM([.J20:.K20])" table:style-name="ce6">
            <text:p>4,64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12" table:style-name="ce5">
            <text:p>1,512<text:s/></text:p>
          </table:table-cell>
          <table:table-cell office:value-type="float" office:value="1954" table:style-name="ce5">
            <text:p>1,954<text:s/></text:p>
          </table:table-cell>
          <table:table-cell office:value-type="float" office:value="2096" table:style-name="ce5">
            <text:p>2,096<text:s/></text:p>
          </table:table-cell>
          <table:table-cell office:value-type="float" office:value="4050" table:formula="of:=SUM([.D21:.E21])" table:style-name="ce5">
            <text:p>4,050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6061" table:formula="of:=SUM([.J21:.K21])" table:style-name="ce6">
            <text:p>6,06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25" table:style-name="ce5">
            <text:p>1,425<text:s/></text:p>
          </table:table-cell>
          <table:table-cell office:value-type="float" office:value="1916" table:style-name="ce5">
            <text:p>1,916<text:s/></text:p>
          </table:table-cell>
          <table:table-cell office:value-type="float" office:value="2053" table:style-name="ce5">
            <text:p>2,053<text:s/></text:p>
          </table:table-cell>
          <table:table-cell office:value-type="float" office:value="3969" table:formula="of:=SUM([.D22:.E22])" table:style-name="ce5">
            <text:p>3,969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6237" table:formula="of:=SUM([.J22:.K22])" table:style-name="ce6">
            <text:p>6,23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35" table:style-name="ce5">
            <text:p>2,235<text:s/></text:p>
          </table:table-cell>
          <table:table-cell office:value-type="float" office:value="2884" table:style-name="ce5">
            <text:p>2,884<text:s/></text:p>
          </table:table-cell>
          <table:table-cell office:value-type="float" office:value="3244" table:style-name="ce5">
            <text:p>3,244<text:s/></text:p>
          </table:table-cell>
          <table:table-cell office:value-type="float" office:value="6128" table:formula="of:=SUM([.D23:.E23])" table:style-name="ce5">
            <text:p>6,128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4496" table:formula="of:=SUM([.J23:.K23])" table:style-name="ce6">
            <text:p>4,49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23" table:style-name="ce5">
            <text:p>2,823<text:s/></text:p>
          </table:table-cell>
          <table:table-cell office:value-type="float" office:value="2990" table:style-name="ce5">
            <text:p>2,990<text:s/></text:p>
          </table:table-cell>
          <table:table-cell office:value-type="float" office:value="3565" table:style-name="ce5">
            <text:p>3,565<text:s/></text:p>
          </table:table-cell>
          <table:table-cell office:value-type="float" office:value="6555" table:formula="of:=SUM([.D24:.E24])" table:style-name="ce5">
            <text:p>6,555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6217" table:formula="of:=SUM([.J24:.K24])" table:style-name="ce6">
            <text:p>6,21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4" table:style-name="ce5">
            <text:p>2,634<text:s/></text:p>
          </table:table-cell>
          <table:table-cell office:value-type="float" office:value="3250" table:style-name="ce5">
            <text:p>3,250<text:s/></text:p>
          </table:table-cell>
          <table:table-cell office:value-type="float" office:value="3652" table:style-name="ce5">
            <text:p>3,652<text:s/></text:p>
          </table:table-cell>
          <table:table-cell office:value-type="float" office:value="6902" table:formula="of:=SUM([.D25:.E25])" table:style-name="ce5">
            <text:p>6,902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180" table:style-name="ce14">
            <text:p>2,180<text:s/></text:p>
          </table:table-cell>
          <table:table-cell office:value-type="float" office:value="4049" table:formula="of:=SUM([.J25:.K25])" table:style-name="ce6">
            <text:p>4,04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2" table:style-name="ce5">
            <text:p>1,432<text:s/></text:p>
          </table:table-cell>
          <table:table-cell office:value-type="float" office:value="1537" table:style-name="ce5">
            <text:p>1,537<text:s/></text:p>
          </table:table-cell>
          <table:table-cell office:value-type="float" office:value="1778" table:style-name="ce5">
            <text:p>1,778<text:s/></text:p>
          </table:table-cell>
          <table:table-cell office:value-type="float" office:value="3315" table:formula="of:=SUM([.D26:.E26])" table:style-name="ce5">
            <text:p>3,315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6051" table:formula="of:=SUM([.J26:.K26])" table:style-name="ce6">
            <text:p>6,05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37" table:style-name="ce5">
            <text:p>1,837<text:s/></text:p>
          </table:table-cell>
          <table:table-cell office:value-type="float" office:value="2021" table:style-name="ce5">
            <text:p>2,021<text:s/></text:p>
          </table:table-cell>
          <table:table-cell office:value-type="float" office:value="2417" table:style-name="ce5">
            <text:p>2,417<text:s/></text:p>
          </table:table-cell>
          <table:table-cell office:value-type="float" office:value="4438" table:formula="of:=SUM([.D27:.E27])" table:style-name="ce5">
            <text:p>4,438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7179" table:formula="of:=SUM([.J27:.K27])" table:style-name="ce6">
            <text:p>7,17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64" table:style-name="ce5">
            <text:p>2,564<text:s/></text:p>
          </table:table-cell>
          <table:table-cell office:value-type="float" office:value="3210" table:style-name="ce5">
            <text:p>3,210<text:s/></text:p>
          </table:table-cell>
          <table:table-cell office:value-type="float" office:value="3641" table:style-name="ce5">
            <text:p>3,641<text:s/></text:p>
          </table:table-cell>
          <table:table-cell office:value-type="float" office:value="6851" table:formula="of:=SUM([.D28:.E28])" table:style-name="ce5">
            <text:p>6,851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383" table:formula="of:=SUM([.J28:.K28])" table:style-name="ce6">
            <text:p>2,38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71" table:style-name="ce5">
            <text:p>2,271<text:s/></text:p>
          </table:table-cell>
          <table:table-cell office:value-type="float" office:value="2146" table:style-name="ce5">
            <text:p>2,146<text:s/></text:p>
          </table:table-cell>
          <table:table-cell office:value-type="float" office:value="2622" table:style-name="ce15">
            <text:p>2,622<text:s/></text:p>
          </table:table-cell>
          <table:table-cell office:value-type="float" office:value="4768" table:formula="of:=SUM([.D29:.E29])" table:style-name="ce5">
            <text:p>4,768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619" table:formula="of:=SUM([.C3:.C29])+SUM([.I3:.I28])" table:style-name="ce6">
            <text:p>119,619<text:s/></text:p>
          </table:table-cell>
          <table:table-cell office:value-type="float" office:value="134622" table:formula="of:=SUM([.D3:.D29])+SUM([.J3:.J28])" table:style-name="ce6">
            <text:p>134,622<text:s/></text:p>
          </table:table-cell>
          <table:table-cell office:value-type="float" office:value="155773" table:formula="of:=SUM([.E3:.E29])+SUM([.K3:.K28])" table:style-name="ce6">
            <text:p>155,773<text:s/></text:p>
          </table:table-cell>
          <table:table-cell office:value-type="float" office:value="290395" table:formula="of:=SUM([.F3:.F29])+SUM([.L3:.L28])" table:style-name="ce6">
            <text:p>290,395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9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9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47" table:style-name="ce5">
            <text:p>2,347<text:s/></text:p>
          </table:table-cell>
          <table:table-cell office:value-type="float" office:value="2509" table:style-name="ce5">
            <text:p>2,509<text:s/></text:p>
          </table:table-cell>
          <table:table-cell office:value-type="float" office:value="3015" table:style-name="ce5">
            <text:p>3,015<text:s/></text:p>
          </table:table-cell>
          <table:table-cell office:value-type="float" office:value="5524" table:formula="of:=SUM([.D3:.E3])" table:style-name="ce5">
            <text:p>5,524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5184" table:formula="of:=SUM([.J3:.K3])" table:style-name="ce6">
            <text:p>5,18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66" table:style-name="ce5">
            <text:p>2,066<text:s/></text:p>
          </table:table-cell>
          <table:table-cell office:value-type="float" office:value="2688" table:style-name="ce5">
            <text:p>2,688<text:s/></text:p>
          </table:table-cell>
          <table:table-cell office:value-type="float" office:value="2996" table:style-name="ce5">
            <text:p>2,996<text:s/></text:p>
          </table:table-cell>
          <table:table-cell office:value-type="float" office:value="5684" table:formula="of:=SUM([.D4:.E4])" table:style-name="ce5">
            <text:p>5,684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5883" table:formula="of:=SUM([.J4:.K4])" table:style-name="ce6">
            <text:p>5,88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506" table:style-name="ce5">
            <text:p>2,506<text:s/></text:p>
          </table:table-cell>
          <table:table-cell office:value-type="float" office:value="3306" table:style-name="ce5">
            <text:p>3,306<text:s/></text:p>
          </table:table-cell>
          <table:table-cell office:value-type="float" office:value="3635" table:style-name="ce5">
            <text:p>3,635<text:s/></text:p>
          </table:table-cell>
          <table:table-cell office:value-type="float" office:value="6941" table:formula="of:=SUM([.D5:.E5])" table:style-name="ce5">
            <text:p>6,941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5196" table:formula="of:=SUM([.J5:.K5])" table:style-name="ce6">
            <text:p>5,19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325" table:style-name="ce5">
            <text:p>3,325<text:s/></text:p>
          </table:table-cell>
          <table:table-cell office:value-type="float" office:value="3839" table:style-name="ce5">
            <text:p>3,839<text:s/></text:p>
          </table:table-cell>
          <table:table-cell office:value-type="float" office:value="4298" table:style-name="ce5">
            <text:p>4,298<text:s/></text:p>
          </table:table-cell>
          <table:table-cell office:value-type="float" office:value="8137" table:formula="of:=SUM([.D6:.E6])" table:style-name="ce5">
            <text:p>8,137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956" table:formula="of:=SUM([.J6:.K6])" table:style-name="ce6">
            <text:p>3,95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08" table:style-name="ce5">
            <text:p>2,108<text:s/></text:p>
          </table:table-cell>
          <table:table-cell office:value-type="float" office:value="2222" table:style-name="ce5">
            <text:p>2,222<text:s/></text:p>
          </table:table-cell>
          <table:table-cell office:value-type="float" office:value="2700" table:style-name="ce5">
            <text:p>2,700<text:s/></text:p>
          </table:table-cell>
          <table:table-cell office:value-type="float" office:value="4922" table:formula="of:=SUM([.D7:.E7])" table:style-name="ce5">
            <text:p>4,922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4354" table:formula="of:=SUM([.J7:.K7])" table:style-name="ce6">
            <text:p>4,35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55" table:style-name="ce5">
            <text:p>2,355<text:s/></text:p>
          </table:table-cell>
          <table:table-cell office:value-type="float" office:value="2361" table:style-name="ce5">
            <text:p>2,361<text:s/></text:p>
          </table:table-cell>
          <table:table-cell office:value-type="float" office:value="2748" table:style-name="ce5">
            <text:p>2,748<text:s/></text:p>
          </table:table-cell>
          <table:table-cell office:value-type="float" office:value="5109" table:formula="of:=SUM([.D8:.E8])" table:style-name="ce5">
            <text:p>5,109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4185" table:formula="of:=SUM([.J8:.K8])" table:style-name="ce6">
            <text:p>4,18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99" table:style-name="ce5">
            <text:p>2,799<text:s/></text:p>
          </table:table-cell>
          <table:table-cell office:value-type="float" office:value="2988" table:style-name="ce5">
            <text:p>2,988<text:s/></text:p>
          </table:table-cell>
          <table:table-cell office:value-type="float" office:value="3405" table:style-name="ce5">
            <text:p>3,405<text:s/></text:p>
          </table:table-cell>
          <table:table-cell office:value-type="float" office:value="6393" table:formula="of:=SUM([.D9:.E9])" table:style-name="ce5">
            <text:p>6,393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5423" table:formula="of:=SUM([.J9:.K9])" table:style-name="ce6">
            <text:p>5,42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27" table:style-name="ce5">
            <text:p>1,227<text:s/></text:p>
          </table:table-cell>
          <table:table-cell office:value-type="float" office:value="1336" table:style-name="ce5">
            <text:p>1,336<text:s/></text:p>
          </table:table-cell>
          <table:table-cell office:value-type="float" office:value="1556" table:style-name="ce5">
            <text:p>1,556<text:s/></text:p>
          </table:table-cell>
          <table:table-cell office:value-type="float" office:value="2892" table:formula="of:=SUM([.D10:.E10])" table:style-name="ce5">
            <text:p>2,892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3642" table:style-name="ce14">
            <text:p>3,642<text:s/></text:p>
          </table:table-cell>
          <table:table-cell office:value-type="float" office:value="6692" table:formula="of:=SUM([.J10:.K10])" table:style-name="ce6">
            <text:p>6,69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46" table:style-name="ce5">
            <text:p>1,746<text:s/></text:p>
          </table:table-cell>
          <table:table-cell office:value-type="float" office:value="1667" table:style-name="ce5">
            <text:p>1,667<text:s/></text:p>
          </table:table-cell>
          <table:table-cell office:value-type="float" office:value="2043" table:style-name="ce5">
            <text:p>2,043<text:s/></text:p>
          </table:table-cell>
          <table:table-cell office:value-type="float" office:value="3710" table:formula="of:=SUM([.D11:.E11])" table:style-name="ce5">
            <text:p>3,710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3602" table:formula="of:=SUM([.J11:.K11])" table:style-name="ce6">
            <text:p>3,60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89" table:style-name="ce5">
            <text:p>3,289<text:s/></text:p>
          </table:table-cell>
          <table:table-cell office:value-type="float" office:value="3281" table:style-name="ce5">
            <text:p>3,281<text:s/></text:p>
          </table:table-cell>
          <table:table-cell office:value-type="float" office:value="4023" table:style-name="ce5">
            <text:p>4,023<text:s/></text:p>
          </table:table-cell>
          <table:table-cell office:value-type="float" office:value="7304" table:formula="of:=SUM([.D12:.E12])" table:style-name="ce5">
            <text:p>7,304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2181" table:formula="of:=SUM([.J12:.K12])" table:style-name="ce6">
            <text:p>2,18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304" table:style-name="ce5">
            <text:p>2,304<text:s/></text:p>
          </table:table-cell>
          <table:table-cell office:value-type="float" office:value="2674" table:style-name="ce5">
            <text:p>2,674<text:s/></text:p>
          </table:table-cell>
          <table:table-cell office:value-type="float" office:value="3112" table:style-name="ce5">
            <text:p>3,112<text:s/></text:p>
          </table:table-cell>
          <table:table-cell office:value-type="float" office:value="5786" table:formula="of:=SUM([.D13:.E13])" table:style-name="ce5">
            <text:p>5,786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9696" table:formula="of:=SUM([.J13:.K13])" table:style-name="ce6">
            <text:p>9,69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33" table:style-name="ce5">
            <text:p>2,133<text:s/></text:p>
          </table:table-cell>
          <table:table-cell office:value-type="float" office:value="2422" table:style-name="ce5">
            <text:p>2,422<text:s/></text:p>
          </table:table-cell>
          <table:table-cell office:value-type="float" office:value="2763" table:style-name="ce5">
            <text:p>2,763<text:s/></text:p>
          </table:table-cell>
          <table:table-cell office:value-type="float" office:value="5185" table:formula="of:=SUM([.D14:.E14])" table:style-name="ce5">
            <text:p>5,185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4477" table:formula="of:=SUM([.J14:.K14])" table:style-name="ce6">
            <text:p>4,47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62" table:style-name="ce5">
            <text:p>1,762<text:s/></text:p>
          </table:table-cell>
          <table:table-cell office:value-type="float" office:value="1992" table:style-name="ce5">
            <text:p>1,992<text:s/></text:p>
          </table:table-cell>
          <table:table-cell office:value-type="float" office:value="2210" table:style-name="ce5">
            <text:p>2,210<text:s/></text:p>
          </table:table-cell>
          <table:table-cell office:value-type="float" office:value="4202" table:formula="of:=SUM([.D15:.E15])" table:style-name="ce5">
            <text:p>4,202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8530" table:formula="of:=SUM([.J15:.K15])" table:style-name="ce6">
            <text:p>8,53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307" table:style-name="ce5">
            <text:p>3,307<text:s/></text:p>
          </table:table-cell>
          <table:table-cell office:value-type="float" office:value="3427" table:style-name="ce5">
            <text:p>3,427<text:s/></text:p>
          </table:table-cell>
          <table:table-cell office:value-type="float" office:value="4065" table:style-name="ce5">
            <text:p>4,065<text:s/></text:p>
          </table:table-cell>
          <table:table-cell office:value-type="float" office:value="7492" table:formula="of:=SUM([.D16:.E16])" table:style-name="ce5">
            <text:p>7,492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5520" table:formula="of:=SUM([.J16:.K16])" table:style-name="ce6">
            <text:p>5,52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70" table:style-name="ce5">
            <text:p>3,670<text:s/></text:p>
          </table:table-cell>
          <table:table-cell office:value-type="float" office:value="3970" table:style-name="ce5">
            <text:p>3,970<text:s/></text:p>
          </table:table-cell>
          <table:table-cell office:value-type="float" office:value="4001" table:style-name="ce5">
            <text:p>4,001<text:s/></text:p>
          </table:table-cell>
          <table:table-cell office:value-type="float" office:value="7971" table:formula="of:=SUM([.D17:.E17])" table:style-name="ce5">
            <text:p>7,971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5332" table:formula="of:=SUM([.J17:.K17])" table:style-name="ce6">
            <text:p>5,33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0" table:style-name="ce5">
            <text:p>2,400<text:s/></text:p>
          </table:table-cell>
          <table:table-cell office:value-type="float" office:value="2948" table:style-name="ce5">
            <text:p>2,948<text:s/></text:p>
          </table:table-cell>
          <table:table-cell office:value-type="float" office:value="3395" table:style-name="ce5">
            <text:p>3,395<text:s/></text:p>
          </table:table-cell>
          <table:table-cell office:value-type="float" office:value="6343" table:formula="of:=SUM([.D18:.E18])" table:style-name="ce5">
            <text:p>6,343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7436" table:formula="of:=SUM([.J18:.K18])" table:style-name="ce6">
            <text:p>7,43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5" table:style-name="ce5">
            <text:p>2,365<text:s/></text:p>
          </table:table-cell>
          <table:table-cell office:value-type="float" office:value="2939" table:style-name="ce5">
            <text:p>2,939<text:s/></text:p>
          </table:table-cell>
          <table:table-cell office:value-type="float" office:value="3540" table:style-name="ce5">
            <text:p>3,540<text:s/></text:p>
          </table:table-cell>
          <table:table-cell office:value-type="float" office:value="6479" table:formula="of:=SUM([.D19:.E19])" table:style-name="ce5">
            <text:p>6,479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4519" table:formula="of:=SUM([.J19:.K19])" table:style-name="ce6">
            <text:p>4,51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2" table:style-name="ce5">
            <text:p>1,472<text:s/></text:p>
          </table:table-cell>
          <table:table-cell office:value-type="float" office:value="1849" table:style-name="ce5">
            <text:p>1,849<text:s/></text:p>
          </table:table-cell>
          <table:table-cell office:value-type="float" office:value="2030" table:style-name="ce5">
            <text:p>2,030<text:s/></text:p>
          </table:table-cell>
          <table:table-cell office:value-type="float" office:value="3879" table:formula="of:=SUM([.D20:.E20])" table:style-name="ce5">
            <text:p>3,879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4655" table:formula="of:=SUM([.J20:.K20])" table:style-name="ce6">
            <text:p>4,65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13" table:style-name="ce5">
            <text:p>1,513<text:s/></text:p>
          </table:table-cell>
          <table:table-cell office:value-type="float" office:value="1953" table:style-name="ce5">
            <text:p>1,953<text:s/></text:p>
          </table:table-cell>
          <table:table-cell office:value-type="float" office:value="2097" table:style-name="ce5">
            <text:p>2,097<text:s/></text:p>
          </table:table-cell>
          <table:table-cell office:value-type="float" office:value="4050" table:formula="of:=SUM([.D21:.E21])" table:style-name="ce5">
            <text:p>4,050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6047" table:formula="of:=SUM([.J21:.K21])" table:style-name="ce6">
            <text:p>6,04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25" table:style-name="ce5">
            <text:p>1,425<text:s/></text:p>
          </table:table-cell>
          <table:table-cell office:value-type="float" office:value="1915" table:style-name="ce5">
            <text:p>1,915<text:s/></text:p>
          </table:table-cell>
          <table:table-cell office:value-type="float" office:value="2050" table:style-name="ce5">
            <text:p>2,050<text:s/></text:p>
          </table:table-cell>
          <table:table-cell office:value-type="float" office:value="3965" table:formula="of:=SUM([.D22:.E22])" table:style-name="ce5">
            <text:p>3,965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6224" table:formula="of:=SUM([.J22:.K22])" table:style-name="ce6">
            <text:p>6,22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45" table:style-name="ce5">
            <text:p>2,245<text:s/></text:p>
          </table:table-cell>
          <table:table-cell office:value-type="float" office:value="2891" table:style-name="ce5">
            <text:p>2,891<text:s/></text:p>
          </table:table-cell>
          <table:table-cell office:value-type="float" office:value="3249" table:style-name="ce5">
            <text:p>3,249<text:s/></text:p>
          </table:table-cell>
          <table:table-cell office:value-type="float" office:value="6140" table:formula="of:=SUM([.D23:.E23])" table:style-name="ce5">
            <text:p>6,140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4482" table:formula="of:=SUM([.J23:.K23])" table:style-name="ce6">
            <text:p>4,48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35" table:style-name="ce5">
            <text:p>2,835<text:s/></text:p>
          </table:table-cell>
          <table:table-cell office:value-type="float" office:value="2990" table:style-name="ce5">
            <text:p>2,990<text:s/></text:p>
          </table:table-cell>
          <table:table-cell office:value-type="float" office:value="3576" table:style-name="ce5">
            <text:p>3,576<text:s/></text:p>
          </table:table-cell>
          <table:table-cell office:value-type="float" office:value="6566" table:formula="of:=SUM([.D24:.E24])" table:style-name="ce5">
            <text:p>6,566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6215" table:formula="of:=SUM([.J24:.K24])" table:style-name="ce6">
            <text:p>6,21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30" table:style-name="ce5">
            <text:p>2,630<text:s/></text:p>
          </table:table-cell>
          <table:table-cell office:value-type="float" office:value="3248" table:style-name="ce5">
            <text:p>3,248<text:s/></text:p>
          </table:table-cell>
          <table:table-cell office:value-type="float" office:value="3659" table:style-name="ce5">
            <text:p>3,659<text:s/></text:p>
          </table:table-cell>
          <table:table-cell office:value-type="float" office:value="6907" table:formula="of:=SUM([.D25:.E25])" table:style-name="ce5">
            <text:p>6,907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185" table:style-name="ce14">
            <text:p>2,185<text:s/></text:p>
          </table:table-cell>
          <table:table-cell office:value-type="float" office:value="4060" table:formula="of:=SUM([.J25:.K25])" table:style-name="ce6">
            <text:p>4,06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8" table:style-name="ce5">
            <text:p>1,438<text:s/></text:p>
          </table:table-cell>
          <table:table-cell office:value-type="float" office:value="1538" table:style-name="ce5">
            <text:p>1,538<text:s/></text:p>
          </table:table-cell>
          <table:table-cell office:value-type="float" office:value="1777" table:style-name="ce5">
            <text:p>1,777<text:s/></text:p>
          </table:table-cell>
          <table:table-cell office:value-type="float" office:value="3315" table:formula="of:=SUM([.D26:.E26])" table:style-name="ce5">
            <text:p>3,315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6046" table:formula="of:=SUM([.J26:.K26])" table:style-name="ce6">
            <text:p>6,046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35" table:style-name="ce5">
            <text:p>1,835<text:s/></text:p>
          </table:table-cell>
          <table:table-cell office:value-type="float" office:value="2023" table:style-name="ce5">
            <text:p>2,023<text:s/></text:p>
          </table:table-cell>
          <table:table-cell office:value-type="float" office:value="2405" table:style-name="ce5">
            <text:p>2,405<text:s/></text:p>
          </table:table-cell>
          <table:table-cell office:value-type="float" office:value="4428" table:formula="of:=SUM([.D27:.E27])" table:style-name="ce5">
            <text:p>4,428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7190" table:formula="of:=SUM([.J27:.K27])" table:style-name="ce6">
            <text:p>7,1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57" table:style-name="ce5">
            <text:p>2,557<text:s/></text:p>
          </table:table-cell>
          <table:table-cell office:value-type="float" office:value="3192" table:style-name="ce5">
            <text:p>3,192<text:s/></text:p>
          </table:table-cell>
          <table:table-cell office:value-type="float" office:value="3635" table:style-name="ce5">
            <text:p>3,635<text:s/></text:p>
          </table:table-cell>
          <table:table-cell office:value-type="float" office:value="6827" table:formula="of:=SUM([.D28:.E28])" table:style-name="ce5">
            <text:p>6,827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355" table:formula="of:=SUM([.J28:.K28])" table:style-name="ce6">
            <text:p>2,35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85" table:style-name="ce5">
            <text:p>2,285<text:s/></text:p>
          </table:table-cell>
          <table:table-cell office:value-type="float" office:value="2154" table:style-name="ce5">
            <text:p>2,154<text:s/></text:p>
          </table:table-cell>
          <table:table-cell office:value-type="float" office:value="2642" table:style-name="ce15">
            <text:p>2,642<text:s/></text:p>
          </table:table-cell>
          <table:table-cell office:value-type="float" office:value="4796" table:formula="of:=SUM([.D29:.E29])" table:style-name="ce5">
            <text:p>4,796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825" table:formula="of:=SUM([.C3:.C29])+SUM([.I3:.I28])" table:style-name="ce6">
            <text:p>119,825<text:s/></text:p>
          </table:table-cell>
          <table:table-cell office:value-type="float" office:value="134597" table:formula="of:=SUM([.D3:.D29])+SUM([.J3:.J28])" table:style-name="ce6">
            <text:p>134,597<text:s/></text:p>
          </table:table-cell>
          <table:table-cell office:value-type="float" office:value="155790" table:formula="of:=SUM([.E3:.E29])+SUM([.K3:.K28])" table:style-name="ce6">
            <text:p>155,790<text:s/></text:p>
          </table:table-cell>
          <table:table-cell office:value-type="float" office:value="290387" table:formula="of:=SUM([.F3:.F29])+SUM([.L3:.L28])" table:style-name="ce6">
            <text:p>290,387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table table:name="10月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1" table:style-name="ce16">
            <text:p>臺北市大安區民國112年10月份各里人口數、戶數統計表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office:value-type="string" table:style-name="ce3">
            <text:p>里別</text:p>
          </table:table-cell>
          <table:table-cell office:value-type="string" table:style-name="ce4">
            <text:p>鄰數</text:p>
          </table:table-cell>
          <table:table-cell office:value-type="string" table:style-name="ce4">
            <text:p>戶數</text:p>
          </table:table-cell>
          <table:table-cell office:value-type="string" table:style-name="ce4">
            <text:p>男人口數</text:p>
          </table:table-cell>
          <table:table-cell office:value-type="string" table:style-name="ce4">
            <text:p>女人口數</text:p>
          </table:table-cell>
          <table:table-cell office:value-type="string" table:style-name="ce4">
            <text:p>總人口數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德安</text:p>
          </table:table-cell>
          <table:table-cell office:value-type="float" office:value="20" table:style-name="ce5">
            <text:p>20<text:s/></text:p>
          </table:table-cell>
          <table:table-cell office:value-type="float" office:value="2345" table:style-name="ce5">
            <text:p>2,345<text:s/></text:p>
          </table:table-cell>
          <table:table-cell office:value-type="float" office:value="2519" table:style-name="ce5">
            <text:p>2,519<text:s/></text:p>
          </table:table-cell>
          <table:table-cell office:value-type="float" office:value="3026" table:style-name="ce5">
            <text:p>3,026<text:s/></text:p>
          </table:table-cell>
          <table:table-cell office:value-type="float" office:value="5545" table:formula="of:=SUM([.D3:.E3])" table:style-name="ce5">
            <text:p>5,545<text:s/></text:p>
          </table:table-cell>
          <table:table-cell office:value-type="string" table:style-name="ce3">
            <text:p>義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5201" table:formula="of:=SUM([.J3:.K3])" table:style-name="ce6">
            <text:p>5,20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慈</text:p>
          </table:table-cell>
          <table:table-cell office:value-type="float" office:value="17" table:style-name="ce5">
            <text:p>17<text:s/></text:p>
          </table:table-cell>
          <table:table-cell office:value-type="float" office:value="2073" table:style-name="ce5">
            <text:p>2,073<text:s/></text:p>
          </table:table-cell>
          <table:table-cell office:value-type="float" office:value="2700" table:style-name="ce5">
            <text:p>2,700<text:s/></text:p>
          </table:table-cell>
          <table:table-cell office:value-type="float" office:value="3014" table:style-name="ce5">
            <text:p>3,014<text:s/></text:p>
          </table:table-cell>
          <table:table-cell office:value-type="float" office:value="5714" table:formula="of:=SUM([.D4:.E4])" table:style-name="ce5">
            <text:p>5,714<text:s/></text:p>
          </table:table-cell>
          <table:table-cell office:value-type="string" table:style-name="ce3">
            <text:p>通化</text:p>
          </table:table-cell>
          <table:table-cell office:value-type="float" office:value="23" table:style-name="ce6">
            <text:p>23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890" table:formula="of:=SUM([.J4:.K4])" table:style-name="ce6">
            <text:p>5,8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和安</text:p>
          </table:table-cell>
          <table:table-cell office:value-type="float" office:value="21" table:style-name="ce5">
            <text:p>21<text:s/></text:p>
          </table:table-cell>
          <table:table-cell office:value-type="float" office:value="2498" table:style-name="ce5">
            <text:p>2,498<text:s/></text:p>
          </table:table-cell>
          <table:table-cell office:value-type="float" office:value="3307" table:style-name="ce5">
            <text:p>3,307<text:s/></text:p>
          </table:table-cell>
          <table:table-cell office:value-type="float" office:value="3629" table:style-name="ce5">
            <text:p>3,629<text:s/></text:p>
          </table:table-cell>
          <table:table-cell office:value-type="float" office:value="6936" table:formula="of:=SUM([.D5:.E5])" table:style-name="ce5">
            <text:p>6,936<text:s/></text:p>
          </table:table-cell>
          <table:table-cell office:value-type="string" table:style-name="ce3">
            <text:p>通安</text:p>
          </table:table-cell>
          <table:table-cell office:value-type="float" office:value="20" table:style-name="ce6">
            <text:p>2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5205" table:formula="of:=SUM([.J5:.K5])" table:style-name="ce6">
            <text:p>5,20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炤</text:p>
          </table:table-cell>
          <table:table-cell office:value-type="float" office:value="24" table:style-name="ce5">
            <text:p>24<text:s/></text:p>
          </table:table-cell>
          <table:table-cell office:value-type="float" office:value="3324" table:style-name="ce5">
            <text:p>3,324<text:s/></text:p>
          </table:table-cell>
          <table:table-cell office:value-type="float" office:value="3834" table:style-name="ce5">
            <text:p>3,834<text:s/></text:p>
          </table:table-cell>
          <table:table-cell office:value-type="float" office:value="4308" table:style-name="ce5">
            <text:p>4,308<text:s/></text:p>
          </table:table-cell>
          <table:table-cell office:value-type="float" office:value="8142" table:formula="of:=SUM([.D6:.E6])" table:style-name="ce5">
            <text:p>8,142<text:s/></text:p>
          </table:table-cell>
          <table:table-cell office:value-type="string" table:style-name="ce3">
            <text:p>臨江</text:p>
          </table:table-cell>
          <table:table-cell office:value-type="float" office:value="15" table:style-name="ce6">
            <text:p>15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962" table:formula="of:=SUM([.J6:.K6])" table:style-name="ce6">
            <text:p>3,96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仁愛</text:p>
          </table:table-cell>
          <table:table-cell office:value-type="float" office:value="23" table:style-name="ce5">
            <text:p>23<text:s/></text:p>
          </table:table-cell>
          <table:table-cell office:value-type="float" office:value="2117" table:style-name="ce5">
            <text:p>2,117<text:s/></text:p>
          </table:table-cell>
          <table:table-cell office:value-type="float" office:value="2238" table:style-name="ce5">
            <text:p>2,238<text:s/></text:p>
          </table:table-cell>
          <table:table-cell office:value-type="float" office:value="2722" table:style-name="ce5">
            <text:p>2,722<text:s/></text:p>
          </table:table-cell>
          <table:table-cell office:value-type="float" office:value="4960" table:formula="of:=SUM([.D7:.E7])" table:style-name="ce5">
            <text:p>4,960<text:s/></text:p>
          </table:table-cell>
          <table:table-cell office:value-type="string" table:style-name="ce3">
            <text:p>法治</text:p>
          </table:table-cell>
          <table:table-cell office:value-type="float" office:value="12" table:style-name="ce6">
            <text:p>12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4364" table:formula="of:=SUM([.J7:.K7])" table:style-name="ce6">
            <text:p>4,36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義村</text:p>
          </table:table-cell>
          <table:table-cell office:value-type="float" office:value="21" table:style-name="ce5">
            <text:p>21<text:s/></text:p>
          </table:table-cell>
          <table:table-cell office:value-type="float" office:value="2354" table:style-name="ce5">
            <text:p>2,354<text:s/></text:p>
          </table:table-cell>
          <table:table-cell office:value-type="float" office:value="2361" table:style-name="ce5">
            <text:p>2,361<text:s/></text:p>
          </table:table-cell>
          <table:table-cell office:value-type="float" office:value="2749" table:style-name="ce5">
            <text:p>2,749<text:s/></text:p>
          </table:table-cell>
          <table:table-cell office:value-type="float" office:value="5110" table:formula="of:=SUM([.D8:.E8])" table:style-name="ce5">
            <text:p>5,110<text:s/></text:p>
          </table:table-cell>
          <table:table-cell office:value-type="string" table:style-name="ce3">
            <text:p>全安</text:p>
          </table:table-cell>
          <table:table-cell office:value-type="float" office:value="17" table:style-name="ce6">
            <text:p>17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205" table:formula="of:=SUM([.J8:.K8])" table:style-name="ce6">
            <text:p>4,20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民輝</text:p>
          </table:table-cell>
          <table:table-cell office:value-type="float" office:value="24" table:style-name="ce5">
            <text:p>24<text:s/></text:p>
          </table:table-cell>
          <table:table-cell office:value-type="float" office:value="2797" table:style-name="ce5">
            <text:p>2,797<text:s/></text:p>
          </table:table-cell>
          <table:table-cell office:value-type="float" office:value="2976" table:style-name="ce5">
            <text:p>2,976<text:s/></text:p>
          </table:table-cell>
          <table:table-cell office:value-type="float" office:value="3402" table:style-name="ce5">
            <text:p>3,402<text:s/></text:p>
          </table:table-cell>
          <table:table-cell office:value-type="float" office:value="6378" table:formula="of:=SUM([.D9:.E9])" table:style-name="ce5">
            <text:p>6,378<text:s/></text:p>
          </table:table-cell>
          <table:table-cell office:value-type="string" table:style-name="ce3">
            <text:p>群賢</text:p>
          </table:table-cell>
          <table:table-cell office:value-type="float" office:value="20" table:style-name="ce6">
            <text:p>2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5431" table:formula="of:=SUM([.J9:.K9])" table:style-name="ce6">
            <text:p>5,43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昌隆</text:p>
          </table:table-cell>
          <table:table-cell office:value-type="float" office:value="15" table:style-name="ce5">
            <text:p>15<text:s/></text:p>
          </table:table-cell>
          <table:table-cell office:value-type="float" office:value="1224" table:style-name="ce5">
            <text:p>1,224<text:s/></text:p>
          </table:table-cell>
          <table:table-cell office:value-type="float" office:value="1339" table:style-name="ce5">
            <text:p>1,339<text:s/></text:p>
          </table:table-cell>
          <table:table-cell office:value-type="float" office:value="1560" table:style-name="ce5">
            <text:p>1,560<text:s/></text:p>
          </table:table-cell>
          <table:table-cell office:value-type="float" office:value="2899" table:formula="of:=SUM([.D10:.E10])" table:style-name="ce5">
            <text:p>2,899<text:s/></text:p>
          </table:table-cell>
          <table:table-cell office:value-type="string" table:style-name="ce3">
            <text:p>群英</text:p>
          </table:table-cell>
          <table:table-cell office:value-type="float" office:value="35" table:style-name="ce6">
            <text:p>35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653" table:style-name="ce14">
            <text:p>3,653<text:s/></text:p>
          </table:table-cell>
          <table:table-cell office:value-type="float" office:value="6714" table:formula="of:=SUM([.J10:.K10])" table:style-name="ce6">
            <text:p>6,71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誠安</text:p>
          </table:table-cell>
          <table:table-cell office:value-type="float" office:value="17" table:style-name="ce5">
            <text:p>17<text:s/></text:p>
          </table:table-cell>
          <table:table-cell office:value-type="float" office:value="1748" table:style-name="ce5">
            <text:p>1,748<text:s/></text:p>
          </table:table-cell>
          <table:table-cell office:value-type="float" office:value="1676" table:style-name="ce5">
            <text:p>1,676<text:s/></text:p>
          </table:table-cell>
          <table:table-cell office:value-type="float" office:value="2051" table:style-name="ce5">
            <text:p>2,051<text:s/></text:p>
          </table:table-cell>
          <table:table-cell office:value-type="float" office:value="3727" table:formula="of:=SUM([.D11:.E11])" table:style-name="ce5">
            <text:p>3,727<text:s/></text:p>
          </table:table-cell>
          <table:table-cell office:value-type="string" table:style-name="ce3">
            <text:p>虎嘯</text:p>
          </table:table-cell>
          <table:table-cell office:value-type="float" office:value="11" table:style-name="ce6">
            <text:p>11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3599" table:formula="of:=SUM([.J11:.K11])" table:style-name="ce6">
            <text:p>3,59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武</text:p>
          </table:table-cell>
          <table:table-cell office:value-type="float" office:value="28" table:style-name="ce5">
            <text:p>28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3282" table:style-name="ce5">
            <text:p>3,282<text:s/></text:p>
          </table:table-cell>
          <table:table-cell office:value-type="float" office:value="4034" table:style-name="ce5">
            <text:p>4,034<text:s/></text:p>
          </table:table-cell>
          <table:table-cell office:value-type="float" office:value="7316" table:formula="of:=SUM([.D12:.E12])" table:style-name="ce5">
            <text:p>7,316<text:s/></text:p>
          </table:table-cell>
          <table:table-cell office:value-type="string" table:style-name="ce3">
            <text:p>臥龍</text:p>
          </table:table-cell>
          <table:table-cell office:value-type="float" office:value="8" table:style-name="ce6">
            <text:p>8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187" table:formula="of:=SUM([.J12:.K12])" table:style-name="ce6">
            <text:p>2,18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坡</text:p>
          </table:table-cell>
          <table:table-cell office:value-type="float" office:value="22" table:style-name="ce5">
            <text:p>22<text:s/></text:p>
          </table:table-cell>
          <table:table-cell office:value-type="float" office:value="2308" table:style-name="ce5">
            <text:p>2,308<text:s/></text:p>
          </table:table-cell>
          <table:table-cell office:value-type="float" office:value="2686" table:style-name="ce5">
            <text:p>2,686<text:s/></text:p>
          </table:table-cell>
          <table:table-cell office:value-type="float" office:value="3116" table:style-name="ce5">
            <text:p>3,116<text:s/></text:p>
          </table:table-cell>
          <table:table-cell office:value-type="float" office:value="5802" table:formula="of:=SUM([.D13:.E13])" table:style-name="ce5">
            <text:p>5,802<text:s/></text:p>
          </table:table-cell>
          <table:table-cell office:value-type="string" table:style-name="ce3">
            <text:p>龍淵</text:p>
          </table:table-cell>
          <table:table-cell office:value-type="float" office:value="31" table:style-name="ce6">
            <text:p>3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695" table:formula="of:=SUM([.J13:.K13])" table:style-name="ce6">
            <text:p>9,69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泉</text:p>
          </table:table-cell>
          <table:table-cell office:value-type="float" office:value="15" table:style-name="ce5">
            <text:p>15<text:s/></text:p>
          </table:table-cell>
          <table:table-cell office:value-type="float" office:value="2129" table:style-name="ce5">
            <text:p>2,129<text:s/></text:p>
          </table:table-cell>
          <table:table-cell office:value-type="float" office:value="2428" table:style-name="ce5">
            <text:p>2,428<text:s/></text:p>
          </table:table-cell>
          <table:table-cell office:value-type="float" office:value="2776" table:style-name="ce5">
            <text:p>2,776<text:s/></text:p>
          </table:table-cell>
          <table:table-cell office:value-type="float" office:value="5204" table:formula="of:=SUM([.D14:.E14])" table:style-name="ce5">
            <text:p>5,204<text:s/></text:p>
          </table:table-cell>
          <table:table-cell office:value-type="string" table:style-name="ce3">
            <text:p>龍門</text:p>
          </table:table-cell>
          <table:table-cell office:value-type="float" office:value="13" table:style-name="ce6">
            <text:p>13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4482" table:formula="of:=SUM([.J14:.K14])" table:style-name="ce6">
            <text:p>4,48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風</text:p>
          </table:table-cell>
          <table:table-cell office:value-type="float" office:value="14" table:style-name="ce5">
            <text:p>14<text:s/></text:p>
          </table:table-cell>
          <table:table-cell office:value-type="float" office:value="1763" table:style-name="ce5">
            <text:p>1,763<text:s/></text:p>
          </table:table-cell>
          <table:table-cell office:value-type="float" office:value="1995" table:style-name="ce5">
            <text:p>1,995<text:s/></text:p>
          </table:table-cell>
          <table:table-cell office:value-type="float" office:value="2220" table:style-name="ce5">
            <text:p>2,220<text:s/></text:p>
          </table:table-cell>
          <table:table-cell office:value-type="float" office:value="4215" table:formula="of:=SUM([.D15:.E15])" table:style-name="ce5">
            <text:p>4,215<text:s/></text:p>
          </table:table-cell>
          <table:table-cell office:value-type="string" table:style-name="ce3">
            <text:p>大學</text:p>
          </table:table-cell>
          <table:table-cell office:value-type="float" office:value="24" table:style-name="ce6">
            <text:p>2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8571" table:formula="of:=SUM([.J15:.K15])" table:style-name="ce6">
            <text:p>8,57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古莊</text:p>
          </table:table-cell>
          <table:table-cell office:value-type="float" office:value="18" table:style-name="ce5">
            <text:p>18<text:s/></text:p>
          </table:table-cell>
          <table:table-cell office:value-type="float" office:value="3313" table:style-name="ce5">
            <text:p>3,313<text:s/></text:p>
          </table:table-cell>
          <table:table-cell office:value-type="float" office:value="3430" table:style-name="ce5">
            <text:p>3,430<text:s/></text:p>
          </table:table-cell>
          <table:table-cell office:value-type="float" office:value="4076" table:style-name="ce5">
            <text:p>4,076<text:s/></text:p>
          </table:table-cell>
          <table:table-cell office:value-type="float" office:value="7506" table:formula="of:=SUM([.D16:.E16])" table:style-name="ce5">
            <text:p>7,506<text:s/></text:p>
          </table:table-cell>
          <table:table-cell office:value-type="string" table:style-name="ce3">
            <text:p>芳和</text:p>
          </table:table-cell>
          <table:table-cell office:value-type="float" office:value="20" table:style-name="ce6">
            <text:p>20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5490" table:formula="of:=SUM([.J16:.K16])" table:style-name="ce6">
            <text:p>5,490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安</text:p>
          </table:table-cell>
          <table:table-cell office:value-type="float" office:value="17" table:style-name="ce5">
            <text:p>17<text:s/></text:p>
          </table:table-cell>
          <table:table-cell office:value-type="float" office:value="3667" table:style-name="ce5">
            <text:p>3,667<text:s/></text:p>
          </table:table-cell>
          <table:table-cell office:value-type="float" office:value="3971" table:style-name="ce5">
            <text:p>3,971<text:s/></text:p>
          </table:table-cell>
          <table:table-cell office:value-type="float" office:value="3999" table:style-name="ce5">
            <text:p>3,999<text:s/></text:p>
          </table:table-cell>
          <table:table-cell office:value-type="float" office:value="7970" table:formula="of:=SUM([.D17:.E17])" table:style-name="ce5">
            <text:p>7,970<text:s/></text:p>
          </table:table-cell>
          <table:table-cell office:value-type="string" table:style-name="ce3">
            <text:p>黎元</text:p>
          </table:table-cell>
          <table:table-cell office:value-type="float" office:value="19" table:style-name="ce6">
            <text:p>19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5333" table:formula="of:=SUM([.J17:.K17])" table:style-name="ce6">
            <text:p>5,33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安</text:p>
          </table:table-cell>
          <table:table-cell office:value-type="float" office:value="18" table:style-name="ce5">
            <text:p>18<text:s/></text:p>
          </table:table-cell>
          <table:table-cell office:value-type="float" office:value="2407" table:style-name="ce5">
            <text:p>2,407<text:s/></text:p>
          </table:table-cell>
          <table:table-cell office:value-type="float" office:value="2961" table:style-name="ce5">
            <text:p>2,961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6370" table:formula="of:=SUM([.D18:.E18])" table:style-name="ce5">
            <text:p>6,370<text:s/></text:p>
          </table:table-cell>
          <table:table-cell office:value-type="string" table:style-name="ce3">
            <text:p>黎孝</text:p>
          </table:table-cell>
          <table:table-cell office:value-type="float" office:value="24" table:style-name="ce6">
            <text:p>2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7442" table:formula="of:=SUM([.J18:.K18])" table:style-name="ce6">
            <text:p>7,442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福住</text:p>
          </table:table-cell>
          <table:table-cell office:value-type="float" office:value="17" table:style-name="ce5">
            <text:p>17<text:s/></text:p>
          </table:table-cell>
          <table:table-cell office:value-type="float" office:value="2363" table:style-name="ce5">
            <text:p>2,363<text:s/></text:p>
          </table:table-cell>
          <table:table-cell office:value-type="float" office:value="2949" table:style-name="ce5">
            <text:p>2,949<text:s/></text:p>
          </table:table-cell>
          <table:table-cell office:value-type="float" office:value="3546" table:style-name="ce5">
            <text:p>3,546<text:s/></text:p>
          </table:table-cell>
          <table:table-cell office:value-type="float" office:value="6495" table:formula="of:=SUM([.D19:.E19])" table:style-name="ce5">
            <text:p>6,495<text:s/></text:p>
          </table:table-cell>
          <table:table-cell office:value-type="string" table:style-name="ce3">
            <text:p>黎和</text:p>
          </table:table-cell>
          <table:table-cell office:value-type="float" office:value="16" table:style-name="ce6">
            <text:p>16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4517" table:formula="of:=SUM([.J19:.K19])" table:style-name="ce6">
            <text:p>4,517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永康</text:p>
          </table:table-cell>
          <table:table-cell office:value-type="float" office:value="10" table:style-name="ce5">
            <text:p>10<text:s/></text:p>
          </table:table-cell>
          <table:table-cell office:value-type="float" office:value="1474" table:style-name="ce5">
            <text:p>1,474<text:s/></text:p>
          </table:table-cell>
          <table:table-cell office:value-type="float" office:value="1849" table:style-name="ce5">
            <text:p>1,849<text:s/></text:p>
          </table:table-cell>
          <table:table-cell office:value-type="float" office:value="2031" table:style-name="ce5">
            <text:p>2,031<text:s/></text:p>
          </table:table-cell>
          <table:table-cell office:value-type="float" office:value="3880" table:formula="of:=SUM([.D20:.E20])" table:style-name="ce5">
            <text:p>3,880<text:s/></text:p>
          </table:table-cell>
          <table:table-cell office:value-type="string" table:style-name="ce3">
            <text:p>建安</text:p>
          </table:table-cell>
          <table:table-cell office:value-type="float" office:value="20" table:style-name="ce6">
            <text:p>2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668" table:formula="of:=SUM([.J20:.K20])" table:style-name="ce6">
            <text:p>4,66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光明</text:p>
          </table:table-cell>
          <table:table-cell office:value-type="float" office:value="9" table:style-name="ce5">
            <text:p>9<text:s/></text:p>
          </table:table-cell>
          <table:table-cell office:value-type="float" office:value="1512" table:style-name="ce5">
            <text:p>1,512<text:s/></text:p>
          </table:table-cell>
          <table:table-cell office:value-type="float" office:value="1952" table:style-name="ce5">
            <text:p>1,952<text:s/></text:p>
          </table:table-cell>
          <table:table-cell office:value-type="float" office:value="2102" table:style-name="ce5">
            <text:p>2,102<text:s/></text:p>
          </table:table-cell>
          <table:table-cell office:value-type="float" office:value="4054" table:formula="of:=SUM([.D21:.E21])" table:style-name="ce5">
            <text:p>4,054<text:s/></text:p>
          </table:table-cell>
          <table:table-cell office:value-type="string" table:style-name="ce3">
            <text:p>建倫</text:p>
          </table:table-cell>
          <table:table-cell office:value-type="float" office:value="24" table:style-name="ce6">
            <text:p>24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6058" table:formula="of:=SUM([.J21:.K21])" table:style-name="ce6">
            <text:p>6,058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泰</text:p>
          </table:table-cell>
          <table:table-cell office:value-type="float" office:value="11" table:style-name="ce5">
            <text:p>11<text:s/></text:p>
          </table:table-cell>
          <table:table-cell office:value-type="float" office:value="1430" table:style-name="ce5">
            <text:p>1,430<text:s/></text:p>
          </table:table-cell>
          <table:table-cell office:value-type="float" office:value="1917" table:style-name="ce5">
            <text:p>1,917<text:s/></text:p>
          </table:table-cell>
          <table:table-cell office:value-type="float" office:value="2057" table:style-name="ce5">
            <text:p>2,057<text:s/></text:p>
          </table:table-cell>
          <table:table-cell office:value-type="float" office:value="3974" table:formula="of:=SUM([.D22:.E22])" table:style-name="ce5">
            <text:p>3,974<text:s/></text:p>
          </table:table-cell>
          <table:table-cell office:value-type="string" table:style-name="ce3">
            <text:p>敦安</text:p>
          </table:table-cell>
          <table:table-cell office:value-type="float" office:value="21" table:style-name="ce6">
            <text:p>21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6229" table:formula="of:=SUM([.J22:.K22])" table:style-name="ce6">
            <text:p>6,22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錦華</text:p>
          </table:table-cell>
          <table:table-cell office:value-type="float" office:value="19" table:style-name="ce5">
            <text:p>19<text:s/></text:p>
          </table:table-cell>
          <table:table-cell office:value-type="float" office:value="2250" table:style-name="ce5">
            <text:p>2,250<text:s/></text:p>
          </table:table-cell>
          <table:table-cell office:value-type="float" office:value="2904" table:style-name="ce5">
            <text:p>2,904<text:s/></text:p>
          </table:table-cell>
          <table:table-cell office:value-type="float" office:value="3263" table:style-name="ce5">
            <text:p>3,263<text:s/></text:p>
          </table:table-cell>
          <table:table-cell office:value-type="float" office:value="6167" table:formula="of:=SUM([.D23:.E23])" table:style-name="ce5">
            <text:p>6,167<text:s/></text:p>
          </table:table-cell>
          <table:table-cell office:value-type="string" table:style-name="ce3">
            <text:p>正聲</text:p>
          </table:table-cell>
          <table:table-cell office:value-type="float" office:value="16" table:style-name="ce6">
            <text:p>1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4481" table:formula="of:=SUM([.J23:.K23])" table:style-name="ce6">
            <text:p>4,481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圖</text:p>
          </table:table-cell>
          <table:table-cell office:value-type="float" office:value="20" table:style-name="ce5">
            <text:p>20<text:s/></text:p>
          </table:table-cell>
          <table:table-cell office:value-type="float" office:value="2845" table:style-name="ce5">
            <text:p>2,845<text:s/></text:p>
          </table:table-cell>
          <table:table-cell office:value-type="float" office:value="2992" table:style-name="ce5">
            <text:p>2,992<text:s/></text:p>
          </table:table-cell>
          <table:table-cell office:value-type="float" office:value="3601" table:style-name="ce5">
            <text:p>3,601<text:s/></text:p>
          </table:table-cell>
          <table:table-cell office:value-type="float" office:value="6593" table:formula="of:=SUM([.D24:.E24])" table:style-name="ce5">
            <text:p>6,593<text:s/></text:p>
          </table:table-cell>
          <table:table-cell office:value-type="string" table:style-name="ce7">
            <text:p>敦煌</text:p>
          </table:table-cell>
          <table:table-cell office:value-type="float" office:value="21" table:style-name="ce6">
            <text:p>2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6223" table:formula="of:=SUM([.J24:.K24])" table:style-name="ce6">
            <text:p>6,22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新龍</text:p>
          </table:table-cell>
          <table:table-cell office:value-type="float" office:value="26" table:style-name="ce5">
            <text:p>26<text:s/></text:p>
          </table:table-cell>
          <table:table-cell office:value-type="float" office:value="2629" table:style-name="ce5">
            <text:p>2,629<text:s/></text:p>
          </table:table-cell>
          <table:table-cell office:value-type="float" office:value="3257" table:style-name="ce5">
            <text:p>3,257<text:s/></text:p>
          </table:table-cell>
          <table:table-cell office:value-type="float" office:value="3668" table:style-name="ce5">
            <text:p>3,668<text:s/></text:p>
          </table:table-cell>
          <table:table-cell office:value-type="float" office:value="6925" table:formula="of:=SUM([.D25:.E25])" table:style-name="ce5">
            <text:p>6,925<text:s/></text:p>
          </table:table-cell>
          <table:table-cell office:value-type="string" table:style-name="ce3">
            <text:p>華聲</text:p>
          </table:table-cell>
          <table:table-cell office:value-type="float" office:value="18" table:style-name="ce6">
            <text:p>18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192" table:style-name="ce14">
            <text:p>2,192<text:s/></text:p>
          </table:table-cell>
          <table:table-cell office:value-type="float" office:value="4069" table:formula="of:=SUM([.J25:.K25])" table:style-name="ce6">
            <text:p>4,069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陣</text:p>
          </table:table-cell>
          <table:table-cell office:value-type="float" office:value="15" table:style-name="ce5">
            <text:p>15<text:s/></text:p>
          </table:table-cell>
          <table:table-cell office:value-type="float" office:value="1432" table:style-name="ce5">
            <text:p>1,432<text:s/></text:p>
          </table:table-cell>
          <table:table-cell office:value-type="float" office:value="1524" table:style-name="ce5">
            <text:p>1,524<text:s/></text:p>
          </table:table-cell>
          <table:table-cell office:value-type="float" office:value="1774" table:style-name="ce5">
            <text:p>1,774<text:s/></text:p>
          </table:table-cell>
          <table:table-cell office:value-type="float" office:value="3298" table:formula="of:=SUM([.D26:.E26])" table:style-name="ce5">
            <text:p>3,298<text:s/></text:p>
          </table:table-cell>
          <table:table-cell office:value-type="string" table:style-name="ce3">
            <text:p>車層</text:p>
          </table:table-cell>
          <table:table-cell office:value-type="float" office:value="26" table:style-name="ce6">
            <text:p>26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044" table:formula="of:=SUM([.J26:.K26])" table:style-name="ce6">
            <text:p>6,044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雲</text:p>
          </table:table-cell>
          <table:table-cell office:value-type="float" office:value="19" table:style-name="ce5">
            <text:p>19<text:s/></text:p>
          </table:table-cell>
          <table:table-cell office:value-type="float" office:value="1841" table:style-name="ce5">
            <text:p>1,841<text:s/></text:p>
          </table:table-cell>
          <table:table-cell office:value-type="float" office:value="2034" table:style-name="ce5">
            <text:p>2,034<text:s/></text:p>
          </table:table-cell>
          <table:table-cell office:value-type="float" office:value="2413" table:style-name="ce5">
            <text:p>2,413<text:s/></text:p>
          </table:table-cell>
          <table:table-cell office:value-type="float" office:value="4447" table:formula="of:=SUM([.D27:.E27])" table:style-name="ce5">
            <text:p>4,447<text:s/></text:p>
          </table:table-cell>
          <table:table-cell office:value-type="string" table:style-name="ce3">
            <text:p>光信</text:p>
          </table:table-cell>
          <table:table-cell office:value-type="float" office:value="30" table:style-name="ce6">
            <text:p>3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7223" table:formula="of:=SUM([.J27:.K27])" table:style-name="ce6">
            <text:p>7,223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龍生</text:p>
          </table:table-cell>
          <table:table-cell office:value-type="float" office:value="20" table:style-name="ce5">
            <text:p>20<text:s/></text:p>
          </table:table-cell>
          <table:table-cell office:value-type="float" office:value="2551" table:style-name="ce5">
            <text:p>2,551<text:s/></text:p>
          </table:table-cell>
          <table:table-cell office:value-type="float" office:value="3196" table:style-name="ce5">
            <text:p>3,196<text:s/></text:p>
          </table:table-cell>
          <table:table-cell office:value-type="float" office:value="3634" table:style-name="ce5">
            <text:p>3,634<text:s/></text:p>
          </table:table-cell>
          <table:table-cell office:value-type="float" office:value="6830" table:formula="of:=SUM([.D28:.E28])" table:style-name="ce5">
            <text:p>6,830<text:s/></text:p>
          </table:table-cell>
          <table:table-cell office:value-type="string" table:style-name="ce3">
            <text:p>學府</text:p>
          </table:table-cell>
          <table:table-cell office:value-type="float" office:value="17" table:style-name="ce6">
            <text:p>17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335" table:formula="of:=SUM([.J28:.K28])" table:style-name="ce6">
            <text:p>2,335<text:s/>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住安</text:p>
          </table:table-cell>
          <table:table-cell office:value-type="float" office:value="20" table:style-name="ce5">
            <text:p>20<text:s/></text:p>
          </table:table-cell>
          <table:table-cell office:value-type="float" office:value="2288" table:style-name="ce5">
            <text:p>2,288<text:s/></text:p>
          </table:table-cell>
          <table:table-cell office:value-type="float" office:value="2161" table:style-name="ce5">
            <text:p>2,161<text:s/></text:p>
          </table:table-cell>
          <table:table-cell office:value-type="float" office:value="2654" table:style-name="ce15">
            <text:p>2,654<text:s/></text:p>
          </table:table-cell>
          <table:table-cell office:value-type="float" office:value="4815" table:formula="of:=SUM([.D29:.E29])" table:style-name="ce5">
            <text:p>4,815<text:s/></text:p>
          </table:table-cell>
          <table:table-cell office:value-type="string" table:style-name="ce3">
            <text:p>總計</text:p>
          </table:table-cell>
          <table:table-cell office:value-type="float" office:value="1021" table:formula="of:=SUM([.B3:.B29])+SUM([.H3:.H28])" table:style-name="ce5">
            <text:p>1,021<text:s/></text:p>
          </table:table-cell>
          <table:table-cell office:value-type="float" office:value="119873" table:formula="of:=SUM([.C3:.C29])+SUM([.I3:.I28])" table:style-name="ce6">
            <text:p>119,873<text:s/></text:p>
          </table:table-cell>
          <table:table-cell office:value-type="float" office:value="134751" table:formula="of:=SUM([.D3:.D29])+SUM([.J3:.J28])" table:style-name="ce6">
            <text:p>134,751<text:s/></text:p>
          </table:table-cell>
          <table:table-cell office:value-type="float" office:value="156139" table:formula="of:=SUM([.E3:.E29])+SUM([.K3:.K28])" table:style-name="ce6">
            <text:p>156,139<text:s/></text:p>
          </table:table-cell>
          <table:table-cell office:value-type="float" office:value="290890" table:formula="of:=SUM([.F3:.F29])+SUM([.L3:.L28])" table:style-name="ce6">
            <text:p>290,890<text:s/>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說明：自103年2月起里鄰數係指戶籍登記資料（與行政區域編組之里鄰數無關）。</text:p>
          </table:table-cell>
          <table:table-cell table:number-columns-repeated="8" table:style-name="ce9"/>
          <table:table-cell table:style-name="ce12"/>
          <table:table-cell table:number-columns-repeated="2" table:style-name="ce9"/>
          <table:table-cell table:number-columns-repeated="16372"/>
        </table:table-row>
        <table:table-row table:style-name="ro2">
          <table:table-cell table:number-columns-repeated="2" table:style-name="ce1"/>
          <table:table-cell table:number-columns-repeated="2" table:style-name="ce10"/>
          <table:table-cell table:number-columns-repeated="4" table:style-name="ce1"/>
          <table:table-cell table:style-name="ce11"/>
          <table:table-cell table:style-name="ce13"/>
          <table:table-cell table:number-columns-repeated="16374" table:style-name="ce1"/>
        </table:table-row>
        <table:table-row table:style-name="ro2">
          <table:table-cell table:style-name="ce1"/>
          <table:table-cell table:style-name="ce10"/>
          <table:table-cell table:style-name="ce11"/>
          <table:table-cell table:number-columns-repeated="4" table:style-name="ce1"/>
          <table:table-cell table:style-name="ce11"/>
          <table:table-cell table:number-columns-repeated="16376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0" number:min-integer-digits="1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number:number-style style:name="N50P0">
      <number:number number:decimal-places="0" number:min-integer-digits="1" number:grouping="true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0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游彩霞</meta:initial-creator>
    <dc:creator>許毓庭</dc:creator>
    <meta:creation-date>2015-10-05T02:39:44Z</meta:creation-date>
    <dc:date>2023-11-01T03:19:22Z</dc:date>
    <meta:print-date>2018-03-06T03:42:27Z</meta:print-date>
  </office:meta>
</office:document-meta>
</file>